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weight="bold" style:font-weight-asian="bold" style:font-weight-complex="bold"/>
    </style:style>
    <style:style style:name="P67" style:family="paragraph" style:parent-style-name="Index_20_1">
      <style:paragraph-properties>
        <style:tab-stops>
          <style:tab-stop style:position="7.0807in" style:type="right"/>
        </style:tab-stops>
      </style:paragraph-properties>
    </style:style>
    <style:style style:name="P68" style:family="paragraph" style:parent-style-name="Index_20_Separator">
      <style:paragraph-properties>
        <style:tab-stops/>
      </style:paragraph-properties>
    </style:style>
    <style:style style:name="P69" style:family="paragraph" style:parent-style-name="Text_20_body" style:master-page-name="Standard">
      <style:paragraph-properties style:page-number="auto"/>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paragraph-properties fo:text-align="justify" style:justify-single-word="false"/>
    </style:style>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T15"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3566640" text:id="ct233566640">
          <text:insertion>
            <office:change-info>
              <dc:creator>Peter Camilleri</dc:creator>
              <dc:date>2015-04-25T23:41:00</dc:date>
            </office:change-info>
          </text:insertion>
        </text:changed-region>
        <text:changed-region xml:id="ct233566744" text:id="ct233566744">
          <text:insertion>
            <office:change-info>
              <dc:creator>Peter Camilleri</dc:creator>
              <dc:date>2015-04-25T23:42:00</dc:date>
            </office:change-info>
          </text:insertion>
        </text:changed-region>
        <text:changed-region xml:id="ct233575512" text:id="ct233575512">
          <text:insertion>
            <office:change-info>
              <dc:creator>Peter Camilleri</dc:creator>
              <dc:date>2015-04-26T13:40:00</dc:date>
            </office:change-info>
          </text:insertion>
        </text:changed-region>
        <text:changed-region xml:id="ct233575616" text:id="ct233575616">
          <text:insertion>
            <office:change-info>
              <dc:creator>Peter Camilleri</dc:creator>
              <dc:date>2015-04-26T13:39:00</dc:date>
            </office:change-info>
          </text:insertion>
        </text:changed-region>
        <text:changed-region xml:id="ct233575720" text:id="ct233575720">
          <text:insertion>
            <office:change-info>
              <dc:creator>Peter Camilleri</dc:creator>
              <dc:date>2015-04-26T13:40:00</dc:date>
            </office:change-info>
          </text:insertion>
        </text:changed-region>
        <text:changed-region xml:id="ct233576760" text:id="ct233576760">
          <text:insertion>
            <office:change-info>
              <dc:creator>Peter Camilleri</dc:creator>
              <dc:date>2015-04-26T13:46:00</dc:date>
            </office:change-info>
          </text:insertion>
        </text:changed-region>
        <text:changed-region xml:id="ct233576864" text:id="ct233576864">
          <text:insertion>
            <office:change-info>
              <dc:creator>Peter Camilleri</dc:creator>
              <dc:date>2015-04-26T13:47:00</dc:date>
            </office:change-info>
          </text:insertion>
        </text:changed-region>
        <text:changed-region xml:id="ct231978752" text:id="ct231978752">
          <text:insertion>
            <office:change-info>
              <dc:creator>Peter Camilleri</dc:creator>
              <dc:date>2015-04-25T13:09:00</dc:date>
            </office:change-info>
          </text:insertion>
        </text:changed-region>
        <text:changed-region xml:id="ct231978856" text:id="ct231978856">
          <text:insertion>
            <office:change-info>
              <dc:creator>Peter Camilleri</dc:creator>
              <dc:date>2015-04-25T13:10:00</dc:date>
            </office:change-info>
          </text:insertion>
        </text:changed-region>
        <text:changed-region xml:id="ct231979064" text:id="ct231979064">
          <text:insertion>
            <office:change-info>
              <dc:creator>Peter Camilleri</dc:creator>
              <dc:date>2015-04-25T13:11:00</dc:date>
            </office:change-info>
          </text:insertion>
        </text:changed-region>
        <text:changed-region xml:id="ct231979168" text:id="ct231979168">
          <text:deletion>
            <office:change-info>
              <dc:creator>Peter Camilleri</dc:creator>
              <dc:date>2015-04-25T13:26:00</dc:date>
            </office:change-info>
            <text:p text:style-name="Text_20_body">.even?</text:p>
          </text:deletion>
        </text:changed-region>
        <text:changed-region xml:id="ct231979272" text:id="ct231979272">
          <text:insertion>
            <office:change-info>
              <dc:creator>Peter Camilleri</dc:creator>
              <dc:date>2015-04-25T13:25:00</dc:date>
            </office:change-info>
          </text:insertion>
        </text:changed-region>
        <text:changed-region xml:id="ct231979376" text:id="ct231979376">
          <text:insertion>
            <office:change-info>
              <dc:creator>Peter Camilleri</dc:creator>
              <dc:date>2015-04-25T13:25:00</dc:date>
            </office:change-info>
          </text:insertion>
        </text:changed-region>
        <text:changed-region xml:id="ct231979480" text:id="ct231979480">
          <text:insertion>
            <office:change-info>
              <dc:creator>Peter Camilleri</dc:creator>
              <dc:date>2015-04-25T13:25:00</dc:date>
            </office:change-info>
          </text:insertion>
        </text:changed-region>
        <text:changed-region xml:id="ct231979584" text:id="ct231979584">
          <text:insertion>
            <office:change-info>
              <dc:creator>Peter Camilleri</dc:creator>
              <dc:date>2015-04-25T13:25:00</dc:date>
            </office:change-info>
          </text:insertion>
        </text:changed-region>
        <text:changed-region xml:id="ct231979688" text:id="ct231979688">
          <text:insertion>
            <office:change-info>
              <dc:creator>Peter Camilleri</dc:creator>
              <dc:date>2015-04-25T13:25:00</dc:date>
            </office:change-info>
          </text:insertion>
        </text:changed-region>
        <text:changed-region xml:id="ct231979792" text:id="ct231979792">
          <text:insertion>
            <office:change-info>
              <dc:creator>Peter Camilleri</dc:creator>
              <dc:date>2015-04-25T13:27:00</dc:date>
            </office:change-info>
          </text:insertion>
        </text:changed-region>
        <text:changed-region xml:id="ct231979896" text:id="ct231979896">
          <text:insertion>
            <office:change-info>
              <dc:creator>Peter Camilleri</dc:creator>
              <dc:date>2015-04-25T13:27:00</dc:date>
            </office:change-info>
          </text:insertion>
        </text:changed-region>
        <text:changed-region xml:id="ct231980000" text:id="ct231980000">
          <text:deletion>
            <office:change-info>
              <dc:creator>Peter Camilleri</dc:creator>
              <dc:date>2015-04-25T13:29:00</dc:date>
            </office:change-info>
            <text:p text:style-name="Text_20_body">.gcd</text:p>
          </text:deletion>
        </text:changed-region>
        <text:changed-region xml:id="ct231980104" text:id="ct231980104">
          <text:insertion>
            <office:change-info>
              <dc:creator>Peter Camilleri</dc:creator>
              <dc:date>2015-04-25T13:25:00</dc:date>
            </office:change-info>
          </text:insertion>
        </text:changed-region>
        <text:changed-region xml:id="ct231980208" text:id="ct231980208">
          <text:deletion>
            <office:change-info>
              <dc:creator>Peter Camilleri</dc:creator>
              <dc:date>2015-04-25T13:31:00</dc:date>
            </office:change-info>
            <text:p text:style-name="Text_20_body">.lcm</text:p>
          </text:deletion>
        </text:changed-region>
        <text:changed-region xml:id="ct231980312" text:id="ct231980312">
          <text:insertion>
            <office:change-info>
              <dc:creator>Peter Camilleri</dc:creator>
              <dc:date>2015-04-25T13:25:00</dc:date>
            </office:change-info>
          </text:insertion>
        </text:changed-region>
        <text:changed-region xml:id="ct231980520" text:id="ct231980520">
          <text:deletion>
            <office:change-info>
              <dc:creator>Peter Camilleri</dc:creator>
              <dc:date>2015-04-25T13:39:00</dc:date>
            </office:change-info>
            <text:p text:style-name="Text_20_body"/>
            <text:p text:style-name="Text_20_body"/>
          </text:deletion>
        </text:changed-region>
        <text:changed-region xml:id="ct231980416" text:id="ct231980416">
          <text:deletion>
            <office:change-info>
              <dc:creator>Peter Camilleri</dc:creator>
              <dc:date>2015-04-25T13:37:00</dc:date>
            </office:change-info>
            <text:p text:style-name="Text_20_body">.odd?</text:p>
          </text:deletion>
        </text:changed-region>
        <text:changed-region xml:id="ct231980624" text:id="ct231980624">
          <text:insertion>
            <office:change-info>
              <dc:creator>Peter Camilleri</dc:creator>
              <dc:date>2015-04-25T13:25:00</dc:date>
            </office:change-info>
          </text:insertion>
        </text:changed-region>
        <text:changed-region xml:id="ct231980728" text:id="ct231980728">
          <text:deletion>
            <office:change-info>
              <dc:creator>Peter Camilleri</dc:creator>
              <dc:date>2015-04-25T13:41:00</dc:date>
            </office:change-info>
            <text:p text:style-name="Text_20_body">2*</text:p>
          </text:deletion>
        </text:changed-region>
        <text:changed-region xml:id="ct231980832" text:id="ct231980832">
          <text:insertion>
            <office:change-info>
              <dc:creator>Peter Camilleri</dc:creator>
              <dc:date>2015-04-25T13:24:00</dc:date>
            </office:change-info>
          </text:insertion>
        </text:changed-region>
        <text:changed-region xml:id="ct231980936" text:id="ct231980936">
          <text:insertion>
            <office:change-info>
              <dc:creator>Peter Camilleri</dc:creator>
              <dc:date>2015-04-25T13:25:00</dc:date>
            </office:change-info>
          </text:insertion>
        </text:changed-region>
        <text:changed-region xml:id="ct231981040" text:id="ct231981040">
          <text:insertion>
            <office:change-info>
              <dc:creator>Peter Camilleri</dc:creator>
              <dc:date>2015-04-25T13:42:00</dc:date>
            </office:change-info>
          </text:insertion>
        </text:changed-region>
        <text:changed-region xml:id="ct231981144" text:id="ct231981144">
          <text:insertion>
            <office:change-info>
              <dc:creator>Peter Camilleri</dc:creator>
              <dc:date>2015-04-25T13:25:00</dc:date>
            </office:change-info>
          </text:insertion>
        </text:changed-region>
        <text:changed-region xml:id="ct231981248" text:id="ct231981248">
          <text:insertion>
            <office:change-info>
              <dc:creator>Peter Camilleri</dc:creator>
              <dc:date>2015-04-25T13:25:00</dc:date>
            </office:change-info>
          </text:insertion>
        </text:changed-region>
        <text:changed-region xml:id="ct231981352" text:id="ct231981352">
          <text:insertion>
            <office:change-info>
              <dc:creator>Peter Camilleri</dc:creator>
              <dc:date>2015-04-25T13:42:00</dc:date>
            </office:change-info>
          </text:insertion>
        </text:changed-region>
        <text:changed-region xml:id="ct231981456" text:id="ct231981456">
          <text:insertion>
            <office:change-info>
              <dc:creator>Peter Camilleri</dc:creator>
              <dc:date>2015-04-25T13:42:00</dc:date>
            </office:change-info>
          </text:insertion>
        </text:changed-region>
        <text:changed-region xml:id="ct231981560" text:id="ct231981560">
          <text:deletion>
            <office:change-info>
              <dc:creator>Peter Camilleri</dc:creator>
              <dc:date>2015-04-25T13:42:00</dc:date>
            </office:change-info>
            <text:p text:style-name="Text_20_body">2/</text:p>
          </text:deletion>
        </text:changed-region>
        <text:changed-region xml:id="ct231981664" text:id="ct231981664">
          <text:insertion>
            <office:change-info>
              <dc:creator>Peter Camilleri</dc:creator>
              <dc:date>2015-04-25T13:25:00</dc:date>
            </office:change-info>
          </text:insertion>
        </text:changed-region>
        <text:changed-region xml:id="ct233562896" text:id="ct233562896">
          <text:deletion>
            <office:change-info>
              <dc:creator>Peter Camilleri</dc:creator>
              <dc:date>2015-04-25T13:46:00</dc:date>
            </office:change-info>
            <text:p text:style-name="Standard"/>
            <text:p text:style-name="Text_20_body">&lt;&lt;</text:p>
          </text:deletion>
        </text:changed-region>
        <text:changed-region xml:id="ct233563000" text:id="ct233563000">
          <text:insertion>
            <office:change-info>
              <dc:creator>Peter Camilleri</dc:creator>
              <dc:date>2015-04-25T13:25:00</dc:date>
            </office:change-info>
          </text:insertion>
        </text:changed-region>
        <text:changed-region xml:id="ct233563104" text:id="ct233563104">
          <text:deletion>
            <office:change-info>
              <dc:creator>Peter Camilleri</dc:creator>
              <dc:date>2015-04-25T13:55:00</dc:date>
            </office:change-info>
            <text:p text:style-name="Standard"/>
            <text:p text:style-name="Text_20_body">&gt;&gt;</text:p>
          </text:deletion>
        </text:changed-region>
        <text:changed-region xml:id="ct233563208" text:id="ct233563208">
          <text:insertion>
            <office:change-info>
              <dc:creator>Peter Camilleri</dc:creator>
              <dc:date>2015-04-25T13:25:00</dc:date>
            </office:change-info>
          </text:insertion>
        </text:changed-region>
        <text:changed-region xml:id="ct233563312" text:id="ct233563312">
          <text:deletion>
            <office:change-info>
              <dc:creator>Peter Camilleri</dc:creator>
              <dc:date>2015-04-25T14:29:00</dc:date>
            </office:change-info>
            <text:p text:style-name="Standard"/>
            <text:p text:style-name="Text_20_body">and</text:p>
          </text:deletion>
        </text:changed-region>
        <text:changed-region xml:id="ct233563416" text:id="ct233563416">
          <text:insertion>
            <office:change-info>
              <dc:creator>Peter Camilleri</dc:creator>
              <dc:date>2015-04-25T13:25:00</dc:date>
            </office:change-info>
          </text:insertion>
        </text:changed-region>
        <text:changed-region xml:id="ct233563520" text:id="ct233563520">
          <text:deletion>
            <office:change-info>
              <dc:creator>Peter Camilleri</dc:creator>
              <dc:date>2015-04-25T14:31:00</dc:date>
            </office:change-info>
            <text:p text:style-name="Text_20_body"/>
            <text:p text:style-name="Text_20_body">com</text:p>
          </text:deletion>
        </text:changed-region>
        <text:changed-region xml:id="ct233563624" text:id="ct233563624">
          <text:insertion>
            <office:change-info>
              <dc:creator>Peter Camilleri</dc:creator>
              <dc:date>2015-04-25T13:25:00</dc:date>
            </office:change-info>
          </text:insertion>
        </text:changed-region>
        <text:changed-region xml:id="ct233563728" text:id="ct233563728">
          <text:deletion>
            <office:change-info>
              <dc:creator>Peter Camilleri</dc:creator>
              <dc:date>2015-04-25T14:33:00</dc:date>
            </office:change-info>
            <text:p text:style-name="Text_20_body"/>
            <text:p text:style-name="Text_20_body">or</text:p>
          </text:deletion>
        </text:changed-region>
        <text:changed-region xml:id="ct233563832" text:id="ct233563832">
          <text:insertion>
            <office:change-info>
              <dc:creator>Peter Camilleri</dc:creator>
              <dc:date>2015-04-25T13:25:00</dc:date>
            </office:change-info>
          </text:insertion>
        </text:changed-region>
        <text:changed-region xml:id="ct233563936" text:id="ct233563936">
          <text:insertion>
            <office:change-info>
              <dc:creator>Peter Camilleri</dc:creator>
              <dc:date>2015-04-25T14:34:00</dc:date>
            </office:change-info>
          </text:insertion>
        </text:changed-region>
        <text:changed-region xml:id="ct233564040" text:id="ct233564040">
          <text:insertion>
            <office:change-info>
              <dc:creator>Peter Camilleri</dc:creator>
              <dc:date>2015-04-25T13:25:00</dc:date>
            </office:change-info>
          </text:insertion>
        </text:changed-region>
        <text:changed-region xml:id="ct233564144" text:id="ct233564144">
          <text:insertion>
            <office:change-info>
              <dc:creator>Peter Camilleri</dc:creator>
              <dc:date>2015-04-25T13:25:00</dc:date>
            </office:change-info>
          </text:insertion>
        </text:changed-region>
        <text:changed-region xml:id="ct233564248" text:id="ct233564248">
          <text:insertion>
            <office:change-info>
              <dc:creator>Peter Camilleri</dc:creator>
              <dc:date>2015-04-25T14:35:00</dc:date>
            </office:change-info>
          </text:insertion>
        </text:changed-region>
        <text:changed-region xml:id="ct233564352" text:id="ct233564352">
          <text:insertion>
            <office:change-info>
              <dc:creator>Peter Camilleri</dc:creator>
              <dc:date>2015-04-25T14:35:00</dc:date>
            </office:change-info>
          </text:insertion>
        </text:changed-region>
        <text:changed-region xml:id="ct233564456" text:id="ct233564456">
          <text:deletion>
            <office:change-info>
              <dc:creator>Peter Camilleri</dc:creator>
              <dc:date>2015-04-25T14:35:00</dc:date>
            </office:change-info>
            <text:p text:style-name="Standard"/>
            <text:p text:style-name="Text_20_body">xor</text:p>
          </text:deletion>
        </text:changed-region>
        <text:changed-region xml:id="ct233564560" text:id="ct233564560">
          <text:insertion>
            <office:change-info>
              <dc:creator>Peter Camilleri</dc:creator>
              <dc:date>2015-04-25T13:25:00</dc:date>
            </office:change-info>
          </text:insertion>
        </text:changed-region>
        <text:changed-region xml:id="ct233564664" text:id="ct233564664">
          <text:insertion>
            <office:change-info>
              <dc:creator>Peter Camilleri</dc:creator>
              <dc:date>2015-04-25T15:11:00</dc:date>
            </office:change-info>
          </text:insertion>
        </text:changed-region>
        <text:changed-region xml:id="ct233564768" text:id="ct233564768">
          <text:insertion>
            <office:change-info>
              <dc:creator>Peter Camilleri</dc:creator>
              <dc:date>2015-04-25T15:09:00</dc:date>
            </office:change-info>
          </text:insertion>
        </text:changed-region>
        <text:changed-region xml:id="ct233564872" text:id="ct233564872">
          <text:insertion>
            <office:change-info>
              <dc:creator>Peter Camilleri</dc:creator>
              <dc:date>2015-04-25T15:09:00</dc:date>
            </office:change-info>
          </text:insertion>
        </text:changed-region>
        <text:changed-region xml:id="ct233564976" text:id="ct233564976">
          <text:insertion>
            <office:change-info>
              <dc:creator>Peter Camilleri</dc:creator>
              <dc:date>2015-04-25T15:09:00</dc:date>
            </office:change-info>
          </text:insertion>
        </text:changed-region>
        <text:changed-region xml:id="ct233565080" text:id="ct233565080">
          <text:insertion>
            <office:change-info>
              <dc:creator>Peter Camilleri</dc:creator>
              <dc:date>2015-04-25T15:10:00</dc:date>
            </office:change-info>
          </text:insertion>
        </text:changed-region>
        <text:changed-region xml:id="ct233565184" text:id="ct233565184">
          <text:insertion>
            <office:change-info>
              <dc:creator>Peter Camilleri</dc:creator>
              <dc:date>2015-04-25T15:10:00</dc:date>
            </office:change-info>
          </text:insertion>
        </text:changed-region>
        <text:changed-region xml:id="ct233565288" text:id="ct233565288">
          <text:insertion>
            <office:change-info>
              <dc:creator>Peter Camilleri</dc:creator>
              <dc:date>2015-04-25T15:10:00</dc:date>
            </office:change-info>
          </text:insertion>
        </text:changed-region>
        <text:changed-region xml:id="ct233565392" text:id="ct233565392">
          <text:insertion>
            <office:change-info>
              <dc:creator>Peter Camilleri</dc:creator>
              <dc:date>2015-04-25T15:10:00</dc:date>
            </office:change-info>
          </text:insertion>
        </text:changed-region>
        <text:changed-region xml:id="ct233565496" text:id="ct233565496">
          <text:insertion>
            <office:change-info>
              <dc:creator>Peter Camilleri</dc:creator>
              <dc:date>2015-04-25T15:10:00</dc:date>
            </office:change-info>
          </text:insertion>
        </text:changed-region>
        <text:changed-region xml:id="ct233565600" text:id="ct233565600">
          <text:insertion>
            <office:change-info>
              <dc:creator>Peter Camilleri</dc:creator>
              <dc:date>2015-04-25T15:10:00</dc:date>
            </office:change-info>
          </text:insertion>
        </text:changed-region>
        <text:changed-region xml:id="ct233565704" text:id="ct233565704">
          <text:insertion>
            <office:change-info>
              <dc:creator>Peter Camilleri</dc:creator>
              <dc:date>2015-04-25T15:10:00</dc:date>
            </office:change-info>
          </text:insertion>
        </text:changed-region>
        <text:changed-region xml:id="ct233565808" text:id="ct233565808">
          <text:insertion>
            <office:change-info>
              <dc:creator>Peter Camilleri</dc:creator>
              <dc:date>2015-04-25T15:10:00</dc:date>
            </office:change-info>
          </text:insertion>
        </text:changed-region>
        <text:changed-region xml:id="ct233565912" text:id="ct233565912">
          <text:deletion>
            <office:change-info>
              <dc:creator>Peter Camilleri</dc:creator>
              <dc:date>2015-04-25T17:35:00</dc:date>
            </office:change-info>
            <text:p text:style-name="P1">Ipsum lorem</text:p>
          </text:deletion>
        </text:changed-region>
        <text:changed-region xml:id="ct233566016" text:id="ct233566016">
          <text:insertion>
            <office:change-info>
              <dc:creator>Peter Camilleri</dc:creator>
              <dc:date>2015-04-25T17:35:00</dc:date>
            </office:change-info>
          </text:insertion>
        </text:changed-region>
        <text:changed-region xml:id="ct233566120" text:id="ct233566120">
          <text:insertion>
            <office:change-info>
              <dc:creator>Peter Camilleri</dc:creator>
              <dc:date>2015-04-25T17:36:00</dc:date>
            </office:change-info>
          </text:insertion>
        </text:changed-region>
        <text:changed-region xml:id="ct233566224" text:id="ct233566224">
          <text:insertion>
            <office:change-info>
              <dc:creator>Peter Camilleri</dc:creator>
              <dc:date>2015-04-25T17:37:00</dc:date>
            </office:change-info>
          </text:insertion>
        </text:changed-region>
        <text:changed-region xml:id="ct233566328" text:id="ct233566328">
          <text:insertion>
            <office:change-info>
              <dc:creator>Peter Camilleri</dc:creator>
              <dc:date>2015-04-25T18:11:00</dc:date>
            </office:change-info>
          </text:insertion>
        </text:changed-region>
        <text:changed-region xml:id="ct233566432" text:id="ct233566432">
          <text:insertion>
            <office:change-info>
              <dc:creator>Peter Camilleri</dc:creator>
              <dc:date>2015-04-25T18:12:00</dc:date>
            </office:change-info>
          </text:insertion>
        </text:changed-region>
        <text:changed-region xml:id="ct233566536" text:id="ct233566536">
          <text:insertion>
            <office:change-info>
              <dc:creator>Peter Camilleri</dc:creator>
              <dc:date>2015-04-25T18:14:00</dc:date>
            </office:change-info>
          </text:insertion>
        </text:changed-region>
        <text:changed-region xml:id="ct233566848" text:id="ct233566848">
          <text:insertion>
            <office:change-info>
              <dc:creator>Peter Camilleri</dc:creator>
              <dc:date>2015-04-25T18:13:00</dc:date>
            </office:change-info>
          </text:insertion>
        </text:changed-region>
        <text:changed-region xml:id="ct233566992" text:id="ct233566992">
          <text:deletion>
            <office:change-info>
              <dc:creator>Peter Camilleri</dc:creator>
              <dc:date>2015-04-25T17:45:00</dc:date>
            </office:change-info>
            <text:p text:style-name="Text_20_body"/>
            <text:p text:style-name="Text_20_body">*</text:p>
          </text:deletion>
        </text:changed-region>
        <text:changed-region xml:id="ct233567096" text:id="ct233567096">
          <text:insertion>
            <office:change-info>
              <dc:creator>Peter Camilleri</dc:creator>
              <dc:date>2015-04-25T17:38:00</dc:date>
            </office:change-info>
          </text:insertion>
        </text:changed-region>
        <text:changed-region xml:id="ct233567200" text:id="ct233567200">
          <text:deletion>
            <office:change-info>
              <dc:creator>Peter Camilleri</dc:creator>
              <dc:date>2015-04-25T18:16:00</dc:date>
            </office:change-info>
            <text:p text:style-name="Standard"/>
            <text:p text:style-name="Text_20_body">**</text:p>
          </text:deletion>
        </text:changed-region>
        <text:changed-region xml:id="ct233567304" text:id="ct233567304">
          <text:insertion>
            <office:change-info>
              <dc:creator>Peter Camilleri</dc:creator>
              <dc:date>2015-04-25T17:38:00</dc:date>
            </office:change-info>
          </text:insertion>
        </text:changed-region>
        <text:changed-region xml:id="ct233567408" text:id="ct233567408">
          <text:insertion>
            <office:change-info>
              <dc:creator>Peter Camilleri</dc:creator>
              <dc:date>2015-04-25T22:45:00</dc:date>
            </office:change-info>
          </text:insertion>
        </text:changed-region>
        <text:changed-region xml:id="ct233567512" text:id="ct233567512">
          <text:insertion>
            <office:change-info>
              <dc:creator>Peter Camilleri</dc:creator>
              <dc:date>2015-04-25T22:46:00</dc:date>
            </office:change-info>
          </text:insertion>
        </text:changed-region>
        <text:changed-region xml:id="ct233567616" text:id="ct233567616">
          <text:insertion>
            <office:change-info>
              <dc:creator>Peter Camilleri</dc:creator>
              <dc:date>2015-04-25T17:38:00</dc:date>
            </office:change-info>
          </text:insertion>
        </text:changed-region>
        <text:changed-region xml:id="ct233567720" text:id="ct233567720">
          <text:insertion>
            <office:change-info>
              <dc:creator>Peter Camilleri</dc:creator>
              <dc:date>2015-04-25T17:38:00</dc:date>
            </office:change-info>
          </text:insertion>
        </text:changed-region>
        <text:changed-region xml:id="ct233567824" text:id="ct233567824">
          <text:insertion>
            <office:change-info>
              <dc:creator>Peter Camilleri</dc:creator>
              <dc:date>2015-04-25T17:38:00</dc:date>
            </office:change-info>
          </text:insertion>
        </text:changed-region>
        <text:changed-region xml:id="ct233567928" text:id="ct233567928">
          <text:insertion>
            <office:change-info>
              <dc:creator>Peter Camilleri</dc:creator>
              <dc:date>2015-04-25T17:38:00</dc:date>
            </office:change-info>
          </text:insertion>
        </text:changed-region>
        <text:changed-region xml:id="ct233568032" text:id="ct233568032">
          <text:insertion>
            <office:change-info>
              <dc:creator>Peter Camilleri</dc:creator>
              <dc:date>2015-04-25T17:38:00</dc:date>
            </office:change-info>
          </text:insertion>
        </text:changed-region>
        <text:changed-region xml:id="ct233568136" text:id="ct233568136">
          <text:insertion>
            <office:change-info>
              <dc:creator>Peter Camilleri</dc:creator>
              <dc:date>2015-04-25T17:38:00</dc:date>
            </office:change-info>
          </text:insertion>
        </text:changed-region>
        <text:changed-region xml:id="ct233568240" text:id="ct233568240">
          <text:insertion>
            <office:change-info>
              <dc:creator>Peter Camilleri</dc:creator>
              <dc:date>2015-04-25T17:38:00</dc:date>
            </office:change-info>
          </text:insertion>
        </text:changed-region>
        <text:changed-region xml:id="ct233568344" text:id="ct233568344">
          <text:insertion>
            <office:change-info>
              <dc:creator>Peter Camilleri</dc:creator>
              <dc:date>2015-04-25T22:38:00</dc:date>
            </office:change-info>
          </text:insertion>
        </text:changed-region>
        <text:changed-region xml:id="ct233568448" text:id="ct233568448">
          <text:insertion>
            <office:change-info>
              <dc:creator>Peter Camilleri</dc:creator>
              <dc:date>2015-04-25T22:38:00</dc:date>
            </office:change-info>
          </text:insertion>
        </text:changed-region>
        <text:changed-region xml:id="ct233568552" text:id="ct233568552">
          <text:deletion>
            <office:change-info>
              <dc:creator>Peter Camilleri</dc:creator>
              <dc:date>2015-04-25T22:48:00</dc:date>
            </office:change-info>
            <text:p text:style-name="Text_20_body">+</text:p>
          </text:deletion>
        </text:changed-region>
        <text:changed-region xml:id="ct233568656" text:id="ct233568656">
          <text:insertion>
            <office:change-info>
              <dc:creator>Peter Camilleri</dc:creator>
              <dc:date>2015-04-25T17:38:00</dc:date>
            </office:change-info>
          </text:insertion>
        </text:changed-region>
        <text:changed-region xml:id="ct233568760" text:id="ct233568760">
          <text:insertion>
            <office:change-info>
              <dc:creator>Peter Camilleri</dc:creator>
              <dc:date>2015-04-25T17:38:00</dc:date>
            </office:change-info>
          </text:insertion>
        </text:changed-region>
        <text:changed-region xml:id="ct233568864" text:id="ct233568864">
          <text:insertion>
            <office:change-info>
              <dc:creator>Peter Camilleri</dc:creator>
              <dc:date>2015-04-25T17:38:00</dc:date>
            </office:change-info>
          </text:insertion>
        </text:changed-region>
        <text:changed-region xml:id="ct233568968" text:id="ct233568968">
          <text:insertion>
            <office:change-info>
              <dc:creator>Peter Camilleri</dc:creator>
              <dc:date>2015-04-25T17:38:00</dc:date>
            </office:change-info>
          </text:insertion>
        </text:changed-region>
        <text:changed-region xml:id="ct233569072" text:id="ct233569072">
          <text:insertion>
            <office:change-info>
              <dc:creator>Peter Camilleri</dc:creator>
              <dc:date>2015-04-25T17:38:00</dc:date>
            </office:change-info>
          </text:insertion>
        </text:changed-region>
        <text:changed-region xml:id="ct233569176" text:id="ct233569176">
          <text:insertion>
            <office:change-info>
              <dc:creator>Peter Camilleri</dc:creator>
              <dc:date>2015-04-26T10:10:00</dc:date>
            </office:change-info>
          </text:insertion>
        </text:changed-region>
        <text:changed-region xml:id="ct233569280" text:id="ct233569280">
          <text:insertion>
            <office:change-info>
              <dc:creator>Peter Camilleri</dc:creator>
              <dc:date>2015-04-26T10:10:00</dc:date>
            </office:change-info>
          </text:insertion>
        </text:changed-region>
        <text:changed-region xml:id="ct233569384" text:id="ct233569384">
          <text:insertion>
            <office:change-info>
              <dc:creator>Peter Camilleri</dc:creator>
              <dc:date>2015-04-25T17:38:00</dc:date>
            </office:change-info>
          </text:insertion>
        </text:changed-region>
        <text:changed-region xml:id="ct233569488" text:id="ct233569488">
          <text:insertion>
            <office:change-info>
              <dc:creator>Peter Camilleri</dc:creator>
              <dc:date>2015-04-26T10:09:00</dc:date>
            </office:change-info>
          </text:insertion>
        </text:changed-region>
        <text:changed-region xml:id="ct233569592" text:id="ct233569592">
          <text:insertion>
            <office:change-info>
              <dc:creator>Peter Camilleri</dc:creator>
              <dc:date>2015-04-26T10:09:00</dc:date>
            </office:change-info>
          </text:insertion>
        </text:changed-region>
        <text:changed-region xml:id="ct233569696" text:id="ct233569696">
          <text:insertion>
            <office:change-info>
              <dc:creator>Peter Camilleri</dc:creator>
              <dc:date>2015-04-26T10:09:00</dc:date>
            </office:change-info>
          </text:insertion>
        </text:changed-region>
        <text:changed-region xml:id="ct233569800" text:id="ct233569800">
          <text:insertion>
            <office:change-info>
              <dc:creator>Peter Camilleri</dc:creator>
              <dc:date>2015-04-26T10:11:00</dc:date>
            </office:change-info>
          </text:insertion>
        </text:changed-region>
        <text:changed-region xml:id="ct233569904" text:id="ct233569904">
          <text:insertion>
            <office:change-info>
              <dc:creator>Peter Camilleri</dc:creator>
              <dc:date>2015-04-26T10:10:00</dc:date>
            </office:change-info>
          </text:insertion>
        </text:changed-region>
        <text:changed-region xml:id="ct233570008" text:id="ct233570008">
          <text:deletion>
            <office:change-info>
              <dc:creator>Peter Camilleri</dc:creator>
              <dc:date>2015-04-25T22:49:00</dc:date>
            </office:change-info>
            <text:p text:style-name="Text_20_body"/>
            <text:p text:style-name="Text_20_body">-</text:p>
          </text:deletion>
        </text:changed-region>
        <text:changed-region xml:id="ct233570112" text:id="ct233570112">
          <text:insertion>
            <office:change-info>
              <dc:creator>Peter Camilleri</dc:creator>
              <dc:date>2015-04-25T17:38:00</dc:date>
            </office:change-info>
          </text:insertion>
        </text:changed-region>
        <text:changed-region xml:id="ct233570320" text:id="ct233570320">
          <text:deletion>
            <office:change-info>
              <dc:creator>Peter Camilleri</dc:creator>
              <dc:date>2015-04-25T22:49:00</dc:date>
            </office:change-info>
            <text:p text:style-name="Text_20_body">.1/x</text:p>
          </text:deletion>
        </text:changed-region>
        <text:changed-region xml:id="ct233570216" text:id="ct233570216">
          <text:deletion>
            <office:change-info>
              <dc:creator>Peter Camilleri</dc:creator>
              <dc:date>2015-04-25T22:50:00</dc:date>
            </office:change-info>
            <text:p text:style-name="Text_20_body"/>
            <text:p text:style-name="Text_20_body"/>
          </text:deletion>
        </text:changed-region>
        <text:changed-region xml:id="ct233570424" text:id="ct233570424">
          <text:insertion>
            <office:change-info>
              <dc:creator>Peter Camilleri</dc:creator>
              <dc:date>2015-04-25T17:38:00</dc:date>
            </office:change-info>
          </text:insertion>
        </text:changed-region>
        <text:changed-region xml:id="ct233570528" text:id="ct233570528">
          <text:deletion>
            <office:change-info>
              <dc:creator>Peter Camilleri</dc:creator>
              <dc:date>2015-04-25T22:52:00</dc:date>
            </office:change-info>
            <text:p text:style-name="Text_20_body"/>
            <text:p text:style-name="Text_20_body">.10**</text:p>
          </text:deletion>
        </text:changed-region>
        <text:changed-region xml:id="ct233570632" text:id="ct233570632">
          <text:insertion>
            <office:change-info>
              <dc:creator>Peter Camilleri</dc:creator>
              <dc:date>2015-04-25T17:38:00</dc:date>
            </office:change-info>
          </text:insertion>
        </text:changed-region>
        <text:changed-region xml:id="ct233570736" text:id="ct233570736">
          <text:deletion>
            <office:change-info>
              <dc:creator>Peter Camilleri</dc:creator>
              <dc:date>2015-04-25T23:06:00</dc:date>
            </office:change-info>
            <text:p text:style-name="Text_20_body"/>
            <text:p text:style-name="Text_20_body">.2**</text:p>
          </text:deletion>
        </text:changed-region>
        <text:changed-region xml:id="ct233570840" text:id="ct233570840">
          <text:insertion>
            <office:change-info>
              <dc:creator>Peter Camilleri</dc:creator>
              <dc:date>2015-04-25T17:38:00</dc:date>
            </office:change-info>
          </text:insertion>
        </text:changed-region>
        <text:changed-region xml:id="ct233575096" text:id="ct233575096">
          <text:deletion>
            <office:change-info>
              <dc:creator>Peter Camilleri</dc:creator>
              <dc:date>2015-04-25T23:06:00</dc:date>
            </office:change-info>
            <text:p text:style-name="Text_20_body">.abs</text:p>
          </text:deletion>
        </text:changed-region>
        <text:changed-region xml:id="ct233570944" text:id="ct233570944">
          <text:deletion>
            <office:change-info>
              <dc:creator>Peter Camilleri</dc:creator>
              <dc:date>2015-04-25T23:07:00</dc:date>
            </office:change-info>
            <text:p text:style-name="Text_20_body"/>
            <text:p text:style-name="Text_20_body"/>
          </text:deletion>
        </text:changed-region>
        <text:changed-region xml:id="ct233575200" text:id="ct233575200">
          <text:insertion>
            <office:change-info>
              <dc:creator>Peter Camilleri</dc:creator>
              <dc:date>2015-04-25T17:38:00</dc:date>
            </office:change-info>
          </text:insertion>
        </text:changed-region>
        <text:changed-region xml:id="ct233575304" text:id="ct233575304">
          <text:deletion>
            <office:change-info>
              <dc:creator>Peter Camilleri</dc:creator>
              <dc:date>2015-04-25T23:07:00</dc:date>
            </office:change-info>
            <text:p text:style-name="Text_20_body"/>
            <text:p text:style-name="Text_20_body">.acos</text:p>
          </text:deletion>
        </text:changed-region>
        <text:changed-region xml:id="ct233575408" text:id="ct233575408">
          <text:insertion>
            <office:change-info>
              <dc:creator>Peter Camilleri</dc:creator>
              <dc:date>2015-04-25T17:38:00</dc:date>
            </office:change-info>
          </text:insertion>
        </text:changed-region>
        <text:changed-region xml:id="ct233575824" text:id="ct233575824">
          <text:insertion>
            <office:change-info>
              <dc:creator>Peter Camilleri</dc:creator>
              <dc:date>2015-04-26T13:39:00</dc:date>
            </office:change-info>
          </text:insertion>
        </text:changed-region>
        <text:changed-region xml:id="ct233575928" text:id="ct233575928">
          <text:insertion>
            <office:change-info>
              <dc:creator>Peter Camilleri</dc:creator>
              <dc:date>2015-04-26T13:38:00</dc:date>
            </office:change-info>
          </text:insertion>
        </text:changed-region>
        <text:changed-region xml:id="ct233576032" text:id="ct233576032">
          <text:insertion>
            <office:change-info>
              <dc:creator>Peter Camilleri</dc:creator>
              <dc:date>2015-04-25T17:38:00</dc:date>
            </office:change-info>
          </text:insertion>
        </text:changed-region>
        <text:changed-region xml:id="ct233576136" text:id="ct233576136">
          <text:insertion>
            <office:change-info>
              <dc:creator>Peter Camilleri</dc:creator>
              <dc:date>2015-04-25T17:38:00</dc:date>
            </office:change-info>
          </text:insertion>
        </text:changed-region>
        <text:changed-region xml:id="ct233576240" text:id="ct233576240">
          <text:insertion>
            <office:change-info>
              <dc:creator>Peter Camilleri</dc:creator>
              <dc:date>2015-04-26T13:45:00</dc:date>
            </office:change-info>
          </text:insertion>
        </text:changed-region>
        <text:changed-region xml:id="ct233576344" text:id="ct233576344">
          <text:insertion>
            <office:change-info>
              <dc:creator>Peter Camilleri</dc:creator>
              <dc:date>2015-04-26T13:45:00</dc:date>
            </office:change-info>
          </text:insertion>
        </text:changed-region>
        <text:changed-region xml:id="ct233576448" text:id="ct233576448">
          <text:insertion>
            <office:change-info>
              <dc:creator>Peter Camilleri</dc:creator>
              <dc:date>2015-04-26T13:45:00</dc:date>
            </office:change-info>
          </text:insertion>
        </text:changed-region>
        <text:changed-region xml:id="ct233576552" text:id="ct233576552">
          <text:insertion>
            <office:change-info>
              <dc:creator>Peter Camilleri</dc:creator>
              <dc:date>2015-04-26T13:45:00</dc:date>
            </office:change-info>
          </text:insertion>
        </text:changed-region>
        <text:changed-region xml:id="ct233576656" text:id="ct233576656">
          <text:deletion>
            <office:change-info>
              <dc:creator>Peter Camilleri</dc:creator>
              <dc:date>2015-04-25T23:09:00</dc:date>
            </office:change-info>
            <text:p text:style-name="Text_20_body"/>
            <text:p text:style-name="Text_20_body">.acosh</text:p>
          </text:deletion>
        </text:changed-region>
        <text:changed-region xml:id="ct233576968" text:id="ct233576968">
          <text:insertion>
            <office:change-info>
              <dc:creator>Peter Camilleri</dc:creator>
              <dc:date>2015-04-25T17:38:00</dc:date>
            </office:change-info>
          </text:insertion>
        </text:changed-region>
        <text:changed-region xml:id="ct233577072" text:id="ct233577072">
          <text:insertion>
            <office:change-info>
              <dc:creator>Peter Camilleri</dc:creator>
              <dc:date>2015-04-25T17:38:00</dc:date>
            </office:change-info>
          </text:insertion>
        </text:changed-region>
        <text:changed-region xml:id="ct233577176" text:id="ct233577176">
          <text:insertion>
            <office:change-info>
              <dc:creator>Peter Camilleri</dc:creator>
              <dc:date>2015-04-25T17:38:00</dc:date>
            </office:change-info>
          </text:insertion>
        </text:changed-region>
        <text:changed-region xml:id="ct233577280" text:id="ct233577280">
          <text:deletion>
            <office:change-info>
              <dc:creator>Peter Camilleri</dc:creator>
              <dc:date>2015-04-25T23:09:00</dc:date>
            </office:change-info>
            <text:p text:style-name="Text_20_body"/>
            <text:p text:style-name="Text_20_body">.angle</text:p>
          </text:deletion>
        </text:changed-region>
        <text:changed-region xml:id="ct233577384" text:id="ct233577384">
          <text:insertion>
            <office:change-info>
              <dc:creator>Peter Camilleri</dc:creator>
              <dc:date>2015-04-25T17:38:00</dc:date>
            </office:change-info>
          </text:insertion>
        </text:changed-region>
        <text:changed-region xml:id="ct233577488" text:id="ct233577488">
          <text:insertion>
            <office:change-info>
              <dc:creator>Peter Camilleri</dc:creator>
              <dc:date>2015-04-25T17:38:00</dc:date>
            </office:change-info>
          </text:insertion>
        </text:changed-region>
        <text:changed-region xml:id="ct233577592" text:id="ct233577592">
          <text:insertion>
            <office:change-info>
              <dc:creator>Peter Camilleri</dc:creator>
              <dc:date>2015-04-25T17:38:00</dc:date>
            </office:change-info>
          </text:insertion>
        </text:changed-region>
        <text:changed-region xml:id="ct233577696" text:id="ct233577696">
          <text:insertion>
            <office:change-info>
              <dc:creator>Peter Camilleri</dc:creator>
              <dc:date>2015-04-25T17:38:00</dc:date>
            </office:change-info>
          </text:insertion>
        </text:changed-region>
        <text:changed-region xml:id="ct233577800" text:id="ct233577800">
          <text:deletion>
            <office:change-info>
              <dc:creator>Peter Camilleri</dc:creator>
              <dc:date>2015-04-25T23:09:00</dc:date>
            </office:change-info>
            <text:p text:style-name="Text_20_body"/>
            <text:p text:style-name="Text_20_body">.asin</text:p>
          </text:deletion>
        </text:changed-region>
        <text:changed-region xml:id="ct233577904" text:id="ct233577904">
          <text:insertion>
            <office:change-info>
              <dc:creator>Peter Camilleri</dc:creator>
              <dc:date>2015-04-25T17:38:00</dc:date>
            </office:change-info>
          </text:insertion>
        </text:changed-region>
        <text:changed-region xml:id="ct233578008" text:id="ct233578008">
          <text:insertion>
            <office:change-info>
              <dc:creator>Peter Camilleri</dc:creator>
              <dc:date>2015-04-25T17:38:00</dc:date>
            </office:change-info>
          </text:insertion>
        </text:changed-region>
        <text:changed-region xml:id="ct233578112" text:id="ct233578112">
          <text:insertion>
            <office:change-info>
              <dc:creator>Peter Camilleri</dc:creator>
              <dc:date>2015-04-25T17:38:00</dc:date>
            </office:change-info>
          </text:insertion>
        </text:changed-region>
        <text:changed-region xml:id="ct233578216" text:id="ct233578216">
          <text:insertion>
            <office:change-info>
              <dc:creator>Peter Camilleri</dc:creator>
              <dc:date>2015-04-25T17:38:00</dc:date>
            </office:change-info>
          </text:insertion>
        </text:changed-region>
        <text:changed-region xml:id="ct233578320" text:id="ct233578320">
          <text:insertion>
            <office:change-info>
              <dc:creator>Peter Camilleri</dc:creator>
              <dc:date>2015-04-25T17:38:00</dc:date>
            </office:change-info>
          </text:insertion>
        </text:changed-region>
        <text:changed-region xml:id="ct233578424" text:id="ct233578424">
          <text:deletion>
            <office:change-info>
              <dc:creator>Peter Camilleri</dc:creator>
              <dc:date>2015-04-25T23:09:00</dc:date>
            </office:change-info>
            <text:p text:style-name="Text_20_body"/>
            <text:p text:style-name="Text_20_body">.asinh</text:p>
          </text:deletion>
        </text:changed-region>
        <text:changed-region xml:id="ct233578528" text:id="ct233578528">
          <text:insertion>
            <office:change-info>
              <dc:creator>Peter Camilleri</dc:creator>
              <dc:date>2015-04-25T17:38:00</dc:date>
            </office:change-info>
          </text:insertion>
        </text:changed-region>
        <text:changed-region xml:id="ct233578632" text:id="ct233578632">
          <text:insertion>
            <office:change-info>
              <dc:creator>Peter Camilleri</dc:creator>
              <dc:date>2015-04-25T17:38:00</dc:date>
            </office:change-info>
          </text:insertion>
        </text:changed-region>
        <text:changed-region xml:id="ct233578736" text:id="ct233578736">
          <text:insertion>
            <office:change-info>
              <dc:creator>Peter Camilleri</dc:creator>
              <dc:date>2015-04-25T17:38:00</dc:date>
            </office:change-info>
          </text:insertion>
        </text:changed-region>
        <text:changed-region xml:id="ct233578840" text:id="ct233578840">
          <text:insertion>
            <office:change-info>
              <dc:creator>Peter Camilleri</dc:creator>
              <dc:date>2015-04-25T17:38:00</dc:date>
            </office:change-info>
          </text:insertion>
        </text:changed-region>
        <text:changed-region xml:id="ct233578944" text:id="ct233578944">
          <text:insertion>
            <office:change-info>
              <dc:creator>Peter Camilleri</dc:creator>
              <dc:date>2015-04-25T17:38:00</dc:date>
            </office:change-info>
          </text:insertion>
        </text:changed-region>
        <text:changed-region xml:id="ct233579048" text:id="ct233579048">
          <text:deletion>
            <office:change-info>
              <dc:creator>Peter Camilleri</dc:creator>
              <dc:date>2015-04-25T23:10:00</dc:date>
            </office:change-info>
            <text:p text:style-name="Text_20_body"/>
            <text:p text:style-name="Text_20_body">.atan</text:p>
          </text:deletion>
        </text:changed-region>
        <text:changed-region xml:id="ct233579192" text:id="ct233579192">
          <text:insertion>
            <office:change-info>
              <dc:creator>Peter Camilleri</dc:creator>
              <dc:date>2015-04-25T17:38:00</dc:date>
            </office:change-info>
          </text:insertion>
        </text:changed-region>
        <text:changed-region xml:id="ct233579296" text:id="ct233579296">
          <text:insertion>
            <office:change-info>
              <dc:creator>Peter Camilleri</dc:creator>
              <dc:date>2015-04-25T17:38:00</dc:date>
            </office:change-info>
          </text:insertion>
        </text:changed-region>
        <text:changed-region xml:id="ct233579400" text:id="ct233579400">
          <text:insertion>
            <office:change-info>
              <dc:creator>Peter Camilleri</dc:creator>
              <dc:date>2015-04-25T17:38:00</dc:date>
            </office:change-info>
          </text:insertion>
        </text:changed-region>
        <text:changed-region xml:id="ct233579504" text:id="ct233579504">
          <text:insertion>
            <office:change-info>
              <dc:creator>Peter Camilleri</dc:creator>
              <dc:date>2015-04-25T17:38:00</dc:date>
            </office:change-info>
          </text:insertion>
        </text:changed-region>
        <text:changed-region xml:id="ct233579608" text:id="ct233579608">
          <text:insertion>
            <office:change-info>
              <dc:creator>Peter Camilleri</dc:creator>
              <dc:date>2015-04-25T17:38:00</dc:date>
            </office:change-info>
          </text:insertion>
        </text:changed-region>
        <text:changed-region xml:id="ct233579712" text:id="ct233579712">
          <text:deletion>
            <office:change-info>
              <dc:creator>Peter Camilleri</dc:creator>
              <dc:date>2015-04-25T23:10:00</dc:date>
            </office:change-info>
            <text:p text:style-name="Text_20_body"/>
            <text:p text:style-name="Text_20_body">.atan2</text:p>
          </text:deletion>
        </text:changed-region>
        <text:changed-region xml:id="ct233579816" text:id="ct233579816">
          <text:insertion>
            <office:change-info>
              <dc:creator>Peter Camilleri</dc:creator>
              <dc:date>2015-04-25T17:38:00</dc:date>
            </office:change-info>
          </text:insertion>
        </text:changed-region>
        <text:changed-region xml:id="ct233579920" text:id="ct233579920">
          <text:insertion>
            <office:change-info>
              <dc:creator>Peter Camilleri</dc:creator>
              <dc:date>2015-04-25T17:38:00</dc:date>
            </office:change-info>
          </text:insertion>
        </text:changed-region>
        <text:changed-region xml:id="ct233580024" text:id="ct233580024">
          <text:insertion>
            <office:change-info>
              <dc:creator>Peter Camilleri</dc:creator>
              <dc:date>2015-04-25T17:38:00</dc:date>
            </office:change-info>
          </text:insertion>
        </text:changed-region>
        <text:changed-region xml:id="ct233580128" text:id="ct233580128">
          <text:insertion>
            <office:change-info>
              <dc:creator>Peter Camilleri</dc:creator>
              <dc:date>2015-04-25T17:38:00</dc:date>
            </office:change-info>
          </text:insertion>
        </text:changed-region>
        <text:changed-region xml:id="ct233580232" text:id="ct233580232">
          <text:insertion>
            <office:change-info>
              <dc:creator>Peter Camilleri</dc:creator>
              <dc:date>2015-04-25T17:38:00</dc:date>
            </office:change-info>
          </text:insertion>
        </text:changed-region>
        <text:changed-region xml:id="ct233580440" text:id="ct233580440">
          <text:deletion>
            <office:change-info>
              <dc:creator>Peter Camilleri</dc:creator>
              <dc:date>2015-04-25T23:11:00</dc:date>
            </office:change-info>
            <text:p text:style-name="Text_20_body">.atanh</text:p>
          </text:deletion>
        </text:changed-region>
        <text:changed-region xml:id="ct233580336" text:id="ct233580336">
          <text:deletion>
            <office:change-info>
              <dc:creator>Peter Camilleri</dc:creator>
              <dc:date>2015-04-25T23:12:00</dc:date>
            </office:change-info>
            <text:p text:style-name="Text_20_body"/>
            <text:p text:style-name="Text_20_body"/>
          </text:deletion>
        </text:changed-region>
        <text:changed-region xml:id="ct233580544" text:id="ct233580544">
          <text:insertion>
            <office:change-info>
              <dc:creator>Peter Camilleri</dc:creator>
              <dc:date>2015-04-25T17:38:00</dc:date>
            </office:change-info>
          </text:insertion>
        </text:changed-region>
        <text:changed-region xml:id="ct233580648" text:id="ct233580648">
          <text:insertion>
            <office:change-info>
              <dc:creator>Peter Camilleri</dc:creator>
              <dc:date>2015-04-25T17:38:00</dc:date>
            </office:change-info>
          </text:insertion>
        </text:changed-region>
        <text:changed-region xml:id="ct233580752" text:id="ct233580752">
          <text:insertion>
            <office:change-info>
              <dc:creator>Peter Camilleri</dc:creator>
              <dc:date>2015-04-25T17:38:00</dc:date>
            </office:change-info>
          </text:insertion>
        </text:changed-region>
        <text:changed-region xml:id="ct233580856" text:id="ct233580856">
          <text:insertion>
            <office:change-info>
              <dc:creator>Peter Camilleri</dc:creator>
              <dc:date>2015-04-25T17:38:00</dc:date>
            </office:change-info>
          </text:insertion>
        </text:changed-region>
        <text:changed-region xml:id="ct233580960" text:id="ct233580960">
          <text:insertion>
            <office:change-info>
              <dc:creator>Peter Camilleri</dc:creator>
              <dc:date>2015-04-25T17:38:00</dc:date>
            </office:change-info>
          </text:insertion>
        </text:changed-region>
        <text:changed-region xml:id="ct233581064" text:id="ct233581064">
          <text:deletion>
            <office:change-info>
              <dc:creator>Peter Camilleri</dc:creator>
              <dc:date>2015-04-25T23:12:00</dc:date>
            </office:change-info>
            <text:p text:style-name="Text_20_body"/>
            <text:p text:style-name="Text_20_body">.c2p</text:p>
          </text:deletion>
        </text:changed-region>
        <text:changed-region xml:id="ct233581168" text:id="ct233581168">
          <text:insertion>
            <office:change-info>
              <dc:creator>Peter Camilleri</dc:creator>
              <dc:date>2015-04-25T17:38:00</dc:date>
            </office:change-info>
          </text:insertion>
        </text:changed-region>
        <text:changed-region xml:id="ct233581272" text:id="ct233581272">
          <text:insertion>
            <office:change-info>
              <dc:creator>Peter Camilleri</dc:creator>
              <dc:date>2015-04-25T17:38:00</dc:date>
            </office:change-info>
          </text:insertion>
        </text:changed-region>
        <text:changed-region xml:id="ct233581376" text:id="ct233581376">
          <text:insertion>
            <office:change-info>
              <dc:creator>Peter Camilleri</dc:creator>
              <dc:date>2015-04-25T17:38:00</dc:date>
            </office:change-info>
          </text:insertion>
        </text:changed-region>
        <text:changed-region xml:id="ct233581480" text:id="ct233581480">
          <text:insertion>
            <office:change-info>
              <dc:creator>Peter Camilleri</dc:creator>
              <dc:date>2015-04-25T17:38:00</dc:date>
            </office:change-info>
          </text:insertion>
        </text:changed-region>
        <text:changed-region xml:id="ct233581584" text:id="ct233581584">
          <text:insertion>
            <office:change-info>
              <dc:creator>Peter Camilleri</dc:creator>
              <dc:date>2015-04-25T17:38:00</dc:date>
            </office:change-info>
          </text:insertion>
        </text:changed-region>
        <text:changed-region xml:id="ct233581792" text:id="ct233581792">
          <text:deletion>
            <office:change-info>
              <dc:creator>Peter Camilleri</dc:creator>
              <dc:date>2015-04-25T23:12:00</dc:date>
            </office:change-info>
            <text:p text:style-name="Text_20_body">.cbrt</text:p>
          </text:deletion>
        </text:changed-region>
        <text:changed-region xml:id="ct233581688" text:id="ct233581688">
          <text:deletion>
            <office:change-info>
              <dc:creator>Peter Camilleri</dc:creator>
              <dc:date>2015-04-25T23:13:00</dc:date>
            </office:change-info>
            <text:p text:style-name="Text_20_body"/>
            <text:p text:style-name="Text_20_body"/>
          </text:deletion>
        </text:changed-region>
        <text:changed-region xml:id="ct233581896" text:id="ct233581896">
          <text:insertion>
            <office:change-info>
              <dc:creator>Peter Camilleri</dc:creator>
              <dc:date>2015-04-25T17:38:00</dc:date>
            </office:change-info>
          </text:insertion>
        </text:changed-region>
        <text:changed-region xml:id="ct233582000" text:id="ct233582000">
          <text:insertion>
            <office:change-info>
              <dc:creator>Peter Camilleri</dc:creator>
              <dc:date>2015-04-25T17:38:00</dc:date>
            </office:change-info>
          </text:insertion>
        </text:changed-region>
        <text:changed-region xml:id="ct233582104" text:id="ct233582104">
          <text:insertion>
            <office:change-info>
              <dc:creator>Peter Camilleri</dc:creator>
              <dc:date>2015-04-25T17:38:00</dc:date>
            </office:change-info>
          </text:insertion>
        </text:changed-region>
        <text:changed-region xml:id="ct233582208" text:id="ct233582208">
          <text:insertion>
            <office:change-info>
              <dc:creator>Peter Camilleri</dc:creator>
              <dc:date>2015-04-25T17:38:00</dc:date>
            </office:change-info>
          </text:insertion>
        </text:changed-region>
        <text:changed-region xml:id="ct233582312" text:id="ct233582312">
          <text:insertion>
            <office:change-info>
              <dc:creator>Peter Camilleri</dc:creator>
              <dc:date>2015-04-25T17:38:00</dc:date>
            </office:change-info>
          </text:insertion>
        </text:changed-region>
        <text:changed-region xml:id="ct233582416" text:id="ct233582416">
          <text:deletion>
            <office:change-info>
              <dc:creator>Peter Camilleri</dc:creator>
              <dc:date>2015-04-25T23:13:00</dc:date>
            </office:change-info>
            <text:p text:style-name="Text_20_body"/>
            <text:p text:style-name="Text_20_body">.ceil</text:p>
          </text:deletion>
        </text:changed-region>
        <text:changed-region xml:id="ct233582520" text:id="ct233582520">
          <text:insertion>
            <office:change-info>
              <dc:creator>Peter Camilleri</dc:creator>
              <dc:date>2015-04-25T17:38:00</dc:date>
            </office:change-info>
          </text:insertion>
        </text:changed-region>
        <text:changed-region xml:id="ct233582624" text:id="ct233582624">
          <text:insertion>
            <office:change-info>
              <dc:creator>Peter Camilleri</dc:creator>
              <dc:date>2015-04-25T17:38:00</dc:date>
            </office:change-info>
          </text:insertion>
        </text:changed-region>
        <text:changed-region xml:id="ct233582728" text:id="ct233582728">
          <text:insertion>
            <office:change-info>
              <dc:creator>Peter Camilleri</dc:creator>
              <dc:date>2015-04-25T17:38:00</dc:date>
            </office:change-info>
          </text:insertion>
        </text:changed-region>
        <text:changed-region xml:id="ct233582832" text:id="ct233582832">
          <text:insertion>
            <office:change-info>
              <dc:creator>Peter Camilleri</dc:creator>
              <dc:date>2015-04-25T17:38:00</dc:date>
            </office:change-info>
          </text:insertion>
        </text:changed-region>
        <text:changed-region xml:id="ct233582936" text:id="ct233582936">
          <text:insertion>
            <office:change-info>
              <dc:creator>Peter Camilleri</dc:creator>
              <dc:date>2015-04-25T17:38:00</dc:date>
            </office:change-info>
          </text:insertion>
        </text:changed-region>
        <text:changed-region xml:id="ct233583040" text:id="ct233583040">
          <text:insertion>
            <office:change-info>
              <dc:creator>Peter Camilleri</dc:creator>
              <dc:date>2015-04-25T17:38:00</dc:date>
            </office:change-info>
          </text:insertion>
        </text:changed-region>
        <text:changed-region xml:id="ct233583144" text:id="ct233583144">
          <text:deletion>
            <office:change-info>
              <dc:creator>Peter Camilleri</dc:creator>
              <dc:date>2015-04-25T23:13:00</dc:date>
            </office:change-info>
            <text:p text:style-name="Text_20_body"/>
            <text:p text:style-name="Text_20_body">.conjugate</text:p>
          </text:deletion>
        </text:changed-region>
        <text:changed-region xml:id="ct233648824" text:id="ct233648824">
          <text:insertion>
            <office:change-info>
              <dc:creator>Peter Camilleri</dc:creator>
              <dc:date>2015-04-25T17:38:00</dc:date>
            </office:change-info>
          </text:insertion>
        </text:changed-region>
        <text:changed-region xml:id="ct233648928" text:id="ct233648928">
          <text:insertion>
            <office:change-info>
              <dc:creator>Peter Camilleri</dc:creator>
              <dc:date>2015-04-25T17:38:00</dc:date>
            </office:change-info>
          </text:insertion>
        </text:changed-region>
        <text:changed-region xml:id="ct233649032" text:id="ct233649032">
          <text:insertion>
            <office:change-info>
              <dc:creator>Peter Camilleri</dc:creator>
              <dc:date>2015-04-25T17:38:00</dc:date>
            </office:change-info>
          </text:insertion>
        </text:changed-region>
        <text:changed-region xml:id="ct233649136" text:id="ct233649136">
          <text:insertion>
            <office:change-info>
              <dc:creator>Peter Camilleri</dc:creator>
              <dc:date>2015-04-25T17:38:00</dc:date>
            </office:change-info>
          </text:insertion>
        </text:changed-region>
        <text:changed-region xml:id="ct233649240" text:id="ct233649240">
          <text:deletion>
            <office:change-info>
              <dc:creator>Peter Camilleri</dc:creator>
              <dc:date>2015-04-25T23:13:00</dc:date>
            </office:change-info>
            <text:p text:style-name="Text_20_body"/>
            <text:p text:style-name="Text_20_body">.cos</text:p>
          </text:deletion>
        </text:changed-region>
        <text:changed-region xml:id="ct233649344" text:id="ct233649344">
          <text:insertion>
            <office:change-info>
              <dc:creator>Peter Camilleri</dc:creator>
              <dc:date>2015-04-25T17:38:00</dc:date>
            </office:change-info>
          </text:insertion>
        </text:changed-region>
        <text:changed-region xml:id="ct233649448" text:id="ct233649448">
          <text:insertion>
            <office:change-info>
              <dc:creator>Peter Camilleri</dc:creator>
              <dc:date>2015-04-25T17:38:00</dc:date>
            </office:change-info>
          </text:insertion>
        </text:changed-region>
        <text:changed-region xml:id="ct233649552" text:id="ct233649552">
          <text:insertion>
            <office:change-info>
              <dc:creator>Peter Camilleri</dc:creator>
              <dc:date>2015-04-25T17:38:00</dc:date>
            </office:change-info>
          </text:insertion>
        </text:changed-region>
        <text:changed-region xml:id="ct233649656" text:id="ct233649656">
          <text:insertion>
            <office:change-info>
              <dc:creator>Peter Camilleri</dc:creator>
              <dc:date>2015-04-25T17:38:00</dc:date>
            </office:change-info>
          </text:insertion>
        </text:changed-region>
        <text:changed-region xml:id="ct233649760" text:id="ct233649760">
          <text:insertion>
            <office:change-info>
              <dc:creator>Peter Camilleri</dc:creator>
              <dc:date>2015-04-25T17:38:00</dc:date>
            </office:change-info>
          </text:insertion>
        </text:changed-region>
        <text:changed-region xml:id="ct233649968" text:id="ct233649968">
          <text:deletion>
            <office:change-info>
              <dc:creator>Peter Camilleri</dc:creator>
              <dc:date>2015-04-25T23:13:00</dc:date>
            </office:change-info>
            <text:p text:style-name="Text_20_body">.cosh</text:p>
          </text:deletion>
        </text:changed-region>
        <text:changed-region xml:id="ct233649864" text:id="ct233649864">
          <text:deletion>
            <office:change-info>
              <dc:creator>Peter Camilleri</dc:creator>
              <dc:date>2015-04-25T23:14:00</dc:date>
            </office:change-info>
            <text:p text:style-name="Text_20_body"/>
            <text:p text:style-name="Text_20_body"/>
          </text:deletion>
        </text:changed-region>
        <text:changed-region xml:id="ct233650072" text:id="ct233650072">
          <text:insertion>
            <office:change-info>
              <dc:creator>Peter Camilleri</dc:creator>
              <dc:date>2015-04-25T17:38:00</dc:date>
            </office:change-info>
          </text:insertion>
        </text:changed-region>
        <text:changed-region xml:id="ct233650176" text:id="ct233650176">
          <text:insertion>
            <office:change-info>
              <dc:creator>Peter Camilleri</dc:creator>
              <dc:date>2015-04-25T17:38:00</dc:date>
            </office:change-info>
          </text:insertion>
        </text:changed-region>
        <text:changed-region xml:id="ct233650280" text:id="ct233650280">
          <text:insertion>
            <office:change-info>
              <dc:creator>Peter Camilleri</dc:creator>
              <dc:date>2015-04-25T17:38:00</dc:date>
            </office:change-info>
          </text:insertion>
        </text:changed-region>
        <text:changed-region xml:id="ct233650384" text:id="ct233650384">
          <text:insertion>
            <office:change-info>
              <dc:creator>Peter Camilleri</dc:creator>
              <dc:date>2015-04-25T17:38:00</dc:date>
            </office:change-info>
          </text:insertion>
        </text:changed-region>
        <text:changed-region xml:id="ct233650488" text:id="ct233650488">
          <text:insertion>
            <office:change-info>
              <dc:creator>Peter Camilleri</dc:creator>
              <dc:date>2015-04-25T17:38:00</dc:date>
            </office:change-info>
          </text:insertion>
        </text:changed-region>
        <text:changed-region xml:id="ct233650592" text:id="ct233650592">
          <text:deletion>
            <office:change-info>
              <dc:creator>Peter Camilleri</dc:creator>
              <dc:date>2015-04-25T23:14:00</dc:date>
            </office:change-info>
            <text:p text:style-name="Text_20_body"/>
            <text:p text:style-name="Text_20_body">.cube</text:p>
          </text:deletion>
        </text:changed-region>
        <text:changed-region xml:id="ct233650696" text:id="ct233650696">
          <text:insertion>
            <office:change-info>
              <dc:creator>Peter Camilleri</dc:creator>
              <dc:date>2015-04-25T17:38:00</dc:date>
            </office:change-info>
          </text:insertion>
        </text:changed-region>
        <text:changed-region xml:id="ct233650800" text:id="ct233650800">
          <text:insertion>
            <office:change-info>
              <dc:creator>Peter Camilleri</dc:creator>
              <dc:date>2015-04-25T17:38:00</dc:date>
            </office:change-info>
          </text:insertion>
        </text:changed-region>
        <text:changed-region xml:id="ct233650904" text:id="ct233650904">
          <text:insertion>
            <office:change-info>
              <dc:creator>Peter Camilleri</dc:creator>
              <dc:date>2015-04-25T17:38:00</dc:date>
            </office:change-info>
          </text:insertion>
        </text:changed-region>
        <text:changed-region xml:id="ct233651008" text:id="ct233651008">
          <text:insertion>
            <office:change-info>
              <dc:creator>Peter Camilleri</dc:creator>
              <dc:date>2015-04-25T17:38:00</dc:date>
            </office:change-info>
          </text:insertion>
        </text:changed-region>
        <text:changed-region xml:id="ct233651112" text:id="ct233651112">
          <text:deletion>
            <office:change-info>
              <dc:creator>Peter Camilleri</dc:creator>
              <dc:date>2015-04-25T23:15:00</dc:date>
            </office:change-info>
            <text:p text:style-name="Text_20_body"/>
            <text:p text:style-name="Text_20_body">.d2r</text:p>
          </text:deletion>
        </text:changed-region>
        <text:changed-region xml:id="ct233651216" text:id="ct233651216">
          <text:insertion>
            <office:change-info>
              <dc:creator>Peter Camilleri</dc:creator>
              <dc:date>2015-04-25T17:38:00</dc:date>
            </office:change-info>
          </text:insertion>
        </text:changed-region>
        <text:changed-region xml:id="ct233651320" text:id="ct233651320">
          <text:insertion>
            <office:change-info>
              <dc:creator>Peter Camilleri</dc:creator>
              <dc:date>2015-04-25T17:38:00</dc:date>
            </office:change-info>
          </text:insertion>
        </text:changed-region>
        <text:changed-region xml:id="ct233651424" text:id="ct233651424">
          <text:insertion>
            <office:change-info>
              <dc:creator>Peter Camilleri</dc:creator>
              <dc:date>2015-04-25T17:38:00</dc:date>
            </office:change-info>
          </text:insertion>
        </text:changed-region>
        <text:changed-region xml:id="ct233651528" text:id="ct233651528">
          <text:insertion>
            <office:change-info>
              <dc:creator>Peter Camilleri</dc:creator>
              <dc:date>2015-04-25T17:38:00</dc:date>
            </office:change-info>
          </text:insertion>
        </text:changed-region>
        <text:changed-region xml:id="ct233651632" text:id="ct233651632">
          <text:insertion>
            <office:change-info>
              <dc:creator>Peter Camilleri</dc:creator>
              <dc:date>2015-04-25T17:38:00</dc:date>
            </office:change-info>
          </text:insertion>
        </text:changed-region>
        <text:changed-region xml:id="ct233651736" text:id="ct233651736">
          <text:deletion>
            <office:change-info>
              <dc:creator>Peter Camilleri</dc:creator>
              <dc:date>2015-04-25T23:15:00</dc:date>
            </office:change-info>
            <text:p text:style-name="Text_20_body"/>
            <text:p text:style-name="Text_20_body">.denominator</text:p>
          </text:deletion>
        </text:changed-region>
        <text:changed-region xml:id="ct233651840" text:id="ct233651840">
          <text:insertion>
            <office:change-info>
              <dc:creator>Peter Camilleri</dc:creator>
              <dc:date>2015-04-25T17:38:00</dc:date>
            </office:change-info>
          </text:insertion>
        </text:changed-region>
        <text:changed-region xml:id="ct233651944" text:id="ct233651944">
          <text:insertion>
            <office:change-info>
              <dc:creator>Peter Camilleri</dc:creator>
              <dc:date>2015-04-25T17:38:00</dc:date>
            </office:change-info>
          </text:insertion>
        </text:changed-region>
        <text:changed-region xml:id="ct233652048" text:id="ct233652048">
          <text:insertion>
            <office:change-info>
              <dc:creator>Peter Camilleri</dc:creator>
              <dc:date>2015-04-25T17:38:00</dc:date>
            </office:change-info>
          </text:insertion>
        </text:changed-region>
        <text:changed-region xml:id="ct233652152" text:id="ct233652152">
          <text:insertion>
            <office:change-info>
              <dc:creator>Peter Camilleri</dc:creator>
              <dc:date>2015-04-25T17:38:00</dc:date>
            </office:change-info>
          </text:insertion>
        </text:changed-region>
        <text:changed-region xml:id="ct233652256" text:id="ct233652256">
          <text:insertion>
            <office:change-info>
              <dc:creator>Peter Camilleri</dc:creator>
              <dc:date>2015-04-25T17:38:00</dc:date>
            </office:change-info>
          </text:insertion>
        </text:changed-region>
        <text:changed-region xml:id="ct233652360" text:id="ct233652360">
          <text:insertion>
            <office:change-info>
              <dc:creator>Peter Camilleri</dc:creator>
              <dc:date>2015-04-25T17:38:00</dc:date>
            </office:change-info>
          </text:insertion>
        </text:changed-region>
        <text:changed-region xml:id="ct233652464" text:id="ct233652464">
          <text:deletion>
            <office:change-info>
              <dc:creator>Peter Camilleri</dc:creator>
              <dc:date>2015-04-25T23:15:00</dc:date>
            </office:change-info>
            <text:p text:style-name="Text_20_body"/>
            <text:p text:style-name="Text_20_body">.e**</text:p>
          </text:deletion>
        </text:changed-region>
        <text:changed-region xml:id="ct233652568" text:id="ct233652568">
          <text:insertion>
            <office:change-info>
              <dc:creator>Peter Camilleri</dc:creator>
              <dc:date>2015-04-25T17:38:00</dc:date>
            </office:change-info>
          </text:insertion>
        </text:changed-region>
        <text:changed-region xml:id="ct233652672" text:id="ct233652672">
          <text:insertion>
            <office:change-info>
              <dc:creator>Peter Camilleri</dc:creator>
              <dc:date>2015-04-25T17:38:00</dc:date>
            </office:change-info>
          </text:insertion>
        </text:changed-region>
        <text:changed-region xml:id="ct233652776" text:id="ct233652776">
          <text:insertion>
            <office:change-info>
              <dc:creator>Peter Camilleri</dc:creator>
              <dc:date>2015-04-25T17:38:00</dc:date>
            </office:change-info>
          </text:insertion>
        </text:changed-region>
        <text:changed-region xml:id="ct233652920" text:id="ct233652920">
          <text:insertion>
            <office:change-info>
              <dc:creator>Peter Camilleri</dc:creator>
              <dc:date>2015-04-25T17:38:00</dc:date>
            </office:change-info>
          </text:insertion>
        </text:changed-region>
        <text:changed-region xml:id="ct233653024" text:id="ct233653024">
          <text:insertion>
            <office:change-info>
              <dc:creator>Peter Camilleri</dc:creator>
              <dc:date>2015-04-25T17:38:00</dc:date>
            </office:change-info>
          </text:insertion>
        </text:changed-region>
        <text:changed-region xml:id="ct233653128" text:id="ct233653128">
          <text:deletion>
            <office:change-info>
              <dc:creator>Peter Camilleri</dc:creator>
              <dc:date>2015-04-25T23:15:00</dc:date>
            </office:change-info>
            <text:p text:style-name="Text_20_body"/>
            <text:p text:style-name="Text_20_body">.emit</text:p>
          </text:deletion>
        </text:changed-region>
        <text:changed-region xml:id="ct233653232" text:id="ct233653232">
          <text:insertion>
            <office:change-info>
              <dc:creator>Peter Camilleri</dc:creator>
              <dc:date>2015-04-25T17:38:00</dc:date>
            </office:change-info>
          </text:insertion>
        </text:changed-region>
        <text:changed-region xml:id="ct233653336" text:id="ct233653336">
          <text:insertion>
            <office:change-info>
              <dc:creator>Peter Camilleri</dc:creator>
              <dc:date>2015-04-25T17:38:00</dc:date>
            </office:change-info>
          </text:insertion>
        </text:changed-region>
        <text:changed-region xml:id="ct233653440" text:id="ct233653440">
          <text:insertion>
            <office:change-info>
              <dc:creator>Peter Camilleri</dc:creator>
              <dc:date>2015-04-25T17:38:00</dc:date>
            </office:change-info>
          </text:insertion>
        </text:changed-region>
        <text:changed-region xml:id="ct233653544" text:id="ct233653544">
          <text:insertion>
            <office:change-info>
              <dc:creator>Peter Camilleri</dc:creator>
              <dc:date>2015-04-25T17:38:00</dc:date>
            </office:change-info>
          </text:insertion>
        </text:changed-region>
        <text:changed-region xml:id="ct233653752" text:id="ct233653752">
          <text:deletion>
            <office:change-info>
              <dc:creator>Peter Camilleri</dc:creator>
              <dc:date>2015-04-25T23:15:00</dc:date>
            </office:change-info>
            <text:p text:style-name="Text_20_body">.floor</text:p>
          </text:deletion>
        </text:changed-region>
        <text:changed-region xml:id="ct233653648" text:id="ct233653648">
          <text:deletion>
            <office:change-info>
              <dc:creator>Peter Camilleri</dc:creator>
              <dc:date>2015-04-25T23:16:00</dc:date>
            </office:change-info>
            <text:p text:style-name="Text_20_body"/>
            <text:p text:style-name="Text_20_body"/>
          </text:deletion>
        </text:changed-region>
        <text:changed-region xml:id="ct233653856" text:id="ct233653856">
          <text:insertion>
            <office:change-info>
              <dc:creator>Peter Camilleri</dc:creator>
              <dc:date>2015-04-25T17:38:00</dc:date>
            </office:change-info>
          </text:insertion>
        </text:changed-region>
        <text:changed-region xml:id="ct233653960" text:id="ct233653960">
          <text:insertion>
            <office:change-info>
              <dc:creator>Peter Camilleri</dc:creator>
              <dc:date>2015-04-25T17:38:00</dc:date>
            </office:change-info>
          </text:insertion>
        </text:changed-region>
        <text:changed-region xml:id="ct233654064" text:id="ct233654064">
          <text:insertion>
            <office:change-info>
              <dc:creator>Peter Camilleri</dc:creator>
              <dc:date>2015-04-25T17:38:00</dc:date>
            </office:change-info>
          </text:insertion>
        </text:changed-region>
        <text:changed-region xml:id="ct233654168" text:id="ct233654168">
          <text:insertion>
            <office:change-info>
              <dc:creator>Peter Camilleri</dc:creator>
              <dc:date>2015-04-25T17:38:00</dc:date>
            </office:change-info>
          </text:insertion>
        </text:changed-region>
        <text:changed-region xml:id="ct233654272" text:id="ct233654272">
          <text:insertion>
            <office:change-info>
              <dc:creator>Peter Camilleri</dc:creator>
              <dc:date>2015-04-25T17:38:00</dc:date>
            </office:change-info>
          </text:insertion>
        </text:changed-region>
        <text:changed-region xml:id="ct233654376" text:id="ct233654376">
          <text:insertion>
            <office:change-info>
              <dc:creator>Peter Camilleri</dc:creator>
              <dc:date>2015-04-25T17:38:00</dc:date>
            </office:change-info>
          </text:insertion>
        </text:changed-region>
        <text:changed-region xml:id="ct233654480" text:id="ct233654480">
          <text:deletion>
            <office:change-info>
              <dc:creator>Peter Camilleri</dc:creator>
              <dc:date>2015-04-25T23:16:00</dc:date>
            </office:change-info>
            <text:p text:style-name="Text_20_body"/>
            <text:p text:style-name="Text_20_body">.hypot</text:p>
          </text:deletion>
        </text:changed-region>
        <text:changed-region xml:id="ct233654584" text:id="ct233654584">
          <text:insertion>
            <office:change-info>
              <dc:creator>Peter Camilleri</dc:creator>
              <dc:date>2015-04-25T17:38:00</dc:date>
            </office:change-info>
          </text:insertion>
        </text:changed-region>
        <text:changed-region xml:id="ct233654688" text:id="ct233654688">
          <text:insertion>
            <office:change-info>
              <dc:creator>Peter Camilleri</dc:creator>
              <dc:date>2015-04-25T17:38:00</dc:date>
            </office:change-info>
          </text:insertion>
        </text:changed-region>
        <text:changed-region xml:id="ct233654792" text:id="ct233654792">
          <text:insertion>
            <office:change-info>
              <dc:creator>Peter Camilleri</dc:creator>
              <dc:date>2015-04-25T17:38:00</dc:date>
            </office:change-info>
          </text:insertion>
        </text:changed-region>
        <text:changed-region xml:id="ct233654896" text:id="ct233654896">
          <text:insertion>
            <office:change-info>
              <dc:creator>Peter Camilleri</dc:creator>
              <dc:date>2015-04-25T17:38:00</dc:date>
            </office:change-info>
          </text:insertion>
        </text:changed-region>
        <text:changed-region xml:id="ct233655000" text:id="ct233655000">
          <text:insertion>
            <office:change-info>
              <dc:creator>Peter Camilleri</dc:creator>
              <dc:date>2015-04-25T17:38:00</dc:date>
            </office:change-info>
          </text:insertion>
        </text:changed-region>
        <text:changed-region xml:id="ct233655104" text:id="ct233655104">
          <text:deletion>
            <office:change-info>
              <dc:creator>Peter Camilleri</dc:creator>
              <dc:date>2015-04-25T23:16:00</dc:date>
            </office:change-info>
            <text:p text:style-name="Text_20_body"/>
            <text:p text:style-name="Text_20_body">.imaginary</text:p>
          </text:deletion>
        </text:changed-region>
        <text:changed-region xml:id="ct233655208" text:id="ct233655208">
          <text:insertion>
            <office:change-info>
              <dc:creator>Peter Camilleri</dc:creator>
              <dc:date>2015-04-25T17:38:00</dc:date>
            </office:change-info>
          </text:insertion>
        </text:changed-region>
        <text:changed-region xml:id="ct233655312" text:id="ct233655312">
          <text:insertion>
            <office:change-info>
              <dc:creator>Peter Camilleri</dc:creator>
              <dc:date>2015-04-25T17:38:00</dc:date>
            </office:change-info>
          </text:insertion>
        </text:changed-region>
        <text:changed-region xml:id="ct233655416" text:id="ct233655416">
          <text:insertion>
            <office:change-info>
              <dc:creator>Peter Camilleri</dc:creator>
              <dc:date>2015-04-25T17:38:00</dc:date>
            </office:change-info>
          </text:insertion>
        </text:changed-region>
        <text:changed-region xml:id="ct233655520" text:id="ct233655520">
          <text:insertion>
            <office:change-info>
              <dc:creator>Peter Camilleri</dc:creator>
              <dc:date>2015-04-25T17:38:00</dc:date>
            </office:change-info>
          </text:insertion>
        </text:changed-region>
        <text:changed-region xml:id="ct233655624" text:id="ct233655624">
          <text:deletion>
            <office:change-info>
              <dc:creator>Peter Camilleri</dc:creator>
              <dc:date>2015-04-25T23:16:00</dc:date>
            </office:change-info>
            <text:p text:style-name="Text_20_body"/>
            <text:p text:style-name="Text_20_body">.ln</text:p>
          </text:deletion>
        </text:changed-region>
        <text:changed-region xml:id="ct233655728" text:id="ct233655728">
          <text:insertion>
            <office:change-info>
              <dc:creator>Peter Camilleri</dc:creator>
              <dc:date>2015-04-25T17:38:00</dc:date>
            </office:change-info>
          </text:insertion>
        </text:changed-region>
        <text:changed-region xml:id="ct233655832" text:id="ct233655832">
          <text:insertion>
            <office:change-info>
              <dc:creator>Peter Camilleri</dc:creator>
              <dc:date>2015-04-25T17:38:00</dc:date>
            </office:change-info>
          </text:insertion>
        </text:changed-region>
        <text:changed-region xml:id="ct233655936" text:id="ct233655936">
          <text:insertion>
            <office:change-info>
              <dc:creator>Peter Camilleri</dc:creator>
              <dc:date>2015-04-25T17:38:00</dc:date>
            </office:change-info>
          </text:insertion>
        </text:changed-region>
        <text:changed-region xml:id="ct233656040" text:id="ct233656040">
          <text:insertion>
            <office:change-info>
              <dc:creator>Peter Camilleri</dc:creator>
              <dc:date>2015-04-25T17:38:00</dc:date>
            </office:change-info>
          </text:insertion>
        </text:changed-region>
        <text:changed-region xml:id="ct233656144" text:id="ct233656144">
          <text:insertion>
            <office:change-info>
              <dc:creator>Peter Camilleri</dc:creator>
              <dc:date>2015-04-25T17:38:00</dc:date>
            </office:change-info>
          </text:insertion>
        </text:changed-region>
        <text:changed-region xml:id="ct233656248" text:id="ct233656248">
          <text:deletion>
            <office:change-info>
              <dc:creator>Peter Camilleri</dc:creator>
              <dc:date>2015-04-25T23:16:00</dc:date>
            </office:change-info>
            <text:p text:style-name="Text_20_body"/>
            <text:p text:style-name="Text_20_body">.log10</text:p>
          </text:deletion>
        </text:changed-region>
        <text:changed-region xml:id="ct233656352" text:id="ct233656352">
          <text:insertion>
            <office:change-info>
              <dc:creator>Peter Camilleri</dc:creator>
              <dc:date>2015-04-25T17:38:00</dc:date>
            </office:change-info>
          </text:insertion>
        </text:changed-region>
        <text:changed-region xml:id="ct233656456" text:id="ct233656456">
          <text:insertion>
            <office:change-info>
              <dc:creator>Peter Camilleri</dc:creator>
              <dc:date>2015-04-25T17:38:00</dc:date>
            </office:change-info>
          </text:insertion>
        </text:changed-region>
        <text:changed-region xml:id="ct233656560" text:id="ct233656560">
          <text:insertion>
            <office:change-info>
              <dc:creator>Peter Camilleri</dc:creator>
              <dc:date>2015-04-25T17:38:00</dc:date>
            </office:change-info>
          </text:insertion>
        </text:changed-region>
        <text:changed-region xml:id="ct233656664" text:id="ct233656664">
          <text:insertion>
            <office:change-info>
              <dc:creator>Peter Camilleri</dc:creator>
              <dc:date>2015-04-25T17:38:00</dc:date>
            </office:change-info>
          </text:insertion>
        </text:changed-region>
        <text:changed-region xml:id="ct233656768" text:id="ct233656768">
          <text:insertion>
            <office:change-info>
              <dc:creator>Peter Camilleri</dc:creator>
              <dc:date>2015-04-25T17:38:00</dc:date>
            </office:change-info>
          </text:insertion>
        </text:changed-region>
        <text:changed-region xml:id="ct233656872" text:id="ct233656872">
          <text:deletion>
            <office:change-info>
              <dc:creator>Peter Camilleri</dc:creator>
              <dc:date>2015-04-25T23:17:00</dc:date>
            </office:change-info>
            <text:p text:style-name="Text_20_body"/>
            <text:p text:style-name="Text_20_body">.log2</text:p>
          </text:deletion>
        </text:changed-region>
        <text:changed-region xml:id="ct233657016" text:id="ct233657016">
          <text:insertion>
            <office:change-info>
              <dc:creator>Peter Camilleri</dc:creator>
              <dc:date>2015-04-25T17:38:00</dc:date>
            </office:change-info>
          </text:insertion>
        </text:changed-region>
        <text:changed-region xml:id="ct233657120" text:id="ct233657120">
          <text:insertion>
            <office:change-info>
              <dc:creator>Peter Camilleri</dc:creator>
              <dc:date>2015-04-25T17:38:00</dc:date>
            </office:change-info>
          </text:insertion>
        </text:changed-region>
        <text:changed-region xml:id="ct233657224" text:id="ct233657224">
          <text:insertion>
            <office:change-info>
              <dc:creator>Peter Camilleri</dc:creator>
              <dc:date>2015-04-25T17:38:00</dc:date>
            </office:change-info>
          </text:insertion>
        </text:changed-region>
        <text:changed-region xml:id="ct233657328" text:id="ct233657328">
          <text:insertion>
            <office:change-info>
              <dc:creator>Peter Camilleri</dc:creator>
              <dc:date>2015-04-25T17:38:00</dc:date>
            </office:change-info>
          </text:insertion>
        </text:changed-region>
        <text:changed-region xml:id="ct233657432" text:id="ct233657432">
          <text:insertion>
            <office:change-info>
              <dc:creator>Peter Camilleri</dc:creator>
              <dc:date>2015-04-25T17:38:00</dc:date>
            </office:change-info>
          </text:insertion>
        </text:changed-region>
        <text:changed-region xml:id="ct233657536" text:id="ct233657536">
          <text:deletion>
            <office:change-info>
              <dc:creator>Peter Camilleri</dc:creator>
              <dc:date>2015-04-25T23:17:00</dc:date>
            </office:change-info>
            <text:p text:style-name="Text_20_body"/>
            <text:p text:style-name="Text_20_body">.magnitude</text:p>
          </text:deletion>
        </text:changed-region>
        <text:changed-region xml:id="ct233657640" text:id="ct233657640">
          <text:insertion>
            <office:change-info>
              <dc:creator>Peter Camilleri</dc:creator>
              <dc:date>2015-04-25T17:38:00</dc:date>
            </office:change-info>
          </text:insertion>
        </text:changed-region>
        <text:changed-region xml:id="ct233657744" text:id="ct233657744">
          <text:insertion>
            <office:change-info>
              <dc:creator>Peter Camilleri</dc:creator>
              <dc:date>2015-04-25T17:38:00</dc:date>
            </office:change-info>
          </text:insertion>
        </text:changed-region>
        <text:changed-region xml:id="ct233657848" text:id="ct233657848">
          <text:insertion>
            <office:change-info>
              <dc:creator>Peter Camilleri</dc:creator>
              <dc:date>2015-04-25T17:38:00</dc:date>
            </office:change-info>
          </text:insertion>
        </text:changed-region>
        <text:changed-region xml:id="ct233657952" text:id="ct233657952">
          <text:insertion>
            <office:change-info>
              <dc:creator>Peter Camilleri</dc:creator>
              <dc:date>2015-04-25T17:38:00</dc:date>
            </office:change-info>
          </text:insertion>
        </text:changed-region>
        <text:changed-region xml:id="ct233658056" text:id="ct233658056">
          <text:deletion>
            <office:change-info>
              <dc:creator>Peter Camilleri</dc:creator>
              <dc:date>2015-04-25T23:17:00</dc:date>
            </office:change-info>
            <text:p text:style-name="Text_20_body"/>
            <text:p text:style-name="Text_20_body">.numerator</text:p>
          </text:deletion>
        </text:changed-region>
        <text:changed-region xml:id="ct233658160" text:id="ct233658160">
          <text:insertion>
            <office:change-info>
              <dc:creator>Peter Camilleri</dc:creator>
              <dc:date>2015-04-25T17:38:00</dc:date>
            </office:change-info>
          </text:insertion>
        </text:changed-region>
        <text:changed-region xml:id="ct233658264" text:id="ct233658264">
          <text:insertion>
            <office:change-info>
              <dc:creator>Peter Camilleri</dc:creator>
              <dc:date>2015-04-25T17:38:00</dc:date>
            </office:change-info>
          </text:insertion>
        </text:changed-region>
        <text:changed-region xml:id="ct233658368" text:id="ct233658368">
          <text:insertion>
            <office:change-info>
              <dc:creator>Peter Camilleri</dc:creator>
              <dc:date>2015-04-25T17:38:00</dc:date>
            </office:change-info>
          </text:insertion>
        </text:changed-region>
        <text:changed-region xml:id="ct233658472" text:id="ct233658472">
          <text:insertion>
            <office:change-info>
              <dc:creator>Peter Camilleri</dc:creator>
              <dc:date>2015-04-25T17:38:00</dc:date>
            </office:change-info>
          </text:insertion>
        </text:changed-region>
        <text:changed-region xml:id="ct233658680" text:id="ct233658680">
          <text:deletion>
            <office:change-info>
              <dc:creator>Peter Camilleri</dc:creator>
              <dc:date>2015-04-25T23:17:00</dc:date>
            </office:change-info>
            <text:p text:style-name="Text_20_body">.p2c</text:p>
          </text:deletion>
        </text:changed-region>
        <text:changed-region xml:id="ct233658576" text:id="ct233658576">
          <text:deletion>
            <office:change-info>
              <dc:creator>Peter Camilleri</dc:creator>
              <dc:date>2015-04-25T23:18:00</dc:date>
            </office:change-info>
            <text:p text:style-name="Text_20_body"/>
            <text:p text:style-name="Text_20_body"/>
          </text:deletion>
        </text:changed-region>
        <text:changed-region xml:id="ct233658784" text:id="ct233658784">
          <text:insertion>
            <office:change-info>
              <dc:creator>Peter Camilleri</dc:creator>
              <dc:date>2015-04-25T17:38:00</dc:date>
            </office:change-info>
          </text:insertion>
        </text:changed-region>
        <text:changed-region xml:id="ct233658888" text:id="ct233658888">
          <text:insertion>
            <office:change-info>
              <dc:creator>Peter Camilleri</dc:creator>
              <dc:date>2015-04-25T17:38:00</dc:date>
            </office:change-info>
          </text:insertion>
        </text:changed-region>
        <text:changed-region xml:id="ct233658992" text:id="ct233658992">
          <text:insertion>
            <office:change-info>
              <dc:creator>Peter Camilleri</dc:creator>
              <dc:date>2015-04-25T17:38:00</dc:date>
            </office:change-info>
          </text:insertion>
        </text:changed-region>
        <text:changed-region xml:id="ct233659096" text:id="ct233659096">
          <text:insertion>
            <office:change-info>
              <dc:creator>Peter Camilleri</dc:creator>
              <dc:date>2015-04-25T17:38:00</dc:date>
            </office:change-info>
          </text:insertion>
        </text:changed-region>
        <text:changed-region xml:id="ct233659200" text:id="ct233659200">
          <text:insertion>
            <office:change-info>
              <dc:creator>Peter Camilleri</dc:creator>
              <dc:date>2015-04-25T17:38:00</dc:date>
            </office:change-info>
          </text:insertion>
        </text:changed-region>
        <text:changed-region xml:id="ct233659304" text:id="ct233659304">
          <text:insertion>
            <office:change-info>
              <dc:creator>Peter Camilleri</dc:creator>
              <dc:date>2015-04-25T17:38:00</dc:date>
            </office:change-info>
          </text:insertion>
        </text:changed-region>
        <text:changed-region xml:id="ct233659408" text:id="ct233659408">
          <text:deletion>
            <office:change-info>
              <dc:creator>Peter Camilleri</dc:creator>
              <dc:date>2015-04-25T23:18:00</dc:date>
            </office:change-info>
            <text:p text:style-name="Text_20_body"/>
            <text:p text:style-name="Text_20_body">.polar</text:p>
          </text:deletion>
        </text:changed-region>
        <text:changed-region xml:id="ct233659512" text:id="ct233659512">
          <text:insertion>
            <office:change-info>
              <dc:creator>Peter Camilleri</dc:creator>
              <dc:date>2015-04-25T17:38:00</dc:date>
            </office:change-info>
          </text:insertion>
        </text:changed-region>
        <text:changed-region xml:id="ct233659616" text:id="ct233659616">
          <text:insertion>
            <office:change-info>
              <dc:creator>Peter Camilleri</dc:creator>
              <dc:date>2015-04-25T17:38:00</dc:date>
            </office:change-info>
          </text:insertion>
        </text:changed-region>
        <text:changed-region xml:id="ct233659720" text:id="ct233659720">
          <text:insertion>
            <office:change-info>
              <dc:creator>Peter Camilleri</dc:creator>
              <dc:date>2015-04-25T17:38:00</dc:date>
            </office:change-info>
          </text:insertion>
        </text:changed-region>
        <text:changed-region xml:id="ct233659824" text:id="ct233659824">
          <text:insertion>
            <office:change-info>
              <dc:creator>Peter Camilleri</dc:creator>
              <dc:date>2015-04-25T17:38:00</dc:date>
            </office:change-info>
          </text:insertion>
        </text:changed-region>
        <text:changed-region xml:id="ct233659928" text:id="ct233659928">
          <text:insertion>
            <office:change-info>
              <dc:creator>Peter Camilleri</dc:creator>
              <dc:date>2015-04-25T17:38:00</dc:date>
            </office:change-info>
          </text:insertion>
        </text:changed-region>
        <text:changed-region xml:id="ct233660032" text:id="ct233660032">
          <text:insertion>
            <office:change-info>
              <dc:creator>Peter Camilleri</dc:creator>
              <dc:date>2015-04-25T17:38:00</dc:date>
            </office:change-info>
          </text:insertion>
        </text:changed-region>
        <text:changed-region xml:id="ct233660136" text:id="ct233660136">
          <text:deletion>
            <office:change-info>
              <dc:creator>Peter Camilleri</dc:creator>
              <dc:date>2015-04-25T23:18:00</dc:date>
            </office:change-info>
            <text:p text:style-name="Text_20_body"/>
            <text:p text:style-name="Text_20_body">.r2d</text:p>
          </text:deletion>
        </text:changed-region>
        <text:changed-region xml:id="ct233660240" text:id="ct233660240">
          <text:insertion>
            <office:change-info>
              <dc:creator>Peter Camilleri</dc:creator>
              <dc:date>2015-04-25T17:38:00</dc:date>
            </office:change-info>
          </text:insertion>
        </text:changed-region>
        <text:changed-region xml:id="ct233660344" text:id="ct233660344">
          <text:insertion>
            <office:change-info>
              <dc:creator>Peter Camilleri</dc:creator>
              <dc:date>2015-04-25T17:38:00</dc:date>
            </office:change-info>
          </text:insertion>
        </text:changed-region>
        <text:changed-region xml:id="ct233660448" text:id="ct233660448">
          <text:insertion>
            <office:change-info>
              <dc:creator>Peter Camilleri</dc:creator>
              <dc:date>2015-04-25T17:38:00</dc:date>
            </office:change-info>
          </text:insertion>
        </text:changed-region>
        <text:changed-region xml:id="ct233660552" text:id="ct233660552">
          <text:insertion>
            <office:change-info>
              <dc:creator>Peter Camilleri</dc:creator>
              <dc:date>2015-04-25T17:38:00</dc:date>
            </office:change-info>
          </text:insertion>
        </text:changed-region>
        <text:changed-region xml:id="ct233660656" text:id="ct233660656">
          <text:insertion>
            <office:change-info>
              <dc:creator>Peter Camilleri</dc:creator>
              <dc:date>2015-04-25T17:38:00</dc:date>
            </office:change-info>
          </text:insertion>
        </text:changed-region>
        <text:changed-region xml:id="ct233660760" text:id="ct233660760">
          <text:deletion>
            <office:change-info>
              <dc:creator>Peter Camilleri</dc:creator>
              <dc:date>2015-04-25T23:18:00</dc:date>
            </office:change-info>
            <text:p text:style-name="Text_20_body"/>
            <text:p text:style-name="Text_20_body">.real</text:p>
          </text:deletion>
        </text:changed-region>
        <text:changed-region xml:id="ct233660864" text:id="ct233660864">
          <text:insertion>
            <office:change-info>
              <dc:creator>Peter Camilleri</dc:creator>
              <dc:date>2015-04-25T17:39:00</dc:date>
            </office:change-info>
          </text:insertion>
        </text:changed-region>
        <text:changed-region xml:id="ct233660968" text:id="ct233660968">
          <text:insertion>
            <office:change-info>
              <dc:creator>Peter Camilleri</dc:creator>
              <dc:date>2015-04-25T17:39:00</dc:date>
            </office:change-info>
          </text:insertion>
        </text:changed-region>
        <text:changed-region xml:id="ct233693880" text:id="ct233693880">
          <text:insertion>
            <office:change-info>
              <dc:creator>Peter Camilleri</dc:creator>
              <dc:date>2015-04-25T17:39:00</dc:date>
            </office:change-info>
          </text:insertion>
        </text:changed-region>
        <text:changed-region xml:id="ct233693984" text:id="ct233693984">
          <text:insertion>
            <office:change-info>
              <dc:creator>Peter Camilleri</dc:creator>
              <dc:date>2015-04-25T17:39:00</dc:date>
            </office:change-info>
          </text:insertion>
        </text:changed-region>
        <text:changed-region xml:id="ct233694088" text:id="ct233694088">
          <text:deletion>
            <office:change-info>
              <dc:creator>Peter Camilleri</dc:creator>
              <dc:date>2015-04-25T23:19:00</dc:date>
            </office:change-info>
            <text:p text:style-name="Text_20_body"/>
            <text:p text:style-name="Text_20_body">.round</text:p>
          </text:deletion>
        </text:changed-region>
        <text:changed-region xml:id="ct233694192" text:id="ct233694192">
          <text:insertion>
            <office:change-info>
              <dc:creator>Peter Camilleri</dc:creator>
              <dc:date>2015-04-25T17:39:00</dc:date>
            </office:change-info>
          </text:insertion>
        </text:changed-region>
        <text:changed-region xml:id="ct233694296" text:id="ct233694296">
          <text:insertion>
            <office:change-info>
              <dc:creator>Peter Camilleri</dc:creator>
              <dc:date>2015-04-25T17:39:00</dc:date>
            </office:change-info>
          </text:insertion>
        </text:changed-region>
        <text:changed-region xml:id="ct233694400" text:id="ct233694400">
          <text:insertion>
            <office:change-info>
              <dc:creator>Peter Camilleri</dc:creator>
              <dc:date>2015-04-25T17:39:00</dc:date>
            </office:change-info>
          </text:insertion>
        </text:changed-region>
        <text:changed-region xml:id="ct233694504" text:id="ct233694504">
          <text:insertion>
            <office:change-info>
              <dc:creator>Peter Camilleri</dc:creator>
              <dc:date>2015-04-25T17:39:00</dc:date>
            </office:change-info>
          </text:insertion>
        </text:changed-region>
        <text:changed-region xml:id="ct233694608" text:id="ct233694608">
          <text:insertion>
            <office:change-info>
              <dc:creator>Peter Camilleri</dc:creator>
              <dc:date>2015-04-25T17:39:00</dc:date>
            </office:change-info>
          </text:insertion>
        </text:changed-region>
        <text:changed-region xml:id="ct233694712" text:id="ct233694712">
          <text:insertion>
            <office:change-info>
              <dc:creator>Peter Camilleri</dc:creator>
              <dc:date>2015-04-25T17:39:00</dc:date>
            </office:change-info>
          </text:insertion>
        </text:changed-region>
        <text:changed-region xml:id="ct233694816" text:id="ct233694816">
          <text:deletion>
            <office:change-info>
              <dc:creator>Peter Camilleri</dc:creator>
              <dc:date>2015-04-25T23:19:00</dc:date>
            </office:change-info>
            <text:p text:style-name="Text_20_body"/>
            <text:p text:style-name="Text_20_body">.sin</text:p>
          </text:deletion>
        </text:changed-region>
        <text:changed-region xml:id="ct233694920" text:id="ct233694920">
          <text:insertion>
            <office:change-info>
              <dc:creator>Peter Camilleri</dc:creator>
              <dc:date>2015-04-25T17:39:00</dc:date>
            </office:change-info>
          </text:insertion>
        </text:changed-region>
        <text:changed-region xml:id="ct233695024" text:id="ct233695024">
          <text:insertion>
            <office:change-info>
              <dc:creator>Peter Camilleri</dc:creator>
              <dc:date>2015-04-25T17:39:00</dc:date>
            </office:change-info>
          </text:insertion>
        </text:changed-region>
        <text:changed-region xml:id="ct233695128" text:id="ct233695128">
          <text:insertion>
            <office:change-info>
              <dc:creator>Peter Camilleri</dc:creator>
              <dc:date>2015-04-25T17:39:00</dc:date>
            </office:change-info>
          </text:insertion>
        </text:changed-region>
        <text:changed-region xml:id="ct233695232" text:id="ct233695232">
          <text:insertion>
            <office:change-info>
              <dc:creator>Peter Camilleri</dc:creator>
              <dc:date>2015-04-25T17:39:00</dc:date>
            </office:change-info>
          </text:insertion>
        </text:changed-region>
        <text:changed-region xml:id="ct233695336" text:id="ct233695336">
          <text:insertion>
            <office:change-info>
              <dc:creator>Peter Camilleri</dc:creator>
              <dc:date>2015-04-25T17:39:00</dc:date>
            </office:change-info>
          </text:insertion>
        </text:changed-region>
        <text:changed-region xml:id="ct233695440" text:id="ct233695440">
          <text:deletion>
            <office:change-info>
              <dc:creator>Peter Camilleri</dc:creator>
              <dc:date>2015-04-25T23:19:00</dc:date>
            </office:change-info>
            <text:p text:style-name="Text_20_body"/>
            <text:p text:style-name="Text_20_body">.sinh</text:p>
          </text:deletion>
        </text:changed-region>
        <text:changed-region xml:id="ct233695544" text:id="ct233695544">
          <text:insertion>
            <office:change-info>
              <dc:creator>Peter Camilleri</dc:creator>
              <dc:date>2015-04-25T17:39:00</dc:date>
            </office:change-info>
          </text:insertion>
        </text:changed-region>
        <text:changed-region xml:id="ct233695648" text:id="ct233695648">
          <text:insertion>
            <office:change-info>
              <dc:creator>Peter Camilleri</dc:creator>
              <dc:date>2015-04-25T17:39:00</dc:date>
            </office:change-info>
          </text:insertion>
        </text:changed-region>
        <text:changed-region xml:id="ct233695752" text:id="ct233695752">
          <text:insertion>
            <office:change-info>
              <dc:creator>Peter Camilleri</dc:creator>
              <dc:date>2015-04-25T17:39:00</dc:date>
            </office:change-info>
          </text:insertion>
        </text:changed-region>
        <text:changed-region xml:id="ct233695856" text:id="ct233695856">
          <text:insertion>
            <office:change-info>
              <dc:creator>Peter Camilleri</dc:creator>
              <dc:date>2015-04-25T17:39:00</dc:date>
            </office:change-info>
          </text:insertion>
        </text:changed-region>
        <text:changed-region xml:id="ct233695960" text:id="ct233695960">
          <text:insertion>
            <office:change-info>
              <dc:creator>Peter Camilleri</dc:creator>
              <dc:date>2015-04-25T17:39:00</dc:date>
            </office:change-info>
          </text:insertion>
        </text:changed-region>
        <text:changed-region xml:id="ct233696064" text:id="ct233696064">
          <text:deletion>
            <office:change-info>
              <dc:creator>Peter Camilleri</dc:creator>
              <dc:date>2015-04-25T23:19:00</dc:date>
            </office:change-info>
            <text:p text:style-name="Text_20_body"/>
            <text:p text:style-name="Text_20_body">.sleep</text:p>
          </text:deletion>
        </text:changed-region>
        <text:changed-region xml:id="ct233696168" text:id="ct233696168">
          <text:insertion>
            <office:change-info>
              <dc:creator>Peter Camilleri</dc:creator>
              <dc:date>2015-04-25T17:39:00</dc:date>
            </office:change-info>
          </text:insertion>
        </text:changed-region>
        <text:changed-region xml:id="ct233696272" text:id="ct233696272">
          <text:insertion>
            <office:change-info>
              <dc:creator>Peter Camilleri</dc:creator>
              <dc:date>2015-04-25T17:39:00</dc:date>
            </office:change-info>
          </text:insertion>
        </text:changed-region>
        <text:changed-region xml:id="ct233696376" text:id="ct233696376">
          <text:insertion>
            <office:change-info>
              <dc:creator>Peter Camilleri</dc:creator>
              <dc:date>2015-04-25T17:39:00</dc:date>
            </office:change-info>
          </text:insertion>
        </text:changed-region>
        <text:changed-region xml:id="ct233696480" text:id="ct233696480">
          <text:insertion>
            <office:change-info>
              <dc:creator>Peter Camilleri</dc:creator>
              <dc:date>2015-04-25T17:39:00</dc:date>
            </office:change-info>
          </text:insertion>
        </text:changed-region>
        <text:changed-region xml:id="ct233696584" text:id="ct233696584">
          <text:deletion>
            <office:change-info>
              <dc:creator>Peter Camilleri</dc:creator>
              <dc:date>2015-04-25T23:20:00</dc:date>
            </office:change-info>
            <text:p text:style-name="Text_20_body"/>
            <text:p text:style-name="Text_20_body">.sqr</text:p>
          </text:deletion>
        </text:changed-region>
        <text:changed-region xml:id="ct233696688" text:id="ct233696688">
          <text:insertion>
            <office:change-info>
              <dc:creator>Peter Camilleri</dc:creator>
              <dc:date>2015-04-25T17:39:00</dc:date>
            </office:change-info>
          </text:insertion>
        </text:changed-region>
        <text:changed-region xml:id="ct233696792" text:id="ct233696792">
          <text:insertion>
            <office:change-info>
              <dc:creator>Peter Camilleri</dc:creator>
              <dc:date>2015-04-25T17:39:00</dc:date>
            </office:change-info>
          </text:insertion>
        </text:changed-region>
        <text:changed-region xml:id="ct233696896" text:id="ct233696896">
          <text:insertion>
            <office:change-info>
              <dc:creator>Peter Camilleri</dc:creator>
              <dc:date>2015-04-25T17:39:00</dc:date>
            </office:change-info>
          </text:insertion>
        </text:changed-region>
        <text:changed-region xml:id="ct233697000" text:id="ct233697000">
          <text:insertion>
            <office:change-info>
              <dc:creator>Peter Camilleri</dc:creator>
              <dc:date>2015-04-25T17:39:00</dc:date>
            </office:change-info>
          </text:insertion>
        </text:changed-region>
        <text:changed-region xml:id="ct233697104" text:id="ct233697104">
          <text:deletion>
            <office:change-info>
              <dc:creator>Peter Camilleri</dc:creator>
              <dc:date>2015-04-25T23:20:00</dc:date>
            </office:change-info>
            <text:p text:style-name="Text_20_body"/>
            <text:p text:style-name="Text_20_body">.sqrt</text:p>
          </text:deletion>
        </text:changed-region>
        <text:changed-region xml:id="ct233697208" text:id="ct233697208">
          <text:insertion>
            <office:change-info>
              <dc:creator>Peter Camilleri</dc:creator>
              <dc:date>2015-04-25T17:39:00</dc:date>
            </office:change-info>
          </text:insertion>
        </text:changed-region>
        <text:changed-region xml:id="ct233697312" text:id="ct233697312">
          <text:insertion>
            <office:change-info>
              <dc:creator>Peter Camilleri</dc:creator>
              <dc:date>2015-04-25T17:39:00</dc:date>
            </office:change-info>
          </text:insertion>
        </text:changed-region>
        <text:changed-region xml:id="ct233697416" text:id="ct233697416">
          <text:insertion>
            <office:change-info>
              <dc:creator>Peter Camilleri</dc:creator>
              <dc:date>2015-04-25T17:39:00</dc:date>
            </office:change-info>
          </text:insertion>
        </text:changed-region>
        <text:changed-region xml:id="ct233697520" text:id="ct233697520">
          <text:insertion>
            <office:change-info>
              <dc:creator>Peter Camilleri</dc:creator>
              <dc:date>2015-04-25T17:39:00</dc:date>
            </office:change-info>
          </text:insertion>
        </text:changed-region>
        <text:changed-region xml:id="ct233697624" text:id="ct233697624">
          <text:insertion>
            <office:change-info>
              <dc:creator>Peter Camilleri</dc:creator>
              <dc:date>2015-04-25T17:39:00</dc:date>
            </office:change-info>
          </text:insertion>
        </text:changed-region>
        <text:changed-region xml:id="ct233697728" text:id="ct233697728">
          <text:deletion>
            <office:change-info>
              <dc:creator>Peter Camilleri</dc:creator>
              <dc:date>2015-04-25T23:20:00</dc:date>
            </office:change-info>
            <text:p text:style-name="Text_20_body"/>
            <text:p text:style-name="Text_20_body">.tan</text:p>
          </text:deletion>
        </text:changed-region>
        <text:changed-region xml:id="ct233697832" text:id="ct233697832">
          <text:insertion>
            <office:change-info>
              <dc:creator>Peter Camilleri</dc:creator>
              <dc:date>2015-04-25T17:39:00</dc:date>
            </office:change-info>
          </text:insertion>
        </text:changed-region>
        <text:changed-region xml:id="ct233701984" text:id="ct233701984">
          <text:insertion>
            <office:change-info>
              <dc:creator>Peter Camilleri</dc:creator>
              <dc:date>2015-04-25T17:39:00</dc:date>
            </office:change-info>
          </text:insertion>
        </text:changed-region>
        <text:changed-region xml:id="ct233702088" text:id="ct233702088">
          <text:insertion>
            <office:change-info>
              <dc:creator>Peter Camilleri</dc:creator>
              <dc:date>2015-04-25T17:39:00</dc:date>
            </office:change-info>
          </text:insertion>
        </text:changed-region>
        <text:changed-region xml:id="ct233702192" text:id="ct233702192">
          <text:insertion>
            <office:change-info>
              <dc:creator>Peter Camilleri</dc:creator>
              <dc:date>2015-04-25T17:39:00</dc:date>
            </office:change-info>
          </text:insertion>
        </text:changed-region>
        <text:changed-region xml:id="ct233702296" text:id="ct233702296">
          <text:insertion>
            <office:change-info>
              <dc:creator>Peter Camilleri</dc:creator>
              <dc:date>2015-04-25T17:39:00</dc:date>
            </office:change-info>
          </text:insertion>
        </text:changed-region>
        <text:changed-region xml:id="ct233702400" text:id="ct233702400">
          <text:deletion>
            <office:change-info>
              <dc:creator>Peter Camilleri</dc:creator>
              <dc:date>2015-04-25T23:20:00</dc:date>
            </office:change-info>
            <text:p text:style-name="Text_20_body"/>
            <text:p text:style-name="Text_20_body">.tanh</text:p>
          </text:deletion>
        </text:changed-region>
        <text:changed-region xml:id="ct233702504" text:id="ct233702504">
          <text:insertion>
            <office:change-info>
              <dc:creator>Peter Camilleri</dc:creator>
              <dc:date>2015-04-25T17:39:00</dc:date>
            </office:change-info>
          </text:insertion>
        </text:changed-region>
        <text:changed-region xml:id="ct233702608" text:id="ct233702608">
          <text:insertion>
            <office:change-info>
              <dc:creator>Peter Camilleri</dc:creator>
              <dc:date>2015-04-25T17:39:00</dc:date>
            </office:change-info>
          </text:insertion>
        </text:changed-region>
        <text:changed-region xml:id="ct233702712" text:id="ct233702712">
          <text:insertion>
            <office:change-info>
              <dc:creator>Peter Camilleri</dc:creator>
              <dc:date>2015-04-25T17:39:00</dc:date>
            </office:change-info>
          </text:insertion>
        </text:changed-region>
        <text:changed-region xml:id="ct233702816" text:id="ct233702816">
          <text:insertion>
            <office:change-info>
              <dc:creator>Peter Camilleri</dc:creator>
              <dc:date>2015-04-25T17:39:00</dc:date>
            </office:change-info>
          </text:insertion>
        </text:changed-region>
        <text:changed-region xml:id="ct233702920" text:id="ct233702920">
          <text:insertion>
            <office:change-info>
              <dc:creator>Peter Camilleri</dc:creator>
              <dc:date>2015-04-25T17:39:00</dc:date>
            </office:change-info>
          </text:insertion>
        </text:changed-region>
        <text:changed-region xml:id="ct233703024" text:id="ct233703024">
          <text:deletion>
            <office:change-info>
              <dc:creator>Peter Camilleri</dc:creator>
              <dc:date>2015-04-25T23:20:00</dc:date>
            </office:change-info>
            <text:p text:style-name="Text_20_body"/>
            <text:p text:style-name="Text_20_body">/</text:p>
          </text:deletion>
        </text:changed-region>
        <text:changed-region xml:id="ct233703128" text:id="ct233703128">
          <text:insertion>
            <office:change-info>
              <dc:creator>Peter Camilleri</dc:creator>
              <dc:date>2015-04-25T17:39:00</dc:date>
            </office:change-info>
          </text:insertion>
        </text:changed-region>
        <text:changed-region xml:id="ct233703232" text:id="ct233703232">
          <text:insertion>
            <office:change-info>
              <dc:creator>Peter Camilleri</dc:creator>
              <dc:date>2015-04-25T17:39:00</dc:date>
            </office:change-info>
          </text:insertion>
        </text:changed-region>
        <text:changed-region xml:id="ct233703336" text:id="ct233703336">
          <text:insertion>
            <office:change-info>
              <dc:creator>Peter Camilleri</dc:creator>
              <dc:date>2015-04-25T17:39:00</dc:date>
            </office:change-info>
          </text:insertion>
        </text:changed-region>
        <text:changed-region xml:id="ct233703440" text:id="ct233703440">
          <text:insertion>
            <office:change-info>
              <dc:creator>Peter Camilleri</dc:creator>
              <dc:date>2015-04-25T17:39:00</dc:date>
            </office:change-info>
          </text:insertion>
        </text:changed-region>
        <text:changed-region xml:id="ct233703544" text:id="ct233703544">
          <text:deletion>
            <office:change-info>
              <dc:creator>Peter Camilleri</dc:creator>
              <dc:date>2015-04-25T23:21:00</dc:date>
            </office:change-info>
            <text:p text:style-name="Text_20_body"/>
            <text:p text:style-name="Text_20_body">0&lt;</text:p>
          </text:deletion>
        </text:changed-region>
        <text:changed-region xml:id="ct233703648" text:id="ct233703648">
          <text:insertion>
            <office:change-info>
              <dc:creator>Peter Camilleri</dc:creator>
              <dc:date>2015-04-25T17:39:00</dc:date>
            </office:change-info>
          </text:insertion>
        </text:changed-region>
        <text:changed-region xml:id="ct233703752" text:id="ct233703752">
          <text:insertion>
            <office:change-info>
              <dc:creator>Peter Camilleri</dc:creator>
              <dc:date>2015-04-25T17:39:00</dc:date>
            </office:change-info>
          </text:insertion>
        </text:changed-region>
        <text:changed-region xml:id="ct233703856" text:id="ct233703856">
          <text:insertion>
            <office:change-info>
              <dc:creator>Peter Camilleri</dc:creator>
              <dc:date>2015-04-25T17:39:00</dc:date>
            </office:change-info>
          </text:insertion>
        </text:changed-region>
        <text:changed-region xml:id="ct233703960" text:id="ct233703960">
          <text:insertion>
            <office:change-info>
              <dc:creator>Peter Camilleri</dc:creator>
              <dc:date>2015-04-25T17:39:00</dc:date>
            </office:change-info>
          </text:insertion>
        </text:changed-region>
        <text:changed-region xml:id="ct233704064" text:id="ct233704064">
          <text:deletion>
            <office:change-info>
              <dc:creator>Peter Camilleri</dc:creator>
              <dc:date>2015-04-25T23:21:00</dc:date>
            </office:change-info>
            <text:p text:style-name="Text_20_body"/>
            <text:p text:style-name="Text_20_body">0&lt;=</text:p>
          </text:deletion>
        </text:changed-region>
        <text:changed-region xml:id="ct233704168" text:id="ct233704168">
          <text:insertion>
            <office:change-info>
              <dc:creator>Peter Camilleri</dc:creator>
              <dc:date>2015-04-25T17:39:00</dc:date>
            </office:change-info>
          </text:insertion>
        </text:changed-region>
        <text:changed-region xml:id="ct233704272" text:id="ct233704272">
          <text:insertion>
            <office:change-info>
              <dc:creator>Peter Camilleri</dc:creator>
              <dc:date>2015-04-25T17:39:00</dc:date>
            </office:change-info>
          </text:insertion>
        </text:changed-region>
        <text:changed-region xml:id="ct233704376" text:id="ct233704376">
          <text:insertion>
            <office:change-info>
              <dc:creator>Peter Camilleri</dc:creator>
              <dc:date>2015-04-25T17:39:00</dc:date>
            </office:change-info>
          </text:insertion>
        </text:changed-region>
        <text:changed-region xml:id="ct233704480" text:id="ct233704480">
          <text:insertion>
            <office:change-info>
              <dc:creator>Peter Camilleri</dc:creator>
              <dc:date>2015-04-25T17:39:00</dc:date>
            </office:change-info>
          </text:insertion>
        </text:changed-region>
        <text:changed-region xml:id="ct233704584" text:id="ct233704584">
          <text:deletion>
            <office:change-info>
              <dc:creator>Peter Camilleri</dc:creator>
              <dc:date>2015-04-25T23:21:00</dc:date>
            </office:change-info>
            <text:p text:style-name="Text_20_body"/>
            <text:p text:style-name="Text_20_body">0&lt;=&gt;</text:p>
          </text:deletion>
        </text:changed-region>
        <text:changed-region xml:id="ct233704688" text:id="ct233704688">
          <text:insertion>
            <office:change-info>
              <dc:creator>Peter Camilleri</dc:creator>
              <dc:date>2015-04-25T17:39:00</dc:date>
            </office:change-info>
          </text:insertion>
        </text:changed-region>
        <text:changed-region xml:id="ct233704792" text:id="ct233704792">
          <text:insertion>
            <office:change-info>
              <dc:creator>Peter Camilleri</dc:creator>
              <dc:date>2015-04-25T17:39:00</dc:date>
            </office:change-info>
          </text:insertion>
        </text:changed-region>
        <text:changed-region xml:id="ct233704896" text:id="ct233704896">
          <text:insertion>
            <office:change-info>
              <dc:creator>Peter Camilleri</dc:creator>
              <dc:date>2015-04-25T17:39:00</dc:date>
            </office:change-info>
          </text:insertion>
        </text:changed-region>
        <text:changed-region xml:id="ct233705000" text:id="ct233705000">
          <text:insertion>
            <office:change-info>
              <dc:creator>Peter Camilleri</dc:creator>
              <dc:date>2015-04-25T17:39:00</dc:date>
            </office:change-info>
          </text:insertion>
        </text:changed-region>
        <text:changed-region xml:id="ct233705104" text:id="ct233705104">
          <text:insertion>
            <office:change-info>
              <dc:creator>Peter Camilleri</dc:creator>
              <dc:date>2015-04-25T17:39:00</dc:date>
            </office:change-info>
          </text:insertion>
        </text:changed-region>
        <text:changed-region xml:id="ct233705312" text:id="ct233705312">
          <text:deletion>
            <office:change-info>
              <dc:creator>Peter Camilleri</dc:creator>
              <dc:date>2015-04-25T23:21:00</dc:date>
            </office:change-info>
            <text:p text:style-name="Text_20_body">0&lt;&gt;</text:p>
          </text:deletion>
        </text:changed-region>
        <text:changed-region xml:id="ct233705208" text:id="ct233705208">
          <text:deletion>
            <office:change-info>
              <dc:creator>Peter Camilleri</dc:creator>
              <dc:date>2015-04-25T23:22:00</dc:date>
            </office:change-info>
            <text:p text:style-name="Text_20_body"/>
            <text:p text:style-name="Text_20_body"/>
          </text:deletion>
        </text:changed-region>
        <text:changed-region xml:id="ct233705416" text:id="ct233705416">
          <text:insertion>
            <office:change-info>
              <dc:creator>Peter Camilleri</dc:creator>
              <dc:date>2015-04-25T17:39:00</dc:date>
            </office:change-info>
          </text:insertion>
        </text:changed-region>
        <text:changed-region xml:id="ct233705520" text:id="ct233705520">
          <text:insertion>
            <office:change-info>
              <dc:creator>Peter Camilleri</dc:creator>
              <dc:date>2015-04-25T17:39:00</dc:date>
            </office:change-info>
          </text:insertion>
        </text:changed-region>
        <text:changed-region xml:id="ct233705624" text:id="ct233705624">
          <text:insertion>
            <office:change-info>
              <dc:creator>Peter Camilleri</dc:creator>
              <dc:date>2015-04-25T17:39:00</dc:date>
            </office:change-info>
          </text:insertion>
        </text:changed-region>
        <text:changed-region xml:id="ct233705728" text:id="ct233705728">
          <text:insertion>
            <office:change-info>
              <dc:creator>Peter Camilleri</dc:creator>
              <dc:date>2015-04-25T17:39:00</dc:date>
            </office:change-info>
          </text:insertion>
        </text:changed-region>
        <text:changed-region xml:id="ct233705832" text:id="ct233705832">
          <text:deletion>
            <office:change-info>
              <dc:creator>Peter Camilleri</dc:creator>
              <dc:date>2015-04-25T23:22:00</dc:date>
            </office:change-info>
            <text:p text:style-name="Text_20_body"/>
            <text:p text:style-name="Text_20_body">0=</text:p>
          </text:deletion>
        </text:changed-region>
        <text:changed-region xml:id="ct233705936" text:id="ct233705936">
          <text:insertion>
            <office:change-info>
              <dc:creator>Peter Camilleri</dc:creator>
              <dc:date>2015-04-25T17:39:00</dc:date>
            </office:change-info>
          </text:insertion>
        </text:changed-region>
        <text:changed-region xml:id="ct233706080" text:id="ct233706080">
          <text:insertion>
            <office:change-info>
              <dc:creator>Peter Camilleri</dc:creator>
              <dc:date>2015-04-25T17:39:00</dc:date>
            </office:change-info>
          </text:insertion>
        </text:changed-region>
        <text:changed-region xml:id="ct233706184" text:id="ct233706184">
          <text:insertion>
            <office:change-info>
              <dc:creator>Peter Camilleri</dc:creator>
              <dc:date>2015-04-25T17:39:00</dc:date>
            </office:change-info>
          </text:insertion>
        </text:changed-region>
        <text:changed-region xml:id="ct233706288" text:id="ct233706288">
          <text:insertion>
            <office:change-info>
              <dc:creator>Peter Camilleri</dc:creator>
              <dc:date>2015-04-25T17:39:00</dc:date>
            </office:change-info>
          </text:insertion>
        </text:changed-region>
        <text:changed-region xml:id="ct233706392" text:id="ct233706392">
          <text:deletion>
            <office:change-info>
              <dc:creator>Peter Camilleri</dc:creator>
              <dc:date>2015-04-25T23:22:00</dc:date>
            </office:change-info>
            <text:p text:style-name="Text_20_body"/>
            <text:p text:style-name="Text_20_body">0&gt;</text:p>
          </text:deletion>
        </text:changed-region>
        <text:changed-region xml:id="ct233706496" text:id="ct233706496">
          <text:insertion>
            <office:change-info>
              <dc:creator>Peter Camilleri</dc:creator>
              <dc:date>2015-04-25T17:39:00</dc:date>
            </office:change-info>
          </text:insertion>
        </text:changed-region>
        <text:changed-region xml:id="ct233706600" text:id="ct233706600">
          <text:insertion>
            <office:change-info>
              <dc:creator>Peter Camilleri</dc:creator>
              <dc:date>2015-04-25T17:39:00</dc:date>
            </office:change-info>
          </text:insertion>
        </text:changed-region>
        <text:changed-region xml:id="ct233706704" text:id="ct233706704">
          <text:insertion>
            <office:change-info>
              <dc:creator>Peter Camilleri</dc:creator>
              <dc:date>2015-04-25T17:39:00</dc:date>
            </office:change-info>
          </text:insertion>
        </text:changed-region>
        <text:changed-region xml:id="ct233706808" text:id="ct233706808">
          <text:insertion>
            <office:change-info>
              <dc:creator>Peter Camilleri</dc:creator>
              <dc:date>2015-04-25T17:39:00</dc:date>
            </office:change-info>
          </text:insertion>
        </text:changed-region>
        <text:changed-region xml:id="ct233706912" text:id="ct233706912">
          <text:deletion>
            <office:change-info>
              <dc:creator>Peter Camilleri</dc:creator>
              <dc:date>2015-04-25T23:22:00</dc:date>
            </office:change-info>
            <text:p text:style-name="Text_20_body"/>
            <text:p text:style-name="Text_20_body">0&gt;=</text:p>
          </text:deletion>
        </text:changed-region>
        <text:changed-region xml:id="ct233707016" text:id="ct233707016">
          <text:insertion>
            <office:change-info>
              <dc:creator>Peter Camilleri</dc:creator>
              <dc:date>2015-04-25T17:39:00</dc:date>
            </office:change-info>
          </text:insertion>
        </text:changed-region>
        <text:changed-region xml:id="ct233707120" text:id="ct233707120">
          <text:insertion>
            <office:change-info>
              <dc:creator>Peter Camilleri</dc:creator>
              <dc:date>2015-04-25T17:39:00</dc:date>
            </office:change-info>
          </text:insertion>
        </text:changed-region>
        <text:changed-region xml:id="ct233707224" text:id="ct233707224">
          <text:insertion>
            <office:change-info>
              <dc:creator>Peter Camilleri</dc:creator>
              <dc:date>2015-04-25T17:39:00</dc:date>
            </office:change-info>
          </text:insertion>
        </text:changed-region>
        <text:changed-region xml:id="ct233707328" text:id="ct233707328">
          <text:insertion>
            <office:change-info>
              <dc:creator>Peter Camilleri</dc:creator>
              <dc:date>2015-04-25T17:39:00</dc:date>
            </office:change-info>
          </text:insertion>
        </text:changed-region>
        <text:changed-region xml:id="ct233707432" text:id="ct233707432">
          <text:deletion>
            <office:change-info>
              <dc:creator>Peter Camilleri</dc:creator>
              <dc:date>2015-04-25T23:22:00</dc:date>
            </office:change-info>
            <text:p text:style-name="Text_20_body"/>
            <text:p text:style-name="Text_20_body">1+</text:p>
          </text:deletion>
        </text:changed-region>
        <text:changed-region xml:id="ct233707536" text:id="ct233707536">
          <text:insertion>
            <office:change-info>
              <dc:creator>Peter Camilleri</dc:creator>
              <dc:date>2015-04-25T17:39:00</dc:date>
            </office:change-info>
          </text:insertion>
        </text:changed-region>
        <text:changed-region xml:id="ct233707640" text:id="ct233707640">
          <text:insertion>
            <office:change-info>
              <dc:creator>Peter Camilleri</dc:creator>
              <dc:date>2015-04-25T17:39:00</dc:date>
            </office:change-info>
          </text:insertion>
        </text:changed-region>
        <text:changed-region xml:id="ct233707744" text:id="ct233707744">
          <text:insertion>
            <office:change-info>
              <dc:creator>Peter Camilleri</dc:creator>
              <dc:date>2015-04-25T17:39:00</dc:date>
            </office:change-info>
          </text:insertion>
        </text:changed-region>
        <text:changed-region xml:id="ct233707848" text:id="ct233707848">
          <text:insertion>
            <office:change-info>
              <dc:creator>Peter Camilleri</dc:creator>
              <dc:date>2015-04-25T17:39:00</dc:date>
            </office:change-info>
          </text:insertion>
        </text:changed-region>
        <text:changed-region xml:id="ct233707952" text:id="ct233707952">
          <text:deletion>
            <office:change-info>
              <dc:creator>Peter Camilleri</dc:creator>
              <dc:date>2015-04-25T23:22:00</dc:date>
            </office:change-info>
            <text:p text:style-name="Text_20_body"/>
            <text:p text:style-name="Text_20_body">1-</text:p>
          </text:deletion>
        </text:changed-region>
        <text:changed-region xml:id="ct233708056" text:id="ct233708056">
          <text:insertion>
            <office:change-info>
              <dc:creator>Peter Camilleri</dc:creator>
              <dc:date>2015-04-25T17:39:00</dc:date>
            </office:change-info>
          </text:insertion>
        </text:changed-region>
        <text:changed-region xml:id="ct233708160" text:id="ct233708160">
          <text:insertion>
            <office:change-info>
              <dc:creator>Peter Camilleri</dc:creator>
              <dc:date>2015-04-25T17:39:00</dc:date>
            </office:change-info>
          </text:insertion>
        </text:changed-region>
        <text:changed-region xml:id="ct233708264" text:id="ct233708264">
          <text:insertion>
            <office:change-info>
              <dc:creator>Peter Camilleri</dc:creator>
              <dc:date>2015-04-25T17:39:00</dc:date>
            </office:change-info>
          </text:insertion>
        </text:changed-region>
        <text:changed-region xml:id="ct233708368" text:id="ct233708368">
          <text:insertion>
            <office:change-info>
              <dc:creator>Peter Camilleri</dc:creator>
              <dc:date>2015-04-25T17:39:00</dc:date>
            </office:change-info>
          </text:insertion>
        </text:changed-region>
        <text:changed-region xml:id="ct233708472" text:id="ct233708472">
          <text:deletion>
            <office:change-info>
              <dc:creator>Peter Camilleri</dc:creator>
              <dc:date>2015-04-25T23:23:00</dc:date>
            </office:change-info>
            <text:p text:style-name="Text_20_body"/>
            <text:p text:style-name="Text_20_body">2*</text:p>
          </text:deletion>
        </text:changed-region>
        <text:changed-region xml:id="ct233708576" text:id="ct233708576">
          <text:insertion>
            <office:change-info>
              <dc:creator>Peter Camilleri</dc:creator>
              <dc:date>2015-04-25T17:39:00</dc:date>
            </office:change-info>
          </text:insertion>
        </text:changed-region>
        <text:changed-region xml:id="ct233708680" text:id="ct233708680">
          <text:insertion>
            <office:change-info>
              <dc:creator>Peter Camilleri</dc:creator>
              <dc:date>2015-04-25T17:39:00</dc:date>
            </office:change-info>
          </text:insertion>
        </text:changed-region>
        <text:changed-region xml:id="ct233708784" text:id="ct233708784">
          <text:insertion>
            <office:change-info>
              <dc:creator>Peter Camilleri</dc:creator>
              <dc:date>2015-04-25T17:39:00</dc:date>
            </office:change-info>
          </text:insertion>
        </text:changed-region>
        <text:changed-region xml:id="ct233708888" text:id="ct233708888">
          <text:insertion>
            <office:change-info>
              <dc:creator>Peter Camilleri</dc:creator>
              <dc:date>2015-04-25T17:39:00</dc:date>
            </office:change-info>
          </text:insertion>
        </text:changed-region>
        <text:changed-region xml:id="ct233708992" text:id="ct233708992">
          <text:deletion>
            <office:change-info>
              <dc:creator>Peter Camilleri</dc:creator>
              <dc:date>2015-04-25T23:23:00</dc:date>
            </office:change-info>
            <text:p text:style-name="Text_20_body"/>
            <text:p text:style-name="Text_20_body">2+</text:p>
          </text:deletion>
        </text:changed-region>
        <text:changed-region xml:id="ct233709096" text:id="ct233709096">
          <text:insertion>
            <office:change-info>
              <dc:creator>Peter Camilleri</dc:creator>
              <dc:date>2015-04-25T17:39:00</dc:date>
            </office:change-info>
          </text:insertion>
        </text:changed-region>
        <text:changed-region xml:id="ct233709200" text:id="ct233709200">
          <text:insertion>
            <office:change-info>
              <dc:creator>Peter Camilleri</dc:creator>
              <dc:date>2015-04-25T17:39:00</dc:date>
            </office:change-info>
          </text:insertion>
        </text:changed-region>
        <text:changed-region xml:id="ct233709304" text:id="ct233709304">
          <text:insertion>
            <office:change-info>
              <dc:creator>Peter Camilleri</dc:creator>
              <dc:date>2015-04-25T17:39:00</dc:date>
            </office:change-info>
          </text:insertion>
        </text:changed-region>
        <text:changed-region xml:id="ct233709408" text:id="ct233709408">
          <text:insertion>
            <office:change-info>
              <dc:creator>Peter Camilleri</dc:creator>
              <dc:date>2015-04-25T17:39:00</dc:date>
            </office:change-info>
          </text:insertion>
        </text:changed-region>
        <text:changed-region xml:id="ct233709512" text:id="ct233709512">
          <text:deletion>
            <office:change-info>
              <dc:creator>Peter Camilleri</dc:creator>
              <dc:date>2015-04-25T23:23:00</dc:date>
            </office:change-info>
            <text:p text:style-name="Text_20_body"/>
            <text:p text:style-name="Text_20_body">2-</text:p>
          </text:deletion>
        </text:changed-region>
        <text:changed-region xml:id="ct233709616" text:id="ct233709616">
          <text:insertion>
            <office:change-info>
              <dc:creator>Peter Camilleri</dc:creator>
              <dc:date>2015-04-25T17:39:00</dc:date>
            </office:change-info>
          </text:insertion>
        </text:changed-region>
        <text:changed-region xml:id="ct233709720" text:id="ct233709720">
          <text:insertion>
            <office:change-info>
              <dc:creator>Peter Camilleri</dc:creator>
              <dc:date>2015-04-25T17:39:00</dc:date>
            </office:change-info>
          </text:insertion>
        </text:changed-region>
        <text:changed-region xml:id="ct233709824" text:id="ct233709824">
          <text:insertion>
            <office:change-info>
              <dc:creator>Peter Camilleri</dc:creator>
              <dc:date>2015-04-25T17:39:00</dc:date>
            </office:change-info>
          </text:insertion>
        </text:changed-region>
        <text:changed-region xml:id="ct233709928" text:id="ct233709928">
          <text:insertion>
            <office:change-info>
              <dc:creator>Peter Camilleri</dc:creator>
              <dc:date>2015-04-25T17:39:00</dc:date>
            </office:change-info>
          </text:insertion>
        </text:changed-region>
        <text:changed-region xml:id="ct233710032" text:id="ct233710032">
          <text:deletion>
            <office:change-info>
              <dc:creator>Peter Camilleri</dc:creator>
              <dc:date>2015-04-25T23:24:00</dc:date>
            </office:change-info>
            <text:p text:style-name="Text_20_body"/>
            <text:p text:style-name="Text_20_body">2/</text:p>
          </text:deletion>
        </text:changed-region>
        <text:changed-region xml:id="ct233710136" text:id="ct233710136">
          <text:insertion>
            <office:change-info>
              <dc:creator>Peter Camilleri</dc:creator>
              <dc:date>2015-04-25T17:39:00</dc:date>
            </office:change-info>
          </text:insertion>
        </text:changed-region>
        <text:changed-region xml:id="ct233710240" text:id="ct233710240">
          <text:insertion>
            <office:change-info>
              <dc:creator>Peter Camilleri</dc:creator>
              <dc:date>2015-04-25T17:39:00</dc:date>
            </office:change-info>
          </text:insertion>
        </text:changed-region>
        <text:changed-region xml:id="ct233710344" text:id="ct233710344">
          <text:insertion>
            <office:change-info>
              <dc:creator>Peter Camilleri</dc:creator>
              <dc:date>2015-04-25T17:39:00</dc:date>
            </office:change-info>
          </text:insertion>
        </text:changed-region>
        <text:changed-region xml:id="ct233710448" text:id="ct233710448">
          <text:insertion>
            <office:change-info>
              <dc:creator>Peter Camilleri</dc:creator>
              <dc:date>2015-04-25T17:39:00</dc:date>
            </office:change-info>
          </text:insertion>
        </text:changed-region>
        <text:changed-region xml:id="ct233710552" text:id="ct233710552">
          <text:deletion>
            <office:change-info>
              <dc:creator>Peter Camilleri</dc:creator>
              <dc:date>2015-04-25T23:24:00</dc:date>
            </office:change-info>
            <text:p text:style-name="Text_20_body"/>
            <text:p text:style-name="Text_20_body">&lt;</text:p>
          </text:deletion>
        </text:changed-region>
        <text:changed-region xml:id="ct233710656" text:id="ct233710656">
          <text:insertion>
            <office:change-info>
              <dc:creator>Peter Camilleri</dc:creator>
              <dc:date>2015-04-25T17:39:00</dc:date>
            </office:change-info>
          </text:insertion>
        </text:changed-region>
        <text:changed-region xml:id="ct233710760" text:id="ct233710760">
          <text:insertion>
            <office:change-info>
              <dc:creator>Peter Camilleri</dc:creator>
              <dc:date>2015-04-25T17:39:00</dc:date>
            </office:change-info>
          </text:insertion>
        </text:changed-region>
        <text:changed-region xml:id="ct233710864" text:id="ct233710864">
          <text:insertion>
            <office:change-info>
              <dc:creator>Peter Camilleri</dc:creator>
              <dc:date>2015-04-25T17:39:00</dc:date>
            </office:change-info>
          </text:insertion>
        </text:changed-region>
        <text:changed-region xml:id="ct233710968" text:id="ct233710968">
          <text:insertion>
            <office:change-info>
              <dc:creator>Peter Camilleri</dc:creator>
              <dc:date>2015-04-25T17:39:00</dc:date>
            </office:change-info>
          </text:insertion>
        </text:changed-region>
        <text:changed-region xml:id="ct233711072" text:id="ct233711072">
          <text:insertion>
            <office:change-info>
              <dc:creator>Peter Camilleri</dc:creator>
              <dc:date>2015-04-25T17:39:00</dc:date>
            </office:change-info>
          </text:insertion>
        </text:changed-region>
        <text:changed-region xml:id="ct233711176" text:id="ct233711176">
          <text:deletion>
            <office:change-info>
              <dc:creator>Peter Camilleri</dc:creator>
              <dc:date>2015-04-25T23:24:00</dc:date>
            </office:change-info>
            <text:p text:style-name="Text_20_body"/>
            <text:p text:style-name="Text_20_body">&lt;=</text:p>
          </text:deletion>
        </text:changed-region>
        <text:changed-region xml:id="ct233711280" text:id="ct233711280">
          <text:insertion>
            <office:change-info>
              <dc:creator>Peter Camilleri</dc:creator>
              <dc:date>2015-04-25T17:39:00</dc:date>
            </office:change-info>
          </text:insertion>
        </text:changed-region>
        <text:changed-region xml:id="ct233711384" text:id="ct233711384">
          <text:insertion>
            <office:change-info>
              <dc:creator>Peter Camilleri</dc:creator>
              <dc:date>2015-04-25T17:39:00</dc:date>
            </office:change-info>
          </text:insertion>
        </text:changed-region>
        <text:changed-region xml:id="ct233711488" text:id="ct233711488">
          <text:insertion>
            <office:change-info>
              <dc:creator>Peter Camilleri</dc:creator>
              <dc:date>2015-04-25T17:39:00</dc:date>
            </office:change-info>
          </text:insertion>
        </text:changed-region>
        <text:changed-region xml:id="ct233711592" text:id="ct233711592">
          <text:insertion>
            <office:change-info>
              <dc:creator>Peter Camilleri</dc:creator>
              <dc:date>2015-04-25T17:39:00</dc:date>
            </office:change-info>
          </text:insertion>
        </text:changed-region>
        <text:changed-region xml:id="ct233711696" text:id="ct233711696">
          <text:insertion>
            <office:change-info>
              <dc:creator>Peter Camilleri</dc:creator>
              <dc:date>2015-04-25T17:39:00</dc:date>
            </office:change-info>
          </text:insertion>
        </text:changed-region>
        <text:changed-region xml:id="ct233711800" text:id="ct233711800">
          <text:deletion>
            <office:change-info>
              <dc:creator>Peter Camilleri</dc:creator>
              <dc:date>2015-04-25T23:24:00</dc:date>
            </office:change-info>
            <text:p text:style-name="Text_20_body"/>
            <text:p text:style-name="Text_20_body">&lt;=&gt;</text:p>
          </text:deletion>
        </text:changed-region>
        <text:changed-region xml:id="ct233711904" text:id="ct233711904">
          <text:insertion>
            <office:change-info>
              <dc:creator>Peter Camilleri</dc:creator>
              <dc:date>2015-04-25T17:39:00</dc:date>
            </office:change-info>
          </text:insertion>
        </text:changed-region>
        <text:changed-region xml:id="ct233712008" text:id="ct233712008">
          <text:insertion>
            <office:change-info>
              <dc:creator>Peter Camilleri</dc:creator>
              <dc:date>2015-04-25T17:39:00</dc:date>
            </office:change-info>
          </text:insertion>
        </text:changed-region>
        <text:changed-region xml:id="ct233712112" text:id="ct233712112">
          <text:insertion>
            <office:change-info>
              <dc:creator>Peter Camilleri</dc:creator>
              <dc:date>2015-04-25T17:39:00</dc:date>
            </office:change-info>
          </text:insertion>
        </text:changed-region>
        <text:changed-region xml:id="ct233712216" text:id="ct233712216">
          <text:insertion>
            <office:change-info>
              <dc:creator>Peter Camilleri</dc:creator>
              <dc:date>2015-04-25T17:39:00</dc:date>
            </office:change-info>
          </text:insertion>
        </text:changed-region>
        <text:changed-region xml:id="ct233712320" text:id="ct233712320">
          <text:insertion>
            <office:change-info>
              <dc:creator>Peter Camilleri</dc:creator>
              <dc:date>2015-04-25T17:39:00</dc:date>
            </office:change-info>
          </text:insertion>
        </text:changed-region>
        <text:changed-region xml:id="ct233712528" text:id="ct233712528">
          <text:deletion>
            <office:change-info>
              <dc:creator>Peter Camilleri</dc:creator>
              <dc:date>2015-04-25T23:24:00</dc:date>
            </office:change-info>
            <text:p text:style-name="Text_20_body">&gt;</text:p>
          </text:deletion>
        </text:changed-region>
        <text:changed-region xml:id="ct233712424" text:id="ct233712424">
          <text:deletion>
            <office:change-info>
              <dc:creator>Peter Camilleri</dc:creator>
              <dc:date>2015-04-25T23:25:00</dc:date>
            </office:change-info>
            <text:p text:style-name="Text_20_body"/>
            <text:p text:style-name="Text_20_body"/>
          </text:deletion>
        </text:changed-region>
        <text:changed-region xml:id="ct233712632" text:id="ct233712632">
          <text:insertion>
            <office:change-info>
              <dc:creator>Peter Camilleri</dc:creator>
              <dc:date>2015-04-25T17:39:00</dc:date>
            </office:change-info>
          </text:insertion>
        </text:changed-region>
        <text:changed-region xml:id="ct233712736" text:id="ct233712736">
          <text:insertion>
            <office:change-info>
              <dc:creator>Peter Camilleri</dc:creator>
              <dc:date>2015-04-25T17:39:00</dc:date>
            </office:change-info>
          </text:insertion>
        </text:changed-region>
        <text:changed-region xml:id="ct233712840" text:id="ct233712840">
          <text:insertion>
            <office:change-info>
              <dc:creator>Peter Camilleri</dc:creator>
              <dc:date>2015-04-25T17:39:00</dc:date>
            </office:change-info>
          </text:insertion>
        </text:changed-region>
        <text:changed-region xml:id="ct233712944" text:id="ct233712944">
          <text:insertion>
            <office:change-info>
              <dc:creator>Peter Camilleri</dc:creator>
              <dc:date>2015-04-25T17:39:00</dc:date>
            </office:change-info>
          </text:insertion>
        </text:changed-region>
        <text:changed-region xml:id="ct233713048" text:id="ct233713048">
          <text:insertion>
            <office:change-info>
              <dc:creator>Peter Camilleri</dc:creator>
              <dc:date>2015-04-25T17:39:00</dc:date>
            </office:change-info>
          </text:insertion>
        </text:changed-region>
        <text:changed-region xml:id="ct233713152" text:id="ct233713152">
          <text:deletion>
            <office:change-info>
              <dc:creator>Peter Camilleri</dc:creator>
              <dc:date>2015-04-25T23:25:00</dc:date>
            </office:change-info>
            <text:p text:style-name="Text_20_body"/>
            <text:p text:style-name="Text_20_body">&gt;=</text:p>
          </text:deletion>
        </text:changed-region>
        <text:changed-region xml:id="ct233713256" text:id="ct233713256">
          <text:insertion>
            <office:change-info>
              <dc:creator>Peter Camilleri</dc:creator>
              <dc:date>2015-04-25T17:39:00</dc:date>
            </office:change-info>
          </text:insertion>
        </text:changed-region>
        <text:changed-region xml:id="ct233713360" text:id="ct233713360">
          <text:insertion>
            <office:change-info>
              <dc:creator>Peter Camilleri</dc:creator>
              <dc:date>2015-04-25T17:39:00</dc:date>
            </office:change-info>
          </text:insertion>
        </text:changed-region>
        <text:changed-region xml:id="ct233713464" text:id="ct233713464">
          <text:insertion>
            <office:change-info>
              <dc:creator>Peter Camilleri</dc:creator>
              <dc:date>2015-04-25T17:39:00</dc:date>
            </office:change-info>
          </text:insertion>
        </text:changed-region>
        <text:changed-region xml:id="ct233713568" text:id="ct233713568">
          <text:insertion>
            <office:change-info>
              <dc:creator>Peter Camilleri</dc:creator>
              <dc:date>2015-04-25T17:39:00</dc:date>
            </office:change-info>
          </text:insertion>
        </text:changed-region>
        <text:changed-region xml:id="ct233713672" text:id="ct233713672">
          <text:insertion>
            <office:change-info>
              <dc:creator>Peter Camilleri</dc:creator>
              <dc:date>2015-04-25T17:39:00</dc:date>
            </office:change-info>
          </text:insertion>
        </text:changed-region>
        <text:changed-region xml:id="ct233713776" text:id="ct233713776">
          <text:deletion>
            <office:change-info>
              <dc:creator>Peter Camilleri</dc:creator>
              <dc:date>2015-04-25T23:25:00</dc:date>
            </office:change-info>
            <text:p text:style-name="Text_20_body"/>
            <text:p text:style-name="Text_20_body">mod</text:p>
          </text:deletion>
        </text:changed-region>
        <text:changed-region xml:id="ct233713880" text:id="ct233713880">
          <text:insertion>
            <office:change-info>
              <dc:creator>Peter Camilleri</dc:creator>
              <dc:date>2015-04-25T17:39:00</dc:date>
            </office:change-info>
          </text:insertion>
        </text:changed-region>
        <text:changed-region xml:id="ct233713984" text:id="ct233713984">
          <text:insertion>
            <office:change-info>
              <dc:creator>Peter Camilleri</dc:creator>
              <dc:date>2015-04-25T17:39:00</dc:date>
            </office:change-info>
          </text:insertion>
        </text:changed-region>
        <text:changed-region xml:id="ct233714088" text:id="ct233714088">
          <text:insertion>
            <office:change-info>
              <dc:creator>Peter Camilleri</dc:creator>
              <dc:date>2015-04-25T17:39:00</dc:date>
            </office:change-info>
          </text:insertion>
        </text:changed-region>
        <text:changed-region xml:id="ct233730656" text:id="ct233730656">
          <text:insertion>
            <office:change-info>
              <dc:creator>Peter Camilleri</dc:creator>
              <dc:date>2015-04-25T17:39:00</dc:date>
            </office:change-info>
          </text:insertion>
        </text:changed-region>
        <text:changed-region xml:id="ct233730760" text:id="ct233730760">
          <text:deletion>
            <office:change-info>
              <dc:creator>Peter Camilleri</dc:creator>
              <dc:date>2015-04-25T23:25:00</dc:date>
            </office:change-info>
            <text:p text:style-name="Text_20_body"/>
            <text:p text:style-name="Text_20_body">neg</text:p>
          </text:deletion>
        </text:changed-region>
        <text:changed-region xml:id="ct233730864" text:id="ct233730864">
          <text:insertion>
            <office:change-info>
              <dc:creator>Peter Camilleri</dc:creator>
              <dc:date>2015-04-25T17:39:00</dc:date>
            </office:change-info>
          </text:insertion>
        </text:changed-region>
        <text:changed-region xml:id="ct233730968" text:id="ct233730968">
          <text:insertion>
            <office:change-info>
              <dc:creator>Peter Camilleri</dc:creator>
              <dc:date>2015-04-25T17:39:00</dc:date>
            </office:change-info>
          </text:insertion>
        </text:changed-region>
        <text:changed-region xml:id="ct233731072" text:id="ct233731072">
          <text:insertion>
            <office:change-info>
              <dc:creator>Peter Camilleri</dc:creator>
              <dc:date>2015-04-25T17:39:00</dc:date>
            </office:change-info>
          </text:insertion>
        </text:changed-region>
        <text:changed-region xml:id="ct233731176" text:id="ct233731176">
          <text:insertion>
            <office:change-info>
              <dc:creator>Peter Camilleri</dc:creator>
              <dc:date>2015-04-25T17:39:00</dc:date>
            </office:change-info>
          </text:insertion>
        </text:changed-region>
        <text:changed-region xml:id="ct233731280" text:id="ct2337312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7,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7</text:p>
          <text:p text:style-name="P64">Class Stubs<text:tab/>127</text:p>
          <text:p text:style-name="P64">See Also<text:tab/>128</text:p>
          <text:p text:style-name="P63">Procedure<text:tab/>129</text:p>
          <text:p text:style-name="P64">Procedure Literals<text:tab/>129</text:p>
          <text:p text:style-name="P64">Instance Methods<text:tab/>129</text:p>
          <text:p text:style-name="P64">See Also<text:tab/>129</text:p>
          <text:p text:style-name="P63">Queue<text:tab/>130</text:p>
          <text:p text:style-name="P64">Instance Methods<text:tab/>130</text:p>
          <text:p text:style-name="P64">See Also<text:tab/>130</text:p>
          <text:p text:style-name="P63">Rational<text:tab/>131</text:p>
          <text:p text:style-name="P64">Rational Literals<text:tab/>131</text:p>
          <text:p text:style-name="P64">Instance Methods<text:tab/>131</text:p>
          <text:p text:style-name="P64">See Also<text:tab/>132</text:p>
          <text:p text:style-name="P63">Stack<text:tab/>133</text:p>
          <text:p text:style-name="P64">Instance Methods<text:tab/>133</text:p>
          <text:p text:style-name="P64">See Also<text:tab/>133</text:p>
          <text:p text:style-name="P63">String<text:tab/>134</text:p>
          <text:p text:style-name="P64">String Literals<text:tab/>134</text:p>
          <text:p text:style-name="P64">Instance Methods<text:tab/>134</text:p>
          <text:p text:style-name="P64">See Also<text:tab/>135</text:p>
          <text:p text:style-name="P63">Thread<text:tab/>136</text:p>
          <text:p text:style-name="P64">Class Methods<text:tab/>136</text:p>
          <text:p text:style-name="P64">Instance Methods<text:tab/>136</text:p>
          <text:p text:style-name="P64">See Also<text:tab/>136</text:p>
          <text:p text:style-name="P63">TrueClass<text:tab/>137</text:p>
          <text:p text:style-name="P64">TrueClass Literals<text:tab/>137</text:p>
          <text:p text:style-name="P64">See Also<text:tab/>137</text:p>
          <text:p text:style-name="P63">VirtualMachine<text:tab/>138</text:p>
          <text:p text:style-name="P64">Instance Methods<text:tab/>138</text:p>
          <text:p text:style-name="P64">Commands<text:tab/>143</text:p>
          <text:p text:style-name="P64">See Also<text:tab/>144</text:p>
          <text:p text:style-name="P63">Appendix A – Symbol Glossary<text:tab/>145</text:p>
          <text:p text:style-name="P63">Appendix B – Regular Expressions<text:tab/>147</text:p>
          <text:p text:style-name="P63">Edit History:<text:tab/>150</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208539873577720374" text:style-name="L1">
        <text:list-item>
          <text:p text:style-name="P70">A Simple, Easy-to-Understand syntax that is none the less, Expressive and Compact:</text:p>
        </text:list-item>
      </text:list>
      <text:list xml:id="list4393731463255096978" text:style-name="L2">
        <text:list-item>
          <text:list>
            <text:list-item>
              <text:p text:style-name="P71">Source code in fOOrth is free-form with no line oriented limitations or rules.</text:p>
            </text:list-item>
            <text:list-item>
              <text:p text:style-name="P71">Support is given to the easy representation of common literal data such as strings, integers, floating point numbers, rational numbers, and complex numbers.</text:p>
            </text:list-item>
          </text:list>
        </text:list-item>
      </text:list>
      <text:list xml:id="list36205899" text:continue-list="list5208539873577720374" text:style-name="L1">
        <text:list-item>
          <text:p text:style-name="P70">Safe Data and Data Structures:</text:p>
        </text:list-item>
      </text:list>
      <text:list xml:id="list616436168604788532"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36206400" text:continue-list="list36205899" text:style-name="L1">
        <text:list-item>
          <text:p text:style-name="P70">Message Passing:</text:p>
        </text:list-item>
      </text:list>
      <text:list xml:id="list6806851950617707866"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36213511" text:continue-list="list36206400" text:style-name="L1">
        <text:list-item>
          <text:p text:style-name="P70">Object Oriented Design:</text:p>
        </text:list-item>
      </text:list>
      <text:list xml:id="list7454866672489428413"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36211250" text:continue-list="list36213511" text:style-name="L1">
        <text:list-item>
          <text:p text:style-name="P70">Meta programming: </text:p>
        </text:list-item>
      </text:list>
      <text:list xml:id="list2467162610311576319" text:style-name="L6">
        <text:list-item>
          <text:list>
            <text:list-item>
              <text:p text:style-name="P92">Support extensible language constructs by making the compiler an accessible part of the system.</text:p>
            </text:list-item>
          </text:list>
        </text:list-item>
      </text:list>
      <text:list xml:id="list36206305" text:continue-list="list36211250" text:style-name="L1">
        <text:list-item>
          <text:p text:style-name="P70">Reliability:</text:p>
        </text:list-item>
      </text:list>
      <text:list xml:id="list2223774901433182595"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36201787" text:continue-list="list36206305" text:style-name="L1">
        <text:list-item>
          <text:p text:style-name="P75">Building on the host language:</text:p>
        </text:list-item>
      </text:list>
      <text:list xml:id="list1381059650308219885"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48764452"/>Thanks<text:alphabetical-index-mark-end text:id="IMark14876445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810469600020199207"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48764452"/>Rake<text:alphabetical-index-mark-end text:id="IMark148764452"/>:</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8764452"/>Demo.rb<text:alphabetical-index-mark-end text:id="IMark1487644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8764452"/>Testing<text:alphabetical-index-mark-end text:id="IMark1487644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8764452"/>Known Issues<text:alphabetical-index-mark-end text:id="IMark1487644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8764452"/>Archive<text:alphabetical-index-mark-end text:id="IMark1487644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1978752"/>F10:<text:change-end text:change-id="ct231978752"/><text:change-start text:change-id="ct231978856"/> <text:change-end text:change-id="ct23197885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8840784"/>drop<text:alphabetical-index-mark-end text:id="IMark14884078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8840784"/>dup<text:alphabetical-index-mark-end text:id="IMark14884078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8840784"/>nip<text:alphabetical-index-mark-end text:id="IMark14884078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8840784"/>over<text:alphabetical-index-mark-end text:id="IMark14884078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8840784"/>pick<text:alphabetical-index-mark-end text:id="IMark14884078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8840784"/>swap<text:alphabetical-index-mark-end text:id="IMark14884078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8840784"/>tuck<text:alphabetical-index-mark-end text:id="IMark14884078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500748430747144930"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8883988"/>if<text:alphabetical-index-mark-end text:id="IMark14888398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8883988"/>else<text:alphabetical-index-mark-end text:id="IMark148883988"/>” and “<text:alphabetical-index-mark-start text:id="IMark148883172"/>then<text:alphabetical-index-mark-end text:id="IMark14888317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8883172"/>switch<text:alphabetical-index-mark-end text:id="IMark14888317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8883172"/>do<text:alphabetical-index-mark-end text:id="IMark148883172"/>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48883172"/>loop<text:alphabetical-index-mark-end text:id="IMark148883172"/>” commands mark the boundaries of the loop; The “<text:alphabetical-index-mark-start text:id="IMark148883988"/>i<text:alphabetical-index-mark-end text:id="IMark148883988"/>” command is used to retrieve the current loop counter value. For nested loops, the “<text:alphabetical-index-mark-start text:id="IMark148885380"/>j<text:alphabetical-index-mark-end text:id="IMark148885380"/>” command retrieves the value of the outer loops counter value. <text:s/>By default, the “loop” command adds one to the loop value. For more flexible looping, the “<text:alphabetical-index-mark-start text:id="IMark148885092"/>+loop<text:alphabetical-index-mark-end text:id="IMark1488850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8885092"/>-i<text:alphabetical-index-mark-end text:id="IMark148885092"/> and <text:alphabetical-index-mark-start text:id="IMark148885380"/>-j<text:alphabetical-index-mark-end text:id="IMark14888538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8885380"/>begin<text:alphabetical-index-mark-end text:id="IMark14888538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926350566077750311" text:style-name="L11">
        <text:list-item>
          <text:p text:style-name="P78">begin … <text:alphabetical-index-mark-start text:id="IMark148883988"/>until<text:alphabetical-index-mark-end text:id="IMark148883988"/> – loops until the top of stack is true.</text:p>
        </text:list-item>
        <text:list-item>
          <text:p text:style-name="P78">begin … <text:alphabetical-index-mark-start text:id="IMark148885380"/>again<text:alphabetical-index-mark-end text:id="IMark148885380"/> – loops indefinitely </text:p>
        </text:list-item>
        <text:list-item>
          <text:p text:style-name="P78">begin … <text:alphabetical-index-mark-start text:id="IMark148883988"/>repeat<text:alphabetical-index-mark-end text:id="IMark14888398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8883988"/>Typing<text:alphabetical-index-mark-end text:id="IMark14888398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8836464"/>Duck Typing<text:alphabetical-index-mark-end text:id="IMark14883646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8836464"/>Declarations<text:alphabetical-index-mark-end text:id="IMark1488364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8836464"/>Scoping<text:alphabetical-index-mark-end text:id="IMark1488364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8836464"/><text:span text:style-name="T7">val:</text:span><text:alphabetical-index-mark-end text:id="IMark148836464"/> and <text:alphabetical-index-mark-start text:id="IMark148883988"/><text:span text:style-name="T7">var:</text:span><text:alphabetical-index-mark-end text:id="IMark14888398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8883988"/><text:span text:style-name="T7">.init</text:span><text:alphabetical-index-mark-end text:id="IMark148883988"/> method being the most popular since it is called to initialize a new instance of the object.</text:p>
      <text:p text:style-name="P1">Methods: <text:alphabetical-index-mark-start text:id="IMark148883988"/><text:span text:style-name="T7">val@:</text:span><text:alphabetical-index-mark-end text:id="IMark148883988"/> and <text:alphabetical-index-mark-start text:id="IMark148836464"/><text:span text:style-name="T7">var@:</text:span><text:alphabetical-index-mark-end text:id="IMark148836464"/></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8836464"/><text:span text:style-name="T7">val#:</text:span><text:alphabetical-index-mark-end text:id="IMark148836464"/> and <text:alphabetical-index-mark-start text:id="IMark148883988"/><text:span text:style-name="T7">var#:</text:span><text:alphabetical-index-mark-end text:id="IMark14888398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8883988"/><text:span text:style-name="T7">val$:</text:span><text:alphabetical-index-mark-end text:id="IMark148883988"/> and <text:alphabetical-index-mark-start text:id="IMark148836464"/><text:span text:style-name="T7">var$:</text:span><text:alphabetical-index-mark-end text:id="IMark148836464"/></text:p>
      <text:p text:style-name="P1">Regex for valid local variable names: <text:span text:style-name="T7">/^\$[a-z][a-z0-9_]*$/</text:span></text:p>
      <text:p text:style-name="Text_20_body">Notes:</text:p>
      <text:p text:style-name="Text_20_body"/>
      <text:h text:style-name="Heading_20_2" text:outline-level="2"><text:alphabetical-index-mark-start text:id="IMark148836464"/>Referencing<text:alphabetical-index-mark-end text:id="IMark1488364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8836464"/>Mutation<text:alphabetical-index-mark-end text:id="IMark14883646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48841984"/>dup<text:alphabetical-index-mark-end text:id="IMark148841984"/></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48841984"/>copy<text:alphabetical-index-mark-end text:id="IMark14884198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48841984"/>.copy<text:alphabetical-index-mark-end text:id="IMark14884198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48841984"/>clone<text:alphabetical-index-mark-end text:id="IMark14884198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48841984"/>.clone<text:alphabetical-index-mark-end text:id="IMark14884198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44391445942874557"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8836464"/>.clone_exclude<text:alphabetical-index-mark-end text:id="IMark14883646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8836464"/>try<text:alphabetical-index-mark-end text:id="IMark148836464"/> block</text:h>
      <text:p text:style-name="P1">The bare basics of an exception handled code block is:</text:p>
      <text:p text:style-name="Code"/>
      <text:p text:style-name="Code">try (dangerous code here) <text:alphabetical-index-mark-start text:id="IMark148836464"/>catch<text:alphabetical-index-mark-end text:id="IMark148836464"/>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8836464"/>?"<text:alphabetical-index-mark-end text:id="IMark1488364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8836464"/>bounce<text:alphabetical-index-mark-end text:id="IMark14883646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8836464"/>bounce<text:alphabetical-index-mark-end text:id="IMark14883646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8836464"/>finally<text:alphabetical-index-mark-end text:id="IMark14883646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8836464"/>try<text:alphabetical-index-mark-end text:id="IMark148836464"/></text:p>
      <text:p text:style-name="Code"><text:s text:c="2"/>(dangerous code)</text:p>
      <text:p text:style-name="Code">(optional) <text:alphabetical-index-mark-start text:id="IMark148836464"/>catch<text:alphabetical-index-mark-end text:id="IMark148836464"/></text:p>
      <text:p text:style-name="Code"><text:s text:c="2"/>(exception handler with optional <text:alphabetical-index-mark-start text:id="IMark148836464"/>?"<text:alphabetical-index-mark-end text:id="IMark148836464"/>Exx" and <text:alphabetical-index-mark-start text:id="IMark149274984"/>bounce<text:alphabetical-index-mark-end text:id="IMark149274984"/>)</text:p>
      <text:p text:style-name="Code">(optional) <text:alphabetical-index-mark-start text:id="IMark149274984"/>finally<text:alphabetical-index-mark-end text:id="IMark14927498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9274984"/>throw"<text:alphabetical-index-mark-end text:id="IMark149274984"/>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9274984"/>.throw<text:alphabetical-index-mark-end text:id="IMark14927498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8884420"/>Classes<text:alphabetical-index-mark-end text:id="IMark14888442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8884420"/>Inheritance<text:alphabetical-index-mark-end text:id="IMark14888442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8884420"/>Methods<text:alphabetical-index-mark-end text:id="IMark148884420"/></text:h>
      <text:p text:style-name="P1">All code in fOOrth is contained in methods. A method is a fragment of code that an object uses to respond to a message that has been sent to that object. In fOOrth there are three sorts of methods:</text:p>
      <text:list xml:id="list1142368009360837029"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148836464"/>Late Binding<text:alphabetical-index-mark-end text:id="IMark148836464"/> and <text:alphabetical-index-mark-start text:id="IMark149274984"/>Polymorphism<text:alphabetical-index-mark-end text:id="IMark14927498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9274984"/>Prototypes<text:alphabetical-index-mark-end text:id="IMark14927498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9274984"/>Method Mapping<text:alphabetical-index-mark-end text:id="IMark1492749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855612072550837586"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8836464"/>SymbolMap<text:alphabetical-index-mark-end text:id="IMark148836464"/> class. This class creates mappings in one of two ways:</text:p>
      <text:list xml:id="list1449763290660166988"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48836464"/>Routing<text:alphabetical-index-mark-end text:id="IMark14883646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6668770929091514506"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4825608896703212429"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6224102"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48883172"/>:<text:alphabetical-index-mark-end text:id="IMark148883172"/></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48883172"/>.:<text:alphabetical-index-mark-end text:id="IMark148883172"/></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48883172"/>.::<text:alphabetical-index-mark-end text:id="IMark148883172"/></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8864260"/>do_map_name<text:alphabetical-index-mark-end text:id="IMark14886426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979064"/>F10: <text:change-end text:change-id="ct231979064"/>?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8864260"/>self<text:alphabetical-index-mark-end text:id="IMark14886426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472840861969711747"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8864260"/>.with{<text:alphabetical-index-mark-end text:id="IMark14886426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181821575807211172"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here{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148864260"/>Boolean<text:alphabetical-index-mark-end text:id="IMark1488642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48884756"/>FalseClass<text:alphabetical-index-mark-end text:id="IMark148884756"/></text:p>
            <text:p text:style-name="P13"><text:alphabetical-index-mark-start text:id="IMark148884756"/>NilClass<text:alphabetical-index-mark-end text:id="IMark148884756"/></text:p>
          </table:table-cell>
          <table:table-cell table:style-name="Table118.B2" office:value-type="string">
            <text:p text:style-name="P13"><text:alphabetical-index-mark-start text:id="IMark148884756"/>Object<text:alphabetical-index-mark-end text:id="IMark148884756"/></text:p>
          </table:table-cell>
        </table:table-row>
      </table:table>
      <text:p text:style-name="P10"/>
      <text:p text:style-name="P11">Note that while false processing occurs in FalseClass and NilClass, true processing occurs in Object and not <text:alphabetical-index-mark-start text:id="IMark148864260"/>TrueClass<text:alphabetical-index-mark-end text:id="IMark14886426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8864260"/>Numeric<text:alphabetical-index-mark-end text:id="IMark1488642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293126166819019516"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8864260"/>Array<text:alphabetical-index-mark-end text:id="IMark14886426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8742637117863825205"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4094788430686146882" text:style-name="L22">
        <text:list-item>
          <text:p text:style-name="P88">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8884756"/>.new<text:alphabetical-index-mark-end text:id="IMark148884756"/>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8884756"/>.new{<text:alphabetical-index-mark-end text:id="IMark148884756"/>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8884756"/>x<text:alphabetical-index-mark-end text:id="IMark148884756"/>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8884756"/>}<text:alphabetical-index-mark-end text:id="IMark148884756"/>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8884756"/>.new_size<text:alphabetical-index-mark-end text:id="IMark148884756"/>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8884756"/>.new_value<text:alphabetical-index-mark-end text:id="IMark148884756"/>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8884756"/>.new_values<text:alphabetical-index-mark-end text:id="IMark148884756"/>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8884756"/>!<text:alphabetical-index-mark-end text:id="IMark14888475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8884756"/>+<text:alphabetical-index-mark-end text:id="IMark14888475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8884756"/>.+left<text:alphabetical-index-mark-end text:id="IMark14888475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8884756"/>.+mid<text:alphabetical-index-mark-end text:id="IMark14888475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8884756"/>.+midlr<text:alphabetical-index-mark-end text:id="IMark14888475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8884756"/>.+right<text:alphabetical-index-mark-end text:id="IMark14888475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8884756"/>.-left<text:alphabetical-index-mark-end text:id="IMark14888475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8884756"/>.-mid<text:alphabetical-index-mark-end text:id="IMark14888475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8884756"/>.-midlr<text:alphabetical-index-mark-end text:id="IMark14888475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8884756"/>.-right<text:alphabetical-index-mark-end text:id="IMark14888475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8884756"/>.[]!<text:alphabetical-index-mark-end text:id="IMark14888475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8884756"/>.[]@<text:alphabetical-index-mark-end text:id="IMark14888475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8884756"/>.left<text:alphabetical-index-mark-end text:id="IMark1488847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8884756"/>.length<text:alphabetical-index-mark-end text:id="IMark1488847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8884756"/>.max<text:alphabetical-index-mark-end text:id="IMark1488847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8884756"/>.mid<text:alphabetical-index-mark-end text:id="IMark1488847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8884756"/>.midlr<text:alphabetical-index-mark-end text:id="IMark1488847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8884756"/>.min<text:alphabetical-index-mark-end text:id="IMark1488847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8884756"/>.pp<text:alphabetical-index-mark-end text:id="IMark1488847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8884756"/>.reverse<text:alphabetical-index-mark-end text:id="IMark1488847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8884756"/>.right<text:alphabetical-index-mark-end text:id="IMark14888475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8884756"/>.shuffle<text:alphabetical-index-mark-end text:id="IMark1488847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8884756"/>.sort<text:alphabetical-index-mark-end text:id="IMark1488847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8884756"/>.strmax<text:alphabetical-index-mark-end text:id="IMark1488847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8884756"/>&lt;&lt;<text:alphabetical-index-mark-end text:id="IMark1488847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8884756"/>@<text:alphabetical-index-mark-end text:id="IMark1488847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8864260"/>Class<text:alphabetical-index-mark-end text:id="IMark14886426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8884756"/>.is_class?<text:alphabetical-index-mark-end text:id="IMark1488847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8884756"/>.new<text:alphabetical-index-mark-end text:id="IMark1488847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8884756"/>.parent_class<text:alphabetical-index-mark-end text:id="IMark1488847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8884756"/>.subclass:<text:alphabetical-index-mark-end text:id="IMark14888475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8884756"/>.to_s<text:alphabetical-index-mark-end text:id="IMark1488847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8864260"/>Commands<text:alphabetical-index-mark-end text:id="IMark14886426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8884756"/>)methods<text:alphabetical-index-mark-end text:id="IMark14888475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8884756"/>)stubs<text:alphabetical-index-mark-end text:id="IMark148884756"/> []</text:h>
            <text:p text:style-name="Text_20_body">Routing: TOS</text:p>
            <text:p text:style-name="P1">List the stub methods defined for this class. Stubs are place holder methods that serve one of two purposes:</text:p>
            <text:list xml:id="list5929913845789563819"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8864260"/>Complex<text:alphabetical-index-mark-end text:id="IMark14886426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8861332"/>.cbrt<text:alphabetical-index-mark-end text:id="IMark14886133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8861764"/>.e**<text:alphabetical-index-mark-end text:id="IMark14886176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8861332"/>.split<text:alphabetical-index-mark-end text:id="IMark1488613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8861764"/>.sqrt<text:alphabetical-index-mark-end text:id="IMark14886176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8862100"/>FalseClass<text:alphabetical-index-mark-end text:id="IMark14886210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8861764"/>&amp;&amp;<text:alphabetical-index-mark-end text:id="IMark14886176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8861764"/>^^<text:alphabetical-index-mark-end text:id="IMark14886176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8861764"/>||<text:alphabetical-index-mark-end text:id="IMark14886176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8862100"/>Float<text:alphabetical-index-mark-end text:id="IMark14886210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8861284"/>Hash<text:alphabetical-index-mark-end text:id="IMark14886128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8861284"/><text:span text:style-name="T7">{</text:span><text:alphabetical-index-mark-end text:id="IMark148861284"/>” and the locally defined methods “<text:alphabetical-index-mark-start text:id="IMark148864788"/><text:span text:style-name="T7">-&gt;</text:span><text:alphabetical-index-mark-end text:id="IMark148864788"/>” and “<text:alphabetical-index-mark-start text:id="IMark148863444"/><text:span text:style-name="T7">}</text:span><text:alphabetical-index-mark-end text:id="IMark1488634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6197407" text:continue-list="list8742637117863825205"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8863300"/>.[]!<text:alphabetical-index-mark-end text:id="IMark14886330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8863300"/>.[]@<text:alphabetical-index-mark-end text:id="IMark14886330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8863300"/>.keys<text:alphabetical-index-mark-end text:id="IMark148863300"/>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8863300"/>.pp<text:alphabetical-index-mark-end text:id="IMark14886330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8863300"/>.strmax2<text:alphabetical-index-mark-end text:id="IMark14886330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8863300"/>.values<text:alphabetical-index-mark-end text:id="IMark148863300"/>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8864788"/>InStream<text:alphabetical-index-mark-end text:id="IMark14886478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8863300"/>.get_all<text:alphabetical-index-mark-end text:id="IMark14886330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8863300"/>.open<text:alphabetical-index-mark-end text:id="IMark14886330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8863300"/>.open{<text:alphabetical-index-mark-end text:id="IMark14886330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8863300"/>.close<text:alphabetical-index-mark-end text:id="IMark14886330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8863300"/>.getc<text:alphabetical-index-mark-end text:id="IMark14886330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8863300"/>.gets<text:alphabetical-index-mark-end text:id="IMark14886330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8863300"/>~getc<text:alphabetical-index-mark-end text:id="IMark14886330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8863300"/>~gets<text:alphabetical-index-mark-end text:id="IMark14886330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8864788"/>Integer<text:alphabetical-index-mark-end text:id="IMark1488647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1979168"/></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1979272"/>[an_integer] <text:alphabetical-index-mark-start text:id="IMark148863444"/>.even?<text:alphabetical-index-mark-end text:id="IMark148863444"/> [a_boolean]</text:h>
            <text:p text:style-name="Text_20_body">Routing: TOS</text:p>
            <text:p text:style-name="P1">This method returns true if the integer is even and false if it is odd.<text:change-end text:change-id="ct231979272"/></text:p>
          </table:table-cell>
          <table:covered-table-cell/>
        </table:table-row>
        <table:table-row table:style-name="Table120.1">
          <table:table-cell table:style-name="Table120.A2" office:value-type="string">
            <text:p text:style-name="P15"><text:change-start text:change-id="ct231979376"/>Code<text:change-end text:change-id="ct231979376"/></text:p>
          </table:table-cell>
          <table:table-cell table:style-name="Table120.B2" office:value-type="string">
            <text:p text:style-name="P15"><text:change-start text:change-id="ct231979480"/>Result<text:change-end text:change-id="ct231979480"/></text:p>
          </table:table-cell>
        </table:table-row>
        <table:table-row table:style-name="Table120.1">
          <table:table-cell table:style-name="Table120.A2" office:value-type="string">
            <text:p text:style-name="Snippet"><text:change-start text:change-id="ct231979584"/>2 .even?<text:change-end text:change-id="ct231979584"/></text:p>
          </table:table-cell>
          <table:table-cell table:style-name="Table120.B2" office:value-type="string">
            <text:p text:style-name="P2"><text:change-start text:change-id="ct231979688"/>true<text:change-end text:change-id="ct231979688"/></text:p>
          </table:table-cell>
        </table:table-row>
        <table:table-row table:style-name="Table120.1">
          <table:table-cell table:style-name="Table120.A2" office:value-type="string">
            <text:p text:style-name="Snippet"><text:change-start text:change-id="ct231979792"/>3 .even?<text:change-end text:change-id="ct231979792"/></text:p>
          </table:table-cell>
          <table:table-cell table:style-name="Table120.B2" office:value-type="string">
            <text:p text:style-name="P2"><text:change-start text:change-id="ct231979896"/>false<text:change-end text:change-id="ct231979896"/></text:p>
          </table:table-cell>
        </table:table-row>
      </table:table>
      <text:p text:style-name="Text_20_body"><text:change text:change-id="ct231980000"/><text:change-start text:change-id="ct2319801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8863444"/>.gcd<text:alphabetical-index-mark-end text:id="IMark14886344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1980104"/><text:change text:change-id="ct231980208"/><text:change-start text:change-id="ct23198031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8863444"/>.lcm<text:alphabetical-index-mark-end text:id="IMark14886344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1980312"/><text:change text:change-id="ct231980520"/><text:change text:change-id="ct231980416"/><text:change-start text:change-id="ct23198062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8863444"/>.odd?<text:alphabetical-index-mark-end text:id="IMark14886344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1980624"/></text:p>
      <text:p text:style-name="Text_20_body"><text:change text:change-id="ct231980728"/><text:change-start text:change-id="ct231980832"/></text:p>
      <text:p text:style-name="Text_20_body"><text:change-end text:change-id="ct231980832"/><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1980936"/>[an_integer] <text:alphabetical-index-mark-start text:id="IMark148863444"/>2*<text:alphabetical-index-mark-end text:id="IMark148863444"/> [an_integer]</text:h>
            <text:p text:style-name="Text_20_body">Routing: TOS</text:p>
            <text:p text:style-name="P1"><text:change-end text:change-id="ct231980936"/><text:change-start text:change-id="ct231981040"/>Double the value of the integer.<text:change-end text:change-id="ct231981040"/></text:p>
          </table:table-cell>
          <table:covered-table-cell/>
        </table:table-row>
        <table:table-row table:style-name="Table124.1">
          <table:table-cell table:style-name="Table124.A2" office:value-type="string">
            <text:p text:style-name="P15"><text:change-start text:change-id="ct231981144"/>Code<text:change-end text:change-id="ct231981144"/></text:p>
          </table:table-cell>
          <table:table-cell table:style-name="Table124.B2" office:value-type="string">
            <text:p text:style-name="P15"><text:change-start text:change-id="ct231981248"/>Result<text:change-end text:change-id="ct231981248"/></text:p>
          </table:table-cell>
        </table:table-row>
        <table:table-row table:style-name="Table124.1">
          <table:table-cell table:style-name="Table124.A2" office:value-type="string">
            <text:p text:style-name="Snippet"><text:change-start text:change-id="ct231981352"/>13 2*<text:change-end text:change-id="ct231981352"/></text:p>
          </table:table-cell>
          <table:table-cell table:style-name="Table124.B2" office:value-type="string">
            <text:p text:style-name="P2"><text:change-start text:change-id="ct231981456"/>26<text:change-end text:change-id="ct231981456"/></text:p>
          </table:table-cell>
        </table:table-row>
      </table:table>
      <text:p text:style-name="Standard"/>
      <text:p text:style-name="Text_20_body"><text:change text:change-id="ct231981560"/><text:change-start text:change-id="ct2319816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8863444"/>2/<text:alphabetical-index-mark-end text:id="IMark14886344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1981664"/><text:change text:change-id="ct233562896"/><text:change-start text:change-id="ct2335630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8863444"/>&lt;&lt;<text:alphabetical-index-mark-end text:id="IMark14886344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3563000"/><text:change text:change-id="ct233563104"/><text:change-start text:change-id="ct2335632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8863444"/>&gt;&gt;<text:alphabetical-index-mark-end text:id="IMark14886344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3563208"/><text:change text:change-id="ct233563312"/><text:change-start text:change-id="ct2335634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8863444"/>and<text:alphabetical-index-mark-end text:id="IMark14886344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3563416"/><text:change text:change-id="ct233563520"/><text:change-start text:change-id="ct2335636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8863444"/>com<text:alphabetical-index-mark-end text:id="IMark14886344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3563624"/><text:change text:change-id="ct23356372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3563832"/>[an_integer an_integer] <text:alphabetical-index-mark-start text:id="IMark148863444"/>or<text:alphabetical-index-mark-end text:id="IMark148863444"/> [an_integer]</text:h>
            <text:p text:style-name="Text_20_body">Routing: NOS</text:p>
            <text:p text:style-name="P1"><text:change-end text:change-id="ct233563832"/><text:change-start text:change-id="ct233563936"/>Compute the bit-wise inclusive or function of the two integer values.<text:change-end text:change-id="ct233563936"/></text:p>
          </table:table-cell>
          <table:covered-table-cell/>
        </table:table-row>
        <table:table-row table:style-name="Table130.1">
          <table:table-cell table:style-name="Table130.A2" office:value-type="string">
            <text:p text:style-name="P15"><text:change-start text:change-id="ct233564040"/>Code<text:change-end text:change-id="ct233564040"/></text:p>
          </table:table-cell>
          <table:table-cell table:style-name="Table130.B2" office:value-type="string">
            <text:p text:style-name="P15"><text:change-start text:change-id="ct233564144"/>Result<text:change-end text:change-id="ct233564144"/></text:p>
          </table:table-cell>
        </table:table-row>
        <table:table-row table:style-name="Table130.1">
          <table:table-cell table:style-name="Table130.A2" office:value-type="string">
            <text:p text:style-name="Snippet"><text:change-start text:change-id="ct233564248"/>15 40 or<text:change-end text:change-id="ct233564248"/></text:p>
          </table:table-cell>
          <table:table-cell table:style-name="Table130.B2" office:value-type="string">
            <text:p text:style-name="P2"><text:change-start text:change-id="ct233564352"/>47<text:change-end text:change-id="ct233564352"/></text:p>
          </table:table-cell>
        </table:table-row>
      </table:table>
      <text:p text:style-name="Standard"><text:change text:change-id="ct233564456"/><text:change-start text:change-id="ct2335645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8863444"/>xor<text:alphabetical-index-mark-end text:id="IMark14886344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3564560"/></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8861956"/><text:alphabetical-index-mark-start text:id="IMark148864596"/><text:alphabetical-index-mark-start text:id="IMark148862868"/>NilClass<text:alphabetical-index-mark-end text:id="IMark148862868"/><text:alphabetical-index-mark-end text:id="IMark148864596"/><text:alphabetical-index-mark-end text:id="IMark148861956"/></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3564664"/> </text:p>
      <text:p text:style-name="P1">Note that in Boolean expressions, nil is treated as an alias for false.<text:change-end text:change-id="ct23356466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8863444"/>&amp;&amp;<text:alphabetical-index-mark-end text:id="IMark14886344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3564768"/>nil true &amp;&amp;<text:change-end text:change-id="ct233564768"/></text:p>
          </table:table-cell>
          <table:table-cell table:style-name="Table26.B2" office:value-type="string">
            <text:p text:style-name="P2"><text:change-start text:change-id="ct233564872"/>false<text:change-end text:change-id="ct23356487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8863444"/>^^<text:alphabetical-index-mark-end text:id="IMark14886344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3564976"/>nil <text:change-end text:change-id="ct233564976"/><text:change-start text:change-id="ct233565080"/>false ^^<text:change-end text:change-id="ct233565080"/></text:p>
          </table:table-cell>
          <table:table-cell table:style-name="Table27.B2" office:value-type="string">
            <text:p text:style-name="P2"><text:change-start text:change-id="ct233565184"/>false<text:change-end text:change-id="ct233565184"/></text:p>
          </table:table-cell>
        </table:table-row>
        <table:table-row table:style-name="Table27.2">
          <table:table-cell table:style-name="Table27.A2" office:value-type="string">
            <text:p text:style-name="Snippet"><text:change-start text:change-id="ct233565288"/>nil true ^^<text:change-end text:change-id="ct233565288"/></text:p>
          </table:table-cell>
          <table:table-cell table:style-name="Table27.B2" office:value-type="string">
            <text:p text:style-name="P2"><text:change-start text:change-id="ct233565392"/>true<text:change-end text:change-id="ct23356539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8863444"/>||<text:alphabetical-index-mark-end text:id="IMark14886344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3565496"/>nil false ||<text:change-end text:change-id="ct233565496"/></text:p>
          </table:table-cell>
          <table:table-cell table:style-name="Table28.B2" office:value-type="string">
            <text:p text:style-name="P2"><text:change-start text:change-id="ct233565600"/>false<text:change-end text:change-id="ct233565600"/></text:p>
          </table:table-cell>
        </table:table-row>
        <table:table-row table:style-name="Table28.2">
          <table:table-cell table:style-name="Table28.A2" office:value-type="string">
            <text:p text:style-name="Snippet"><text:change-start text:change-id="ct233565704"/>nil true ||<text:change-end text:change-id="ct233565704"/></text:p>
          </table:table-cell>
          <table:table-cell table:style-name="Table28.B2" office:value-type="string">
            <text:p text:style-name="P2"><text:change-start text:change-id="ct233565808"/>true<text:change-end text:change-id="ct233565808"/></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8861956"/>Numeric<text:alphabetical-index-mark-end text:id="IMark14886195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3565912"/><text:change-start text:change-id="ct233566016"/>The Numeric class is the abstract base class for num<text:change-end text:change-id="ct233566016"/><text:change-start text:change-id="ct233566120"/>eric data. It is the location for the vast majority of methods that act on such data. In use, data will be instances of <text:change-end text:change-id="ct233566120"/><text:change-start text:change-id="ct233566224"/>Complex, Float, Integer (via Bignum and Fixnum), and Rational data.<text:change-end text:change-id="ct233566224"/><text:change-start text:change-id="ct233566328"/></text:p>
      <text:h text:style-name="Heading_20_2" text:outline-level="2">Specia<text:change-end text:change-id="ct233566328"/><text:change-start text:change-id="ct233566432"/>l Numeric Values</text:h>
      <text:p text:style-name="Text_20_body"><text:change-end text:change-id="ct233566432"/><text:change-start text:change-id="ct23356653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8863444"/>dpr<text:alphabetical-index-mark-end text:id="IMark14886344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3566536"/><text:change-start text:change-id="ct23356684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8863444"/>e<text:alphabetical-index-mark-end text:id="IMark14886344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48863444"/>pi<text:alphabetical-index-mark-end text:id="IMark14886344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3566640"/>In 1897, an attempt was made <text:change-end text:change-id="ct233566640"/><text:change-start text:change-id="ct233566744"/>to legislate the value of pi. Fortunately, this effort was unsuccessful.<text:change-end text:change-id="ct233566744"/></text:p></text:note-body></text:note></text:p>
          </table:table-cell>
        </table:table-row>
      </table:table>
      <text:p text:style-name="Text_20_body"><text:change-end text:change-id="ct233566848"/></text:p>
      <text:h text:style-name="Heading_20_2" text:outline-level="2">Instance Methods</text:h>
      <text:p text:style-name="Text_20_body"><text:change text:change-id="ct233566992"/><text:change-start text:change-id="ct2335670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8863444"/>*<text:alphabetical-index-mark-end text:id="IMark14886344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3567096"/><text:change text:change-id="ct23356720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3567304"/>[a_numeric a_numeric] <text:alphabetical-index-mark-start text:id="IMark148863444"/>**<text:alphabetical-index-mark-end text:id="IMark148863444"/> [a_numeric]</text:h>
            <text:p text:style-name="Text_20_body">Routing: NOS</text:p>
            <text:p text:style-name="P1"><text:change-end text:change-id="ct233567304"/><text:change-start text:change-id="ct233567408"/>The exponentiation operator is impleme<text:change-end text:change-id="ct233567408"/><text:change-start text:change-id="ct233567512"/>nted by this method. Note the the second operand, the power, is converted to a Float first.<text:change-end text:change-id="ct233567512"/></text:p>
          </table:table-cell>
          <table:covered-table-cell/>
        </table:table-row>
        <table:table-row table:style-name="Table133.1">
          <table:table-cell table:style-name="Table133.A2" office:value-type="string">
            <text:p text:style-name="P15"><text:change-start text:change-id="ct233567616"/>Code<text:change-end text:change-id="ct233567616"/></text:p>
          </table:table-cell>
          <table:table-cell table:style-name="Table133.B2" office:value-type="string">
            <text:p text:style-name="P15"><text:change-start text:change-id="ct233567720"/>Result<text:change-end text:change-id="ct233567720"/></text:p>
          </table:table-cell>
        </table:table-row>
        <table:table-row table:style-name="Table133.1">
          <table:table-cell table:style-name="Table133.A2" office:value-type="string">
            <text:p text:style-name="Snippet"><text:change-start text:change-id="ct233567824"/>2 10 **<text:change-end text:change-id="ct233567824"/></text:p>
          </table:table-cell>
          <table:table-cell table:style-name="Table133.B2" office:value-type="string">
            <text:p text:style-name="P2"><text:change-start text:change-id="ct233567928"/>1024<text:change-end text:change-id="ct233567928"/></text:p>
          </table:table-cell>
        </table:table-row>
        <table:table-row table:style-name="Table133.1">
          <table:table-cell table:style-name="Table133.A2" office:value-type="string">
            <text:p text:style-name="Snippet"><text:change-start text:change-id="ct233568032"/>3 4 **<text:change-end text:change-id="ct233568032"/></text:p>
          </table:table-cell>
          <table:table-cell table:style-name="Table133.B2" office:value-type="string">
            <text:p text:style-name="P2"><text:change-start text:change-id="ct233568136"/>81<text:change-end text:change-id="ct233568136"/></text:p>
          </table:table-cell>
        </table:table-row>
        <table:table-row table:style-name="Table133.1">
          <table:table-cell table:style-name="Table133.A2" office:value-type="string">
            <text:p text:style-name="Snippet"><text:change-start text:change-id="ct233568240"/>2 1/2 <text:change-end text:change-id="ct233568240"/><text:change-start text:change-id="ct233568344"/>**<text:change-end text:change-id="ct233568344"/></text:p>
          </table:table-cell>
          <table:table-cell table:style-name="Table133.B2" office:value-type="string">
            <text:p text:style-name="P2"><text:change-start text:change-id="ct233568448"/>1.4142135623730951<text:change-end text:change-id="ct233568448"/></text:p>
          </table:table-cell>
        </table:table-row>
      </table:table>
      <text:p text:style-name="Text_20_body"/>
      <text:p text:style-name="Text_20_body"><text:change text:change-id="ct233568552"/></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3568656"/>[a_numeric a_numeric] <text:alphabetical-index-mark-start text:id="IMark148863444"/>+<text:alphabetical-index-mark-end text:id="IMark148863444"/> [a_numeric]</text:h>
            <text:p text:style-name="Text_20_body">Routing: NOS</text:p>
            <text:p text:style-name="P1">The addition operator is implemented by this method.<text:change-end text:change-id="ct233568656"/></text:p>
          </table:table-cell>
          <table:covered-table-cell/>
        </table:table-row>
        <table:table-row table:style-name="Table134.1">
          <table:table-cell table:style-name="Table134.A2" office:value-type="string">
            <text:p text:style-name="P15"><text:change-start text:change-id="ct233568760"/>Code<text:change-end text:change-id="ct233568760"/></text:p>
          </table:table-cell>
          <table:table-cell table:style-name="Table134.B2" office:value-type="string">
            <text:p text:style-name="P15"><text:change-start text:change-id="ct233568864"/>Result<text:change-end text:change-id="ct233568864"/></text:p>
          </table:table-cell>
        </table:table-row>
        <table:table-row table:style-name="Table134.1">
          <table:table-cell table:style-name="Table134.A2" office:value-type="string">
            <text:p text:style-name="Snippet"><text:change-start text:change-id="ct233568968"/>1 1 +<text:change-end text:change-id="ct233568968"/></text:p>
          </table:table-cell>
          <table:table-cell table:style-name="Table134.B2" office:value-type="string">
            <text:p text:style-name="P2"><text:change-start text:change-id="ct233569072"/>2<text:change-end text:change-id="ct233569072"/></text:p>
          </table:table-cell>
        </table:table-row>
        <table:table-row table:style-name="Table134.1">
          <table:table-cell table:style-name="Table134.A2" office:value-type="string">
            <text:p text:style-name="Snippet"><text:change-start text:change-id="ct233569176"/>1.0 7.2 +<text:change-end text:change-id="ct233569176"/></text:p>
          </table:table-cell>
          <table:table-cell table:style-name="Table134.B2" office:value-type="string">
            <text:p text:style-name="P2"><text:change-start text:change-id="ct233569280"/>8.2<text:change-end text:change-id="ct233569280"/></text:p>
          </table:table-cell>
        </table:table-row>
        <table:table-row table:style-name="Table134.1">
          <table:table-cell table:style-name="Table134.A2" office:value-type="string">
            <text:p text:style-name="Snippet"><text:change-start text:change-id="ct233569384"/>1/2<text:change-end text:change-id="ct233569384"/><text:change-start text:change-id="ct233569488"/> 1/3 +<text:change-end text:change-id="ct233569488"/></text:p>
          </table:table-cell>
          <table:table-cell table:style-name="Table134.B2" office:value-type="string">
            <text:p text:style-name="P2"><text:change-start text:change-id="ct233569592"/>5/6<text:change-end text:change-id="ct233569592"/></text:p>
          </table:table-cell>
        </table:table-row>
        <table:table-row table:style-name="Table134.1">
          <table:table-cell table:style-name="Table134.A2" office:value-type="string">
            <text:p text:style-name="Snippet"><text:change-start text:change-id="ct233569696"/>1+2i 1+3i<text:change-end text:change-id="ct233569696"/><text:change-start text:change-id="ct233569800"/> +<text:change-end text:change-id="ct233569800"/></text:p>
          </table:table-cell>
          <table:table-cell table:style-name="Table134.B2" office:value-type="string">
            <text:p text:style-name="P2"><text:change-start text:change-id="ct233569904"/>2+5i<text:change-end text:change-id="ct233569904"/></text:p>
          </table:table-cell>
        </table:table-row>
      </table:table>
      <text:p text:style-name="Text_20_body"><text:change text:change-id="ct233570008"/><text:change-start text:change-id="ct23357011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8863444"/>-<text:alphabetical-index-mark-end text:id="IMark14886344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3570112"/><text:change text:change-id="ct233570320"/><text:change text:change-id="ct233570216"/><text:change-start text:change-id="ct23357042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8863444"/>.1/x<text:alphabetical-index-mark-end text:id="IMark14886344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3570424"/><text:change text:change-id="ct233570528"/><text:change-start text:change-id="ct23357063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8863444"/>.10**<text:alphabetical-index-mark-end text:id="IMark148863444"/>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3570632"/><text:change text:change-id="ct233570736"/><text:change-start text:change-id="ct23357084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8863444"/>.2**<text:alphabetical-index-mark-end text:id="IMark148863444"/>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3570840"/><text:change text:change-id="ct233575096"/><text:change text:change-id="ct233570944"/><text:change-start text:change-id="ct23357520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8863444"/>.abs<text:alphabetical-index-mark-end text:id="IMark14886344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3575200"/><text:change text:change-id="ct23357530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3575408"/>[a_numeric] <text:alphabetical-index-mark-start text:id="IMark148863444"/>.acos<text:alphabetical-index-mark-end text:id="IMark148863444"/> [a_float]</text:h>
            <text:p text:style-name="Text_20_body">Routing: TOS</text:p>
            <text:p text:style-name="P1">This method computes the arc-cosine (cos(x)<text:span text:style-name="T10">-1</text:span>) of the value. That is it computes the angle in radians <text:change-end text:change-id="ct233575408"/><text:change-start text:change-id="ct233575824"/>whose cosine is the argument<text:note text:id="ftn65" text:note-class="footnote"><text:note-citation>65</text:note-citation><text:note-body><text:p text:style-name="Footnote"><text:change-start text:change-id="ct233575512"/>Please s<text:change-end text:change-id="ct233575512"/><text:change-start text:change-id="ct233575616"/>ee <text:a xlink:type="simple" xlink:href="http://en.wikipedia.org/wiki/Inverse_trigonometric_functions" text:style-name="Internet_20_link" text:visited-style-name="Visited_20_Internet_20_Link">http://en.wikipedia.org/wiki/Inverse_trigonometric_functions</text:a> for m<text:change-end text:change-id="ct233575616"/><text:change-start text:change-id="ct233575720"/>ore details on inverse trigonometric functions.<text:change-end text:change-id="ct233575720"/></text:p></text:note-body></text:note>.<text:change-end text:change-id="ct233575824"/><text:change-start text:change-id="ct233575928"/> <text:span text:style-name="T10"><text:s text:c="11"/></text:span><text:change-end text:change-id="ct233575928"/></text:p>
          </table:table-cell>
          <table:covered-table-cell/>
        </table:table-row>
        <table:table-row table:style-name="Table140.1">
          <table:table-cell table:style-name="Table140.A2" office:value-type="string">
            <text:p text:style-name="P15"><text:change-start text:change-id="ct233576032"/>Code<text:change-end text:change-id="ct233576032"/></text:p>
          </table:table-cell>
          <table:table-cell table:style-name="Table140.B2" office:value-type="string">
            <text:p text:style-name="P15"><text:change-start text:change-id="ct233576136"/>Result<text:change-end text:change-id="ct233576136"/></text:p>
          </table:table-cell>
        </table:table-row>
        <table:table-row table:style-name="Table140.1">
          <table:table-cell table:style-name="Table140.A2" office:value-type="string">
            <text:p text:style-name="Snippet"><text:change-start text:change-id="ct233576240"/>1 .acos<text:change-end text:change-id="ct233576240"/></text:p>
          </table:table-cell>
          <table:table-cell table:style-name="Table140.B2" office:value-type="string">
            <text:p text:style-name="P2"><text:change-start text:change-id="ct233576344"/>0.0<text:change-end text:change-id="ct233576344"/></text:p>
          </table:table-cell>
        </table:table-row>
        <table:table-row table:style-name="Table140.1">
          <table:table-cell table:style-name="Table140.A2" office:value-type="string">
            <text:p text:style-name="Snippet"><text:change-start text:change-id="ct233576448"/>0 .acos<text:change-end text:change-id="ct233576448"/></text:p>
          </table:table-cell>
          <table:table-cell table:style-name="Table140.B2" office:value-type="string">
            <text:p text:style-name="P2"><text:change-start text:change-id="ct233576552"/>1.5707963267948966<text:change-end text:change-id="ct233576552"/></text:p>
          </table:table-cell>
        </table:table-row>
      </table:table>
      <text:p text:style-name="Text_20_body"><text:change text:change-id="ct23357665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3576968"/>[a_numeric] <text:alphabetical-index-mark-start text:id="IMark148863444"/>.acosh<text:alphabetical-index-mark-end text:id="IMark148863444"/>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35767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3576760"/><text:change-start text:change-id="ct233576864"/>bolic trigonometric functions.<text:change-end text:change-id="ct233576864"/></text:p></text:note-body></text:note>.<text:change-end text:change-id="ct233576968"/></text:p>
          </table:table-cell>
          <table:covered-table-cell/>
        </table:table-row>
        <table:table-row table:style-name="Table141.1">
          <table:table-cell table:style-name="Table141.A2" office:value-type="string">
            <text:p text:style-name="P15"><text:change-start text:change-id="ct233577072"/>Code<text:change-end text:change-id="ct233577072"/></text:p>
          </table:table-cell>
          <table:table-cell table:style-name="Table141.B2" office:value-type="string">
            <text:p text:style-name="P15"><text:change-start text:change-id="ct233577176"/>Result<text:change-end text:change-id="ct2335771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357728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3577384"/>[a_numeric] <text:alphabetical-index-mark-start text:id="IMark148863444"/>.angle<text:alphabetical-index-mark-end text:id="IMark148863444"/> [a_float]</text:h>
            <text:p text:style-name="Text_20_body">Routing:<text:change-end text:change-id="ct233577384"/> TOS<text:change-start text:change-id="ct233577488"/></text:p>
            <text:p text:style-name="P1"><text:change-end text:change-id="ct23357748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3577592"/>Code<text:change-end text:change-id="ct233577592"/></text:p>
          </table:table-cell>
          <table:table-cell table:style-name="Table142.B2" office:value-type="string">
            <text:p text:style-name="P15"><text:change-start text:change-id="ct233577696"/>Result<text:change-end text:change-id="ct2335776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3577800"/></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3577904"/>[a_numeric] <text:alphabetical-index-mark-start text:id="IMark148863444"/>.asin<text:alphabetical-index-mark-end text:id="IMark148863444"/> [a_<text:change-end text:change-id="ct233577904"/>float<text:change-start text:change-id="ct233578008"/>]</text:h>
            <text:p text:style-name="Text_20_body">Routing:<text:change-end text:change-id="ct233578008"/> TOS<text:change-start text:change-id="ct233578112"/></text:p>
            <text:p text:style-name="P1"><text:change-end text:change-id="ct233578112"/>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3578216"/>Code<text:change-end text:change-id="ct233578216"/></text:p>
          </table:table-cell>
          <table:table-cell table:style-name="Table143.B2" office:value-type="string">
            <text:p text:style-name="P15"><text:change-start text:change-id="ct233578320"/>Result<text:change-end text:change-id="ct2335783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357842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3578528"/>[a_numeric] <text:alphabetical-index-mark-start text:id="IMark148863444"/>.asinh<text:alphabetical-index-mark-end text:id="IMark148863444"/> [a_<text:change-end text:change-id="ct233578528"/>float<text:change-start text:change-id="ct233578632"/>]</text:h>
            <text:p text:style-name="Text_20_body">Routing:<text:change-end text:change-id="ct233578632"/> TOS<text:change-start text:change-id="ct233578736"/></text:p>
            <text:p text:style-name="P1"><text:change-end text:change-id="ct233578736"/>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3578840"/>Code<text:change-end text:change-id="ct233578840"/></text:p>
          </table:table-cell>
          <table:table-cell table:style-name="Table144.B2" office:value-type="string">
            <text:p text:style-name="P15"><text:change-start text:change-id="ct233578944"/>Result<text:change-end text:change-id="ct2335789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35790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3579192"/>[a_numeric] <text:alphabetical-index-mark-start text:id="IMark148863444"/>.atan<text:alphabetical-index-mark-end text:id="IMark148863444"/> [a_<text:change-end text:change-id="ct233579192"/>float<text:change-start text:change-id="ct233579296"/>]</text:h>
            <text:p text:style-name="Text_20_body">Routing:<text:change-end text:change-id="ct233579296"/> TOS<text:change-start text:change-id="ct233579400"/></text:p>
            <text:p text:style-name="P1"><text:change-end text:change-id="ct23357940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3579504"/>Code<text:change-end text:change-id="ct233579504"/></text:p>
          </table:table-cell>
          <table:table-cell table:style-name="Table145.B2" office:value-type="string">
            <text:p text:style-name="P15"><text:change-start text:change-id="ct233579608"/>Result<text:change-end text:change-id="ct2335796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35797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3579816"/>[a_numeric a_numeric] <text:alphabetical-index-mark-start text:id="IMark148863444"/>.atan2<text:alphabetical-index-mark-end text:id="IMark148863444"/> [a_<text:change-end text:change-id="ct233579816"/>float<text:change-start text:change-id="ct233579920"/>]</text:h>
            <text:p text:style-name="Text_20_body">Routing:<text:change-end text:change-id="ct233579920"/> TOS<text:change-start text:change-id="ct233580024"/></text:p>
            <text:p text:style-name="P1"><text:change-end text:change-id="ct2335800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3580128"/>Code<text:change-end text:change-id="ct233580128"/></text:p>
          </table:table-cell>
          <table:table-cell table:style-name="Table146.B2" office:value-type="string">
            <text:p text:style-name="P15"><text:change-start text:change-id="ct233580232"/>Result<text:change-end text:change-id="ct2335802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3580440"/><text:change text:change-id="ct2335803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3580544"/>[a_numeric] <text:alphabetical-index-mark-start text:id="IMark148863444"/>.atanh<text:alphabetical-index-mark-end text:id="IMark148863444"/> [a_<text:change-end text:change-id="ct233580544"/>float<text:change-start text:change-id="ct233580648"/>]</text:h>
            <text:p text:style-name="Text_20_body">Routing:<text:change-end text:change-id="ct233580648"/> TOS<text:change-start text:change-id="ct233580752"/></text:p>
            <text:p text:style-name="P1"><text:change-end text:change-id="ct23358075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3580856"/>Code<text:change-end text:change-id="ct233580856"/></text:p>
          </table:table-cell>
          <table:table-cell table:style-name="Table147.B2" office:value-type="string">
            <text:p text:style-name="P15"><text:change-start text:change-id="ct233580960"/>Result<text:change-end text:change-id="ct2335809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35810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3581168"/>[a_numeric a_numeric] <text:alphabetical-index-mark-start text:id="IMark148863444"/>.c2p<text:alphabetical-index-mark-end text:id="IMark148863444"/> [a_<text:change-end text:change-id="ct233581168"/>float<text:change-start text:change-id="ct233581272"/> a_<text:change-end text:change-id="ct233581272"/>float<text:change-start text:change-id="ct233581376"/>]</text:h>
            <text:p text:style-name="Text_20_body">Routing: TOS</text:p>
            <text:p text:style-name="P1"><text:change-end text:change-id="ct2335813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3581480"/>Code<text:change-end text:change-id="ct233581480"/></text:p>
          </table:table-cell>
          <table:table-cell table:style-name="Table148.B2" office:value-type="string">
            <text:p text:style-name="P15"><text:change-start text:change-id="ct233581584"/>Result<text:change-end text:change-id="ct2335815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3581792"/><text:change text:change-id="ct23358168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3581896"/>[a_numeric] <text:alphabetical-index-mark-start text:id="IMark148863444"/>.cbrt<text:alphabetical-index-mark-end text:id="IMark148863444"/> [a_<text:change-end text:change-id="ct233581896"/>float<text:change-start text:change-id="ct233582000"/>]</text:h>
            <text:p text:style-name="Text_20_body">Routing:<text:change-end text:change-id="ct233582000"/> TOS<text:change-start text:change-id="ct233582104"/></text:p>
            <text:p text:style-name="P1"><text:change-end text:change-id="ct23358210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3582208"/>Code<text:change-end text:change-id="ct233582208"/></text:p>
          </table:table-cell>
          <table:table-cell table:style-name="Table149.B2" office:value-type="string">
            <text:p text:style-name="P15"><text:change-start text:change-id="ct233582312"/>Result<text:change-end text:change-id="ct2335823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358241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3582520"/>[a_numeric] <text:alphabetical-index-mark-start text:id="IMark148863444"/>.ceil<text:alphabetical-index-mark-end text:id="IMark148863444"/> [a<text:change-end text:change-id="ct233582520"/>n<text:change-start text:change-id="ct233582624"/>_<text:change-end text:change-id="ct233582624"/>integer<text:change-start text:change-id="ct233582728"/>]</text:h>
            <text:p text:style-name="Text_20_body">Routing:<text:change-end text:change-id="ct233582728"/> TOS<text:change-start text:change-id="ct233582832"/></text:p>
            <text:p text:style-name="P1"><text:change-end text:change-id="ct23358283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3582936"/>Code<text:change-end text:change-id="ct233582936"/></text:p>
          </table:table-cell>
          <table:table-cell table:style-name="Table150.B2" office:value-type="string">
            <text:p text:style-name="P15"><text:change-start text:change-id="ct233583040"/>Result<text:change-end text:change-id="ct2335830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35831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3648824"/>[a_numeric] <text:alphabetical-index-mark-start text:id="IMark148863444"/>.conjugate<text:alphabetical-index-mark-end text:id="IMark148863444"/> [a_numeric]</text:h>
            <text:p text:style-name="Text_20_body">Routing:<text:change-end text:change-id="ct233648824"/> TOS<text:change-start text:change-id="ct233648928"/></text:p>
            <text:p text:style-name="P1"><text:change-end text:change-id="ct233648928"/>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3649032"/>Code<text:change-end text:change-id="ct233649032"/></text:p>
          </table:table-cell>
          <table:table-cell table:style-name="Table151.B2" office:value-type="string">
            <text:p text:style-name="P15"><text:change-start text:change-id="ct233649136"/>Result<text:change-end text:change-id="ct2336491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36492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3649344"/>[a_numeric] <text:alphabetical-index-mark-start text:id="IMark148863444"/>.cos<text:alphabetical-index-mark-end text:id="IMark148863444"/> [a_<text:change-end text:change-id="ct233649344"/>float<text:change-start text:change-id="ct233649448"/>]</text:h>
            <text:p text:style-name="Text_20_body">Routing:<text:change-end text:change-id="ct233649448"/> TOS<text:change-start text:change-id="ct233649552"/></text:p>
            <text:p text:style-name="P1"><text:change-end text:change-id="ct23364955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3649656"/>Code<text:change-end text:change-id="ct233649656"/></text:p>
          </table:table-cell>
          <table:table-cell table:style-name="Table152.B2" office:value-type="string">
            <text:p text:style-name="P15"><text:change-start text:change-id="ct233649760"/>Result<text:change-end text:change-id="ct2336497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3649968"/><text:change text:change-id="ct23364986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3650072"/>[a_numeric] <text:alphabetical-index-mark-start text:id="IMark148863444"/>.cosh<text:alphabetical-index-mark-end text:id="IMark148863444"/> [a_<text:change-end text:change-id="ct233650072"/>float<text:change-start text:change-id="ct233650176"/>]</text:h>
            <text:p text:style-name="Text_20_body">Routing:<text:change-end text:change-id="ct233650176"/> TOS<text:change-start text:change-id="ct233650280"/></text:p>
            <text:p text:style-name="P1"><text:change-end text:change-id="ct23365028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3650384"/>Code<text:change-end text:change-id="ct233650384"/></text:p>
          </table:table-cell>
          <table:table-cell table:style-name="Table153.B2" office:value-type="string">
            <text:p text:style-name="P15"><text:change-start text:change-id="ct233650488"/>Result<text:change-end text:change-id="ct2336504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36505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3650696"/>[a_numeric] <text:alphabetical-index-mark-start text:id="IMark148863444"/>.cube<text:alphabetical-index-mark-end text:id="IMark148863444"/> [a_numeric]</text:h>
            <text:p text:style-name="Text_20_body">Routing:<text:change-end text:change-id="ct233650696"/> TOS<text:change-start text:change-id="ct233650800"/></text:p>
            <text:p text:style-name="P1"><text:change-end text:change-id="ct233650800"/>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3650904"/>Code<text:change-end text:change-id="ct233650904"/></text:p>
          </table:table-cell>
          <table:table-cell table:style-name="Table154.B2" office:value-type="string">
            <text:p text:style-name="P15"><text:change-start text:change-id="ct233651008"/>Result<text:change-end text:change-id="ct2336510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365111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3651216"/>[a_numeric] <text:alphabetical-index-mark-start text:id="IMark148863444"/>.d2r<text:alphabetical-index-mark-end text:id="IMark148863444"/> [a_<text:change-end text:change-id="ct233651216"/>float<text:change-start text:change-id="ct233651320"/>]</text:h>
            <text:p text:style-name="Text_20_body">Routing:<text:change-end text:change-id="ct233651320"/> TOS<text:change-start text:change-id="ct233651424"/></text:p>
            <text:p text:style-name="P1"><text:change-end text:change-id="ct233651424"/>This method converts the argument number from degrees to radians.</text:p>
          </table:table-cell>
          <table:covered-table-cell/>
        </table:table-row>
        <table:table-row table:style-name="Table155.1">
          <table:table-cell table:style-name="Table155.A2" office:value-type="string">
            <text:p text:style-name="P15"><text:change-start text:change-id="ct233651528"/>Code<text:change-end text:change-id="ct233651528"/></text:p>
          </table:table-cell>
          <table:table-cell table:style-name="Table155.B2" office:value-type="string">
            <text:p text:style-name="P15"><text:change-start text:change-id="ct233651632"/>Result<text:change-end text:change-id="ct2336516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365173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3651840"/>[a_numeric] <text:alphabetical-index-mark-start text:id="IMark148863444"/>.denominator<text:alphabetical-index-mark-end text:id="IMark148863444"/> [a<text:change-end text:change-id="ct233651840"/>n<text:change-start text:change-id="ct233651944"/>_<text:change-end text:change-id="ct233651944"/>integer<text:change-start text:change-id="ct233652048"/>]</text:h>
            <text:p text:style-name="Text_20_body">Routing:<text:change-end text:change-id="ct233652048"/> TOS<text:change-start text:change-id="ct233652152"/></text:p>
            <text:p text:style-name="P1"><text:change-end text:change-id="ct23365215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3652256"/>Code<text:change-end text:change-id="ct233652256"/></text:p>
          </table:table-cell>
          <table:table-cell table:style-name="Table156.B2" office:value-type="string">
            <text:p text:style-name="P15"><text:change-start text:change-id="ct233652360"/>Result<text:change-end text:change-id="ct23365236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3652464"/><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3652568"/>[a_numeric] <text:alphabetical-index-mark-start text:id="IMark148863444"/>.e**<text:alphabetical-index-mark-end text:id="IMark148863444"/> [a_<text:change-end text:change-id="ct233652568"/>float<text:change-start text:change-id="ct233652672"/>]</text:h>
            <text:p text:style-name="Text_20_body">Routing:<text:change-end text:change-id="ct233652672"/> TOS<text:change-start text:change-id="ct233652776"/></text:p>
            <text:p text:style-name="P1"><text:change-end text:change-id="ct233652776"/>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3652920"/>Code<text:change-end text:change-id="ct233652920"/></text:p>
          </table:table-cell>
          <table:table-cell table:style-name="Table157.B2" office:value-type="string">
            <text:p text:style-name="P15"><text:change-start text:change-id="ct233653024"/>Result<text:change-end text:change-id="ct2336530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36531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3653232"/>[a_numeric] <text:alphabetical-index-mark-start text:id="IMark148863444"/>.emit<text:alphabetical-index-mark-end text:id="IMark148863444"/> []</text:h>
            <text:p text:style-name="Text_20_body">Routing:<text:change-end text:change-id="ct233653232"/> TOS<text:change-start text:change-id="ct233653336"/></text:p>
            <text:p text:style-name="P1"><text:change-end text:change-id="ct233653336"/>This method emits a character with the code of numeric argument.</text:p>
          </table:table-cell>
          <table:covered-table-cell/>
        </table:table-row>
        <table:table-row table:style-name="Table158.1">
          <table:table-cell table:style-name="Table158.A2" office:value-type="string">
            <text:p text:style-name="P15"><text:change-start text:change-id="ct233653440"/>Code<text:change-end text:change-id="ct233653440"/></text:p>
          </table:table-cell>
          <table:table-cell table:style-name="Table158.B2" office:value-type="string">
            <text:p text:style-name="P15"><text:change-start text:change-id="ct233653544"/>Result<text:change-end text:change-id="ct2336535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3653752"/><text:change text:change-id="ct23365364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3653856"/>[a_numeric] <text:alphabetical-index-mark-start text:id="IMark148863444"/>.floor<text:alphabetical-index-mark-end text:id="IMark148863444"/> [a<text:change-end text:change-id="ct233653856"/>n<text:change-start text:change-id="ct233653960"/>_<text:change-end text:change-id="ct233653960"/>integer<text:change-start text:change-id="ct233654064"/>]</text:h>
            <text:p text:style-name="Text_20_body">Routing:<text:change-end text:change-id="ct233654064"/> TOS<text:change-start text:change-id="ct233654168"/></text:p>
            <text:p text:style-name="P1"><text:change-end text:change-id="ct233654168"/>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3654272"/>Code<text:change-end text:change-id="ct233654272"/></text:p>
          </table:table-cell>
          <table:table-cell table:style-name="Table159.B2" office:value-type="string">
            <text:p text:style-name="P15"><text:change-start text:change-id="ct233654376"/>Result<text:change-end text:change-id="ct2336543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36544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3654584"/>[a_numeric a_numeric] <text:alphabetical-index-mark-start text:id="IMark148863444"/>.hypot<text:alphabetical-index-mark-end text:id="IMark148863444"/> [a_<text:change-end text:change-id="ct233654584"/>float<text:change-start text:change-id="ct233654688"/>]</text:h>
            <text:p text:style-name="Text_20_body">Routing:<text:change-end text:change-id="ct233654688"/> TOS<text:change-start text:change-id="ct233654792"/></text:p>
            <text:p text:style-name="P1"><text:change-end text:change-id="ct233654792"/>Given two lengths, this method computes the length of the hypotenuse. </text:p>
          </table:table-cell>
          <table:covered-table-cell/>
        </table:table-row>
        <table:table-row table:style-name="Table160.1">
          <table:table-cell table:style-name="Table160.A2" office:value-type="string">
            <text:p text:style-name="P15"><text:change-start text:change-id="ct233654896"/>Code<text:change-end text:change-id="ct233654896"/></text:p>
          </table:table-cell>
          <table:table-cell table:style-name="Table160.B2" office:value-type="string">
            <text:p text:style-name="P15"><text:change-start text:change-id="ct233655000"/>Result<text:change-end text:change-id="ct2336550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365510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3655208"/>[a_numeric] <text:alphabetical-index-mark-start text:id="IMark148863444"/>.imaginary<text:alphabetical-index-mark-end text:id="IMark148863444"/> [a_numeric]</text:h>
            <text:p text:style-name="Text_20_body">Routing:<text:change-end text:change-id="ct233655208"/> TOS<text:change-start text:change-id="ct233655312"/></text:p>
            <text:p text:style-name="P1"><text:change-end text:change-id="ct2336553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3655416"/>Code<text:change-end text:change-id="ct233655416"/></text:p>
          </table:table-cell>
          <table:table-cell table:style-name="Table161.B2" office:value-type="string">
            <text:p text:style-name="P15"><text:change-start text:change-id="ct233655520"/>Result<text:change-end text:change-id="ct2336555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36556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3655728"/>[a_numeric] <text:alphabetical-index-mark-start text:id="IMark148863444"/>.ln<text:alphabetical-index-mark-end text:id="IMark148863444"/> [a_<text:change-end text:change-id="ct233655728"/>float<text:change-start text:change-id="ct233655832"/>]</text:h>
            <text:p text:style-name="Text_20_body">Routing:<text:change-end text:change-id="ct233655832"/> TOS<text:change-start text:change-id="ct233655936"/></text:p>
            <text:p text:style-name="P1"><text:change-end text:change-id="ct233655936"/>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3656040"/>Code<text:change-end text:change-id="ct233656040"/></text:p>
          </table:table-cell>
          <table:table-cell table:style-name="Table162.B2" office:value-type="string">
            <text:p text:style-name="P15"><text:change-start text:change-id="ct233656144"/>Result<text:change-end text:change-id="ct2336561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365624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3656352"/>[a_numeric] <text:alphabetical-index-mark-start text:id="IMark148863444"/>.log10<text:alphabetical-index-mark-end text:id="IMark148863444"/> [a_<text:change-end text:change-id="ct233656352"/>float<text:change-start text:change-id="ct233656456"/>]</text:h>
            <text:p text:style-name="Text_20_body">Routing:<text:change-end text:change-id="ct233656456"/> TOS<text:change-start text:change-id="ct233656560"/></text:p>
            <text:p text:style-name="P1"><text:change-end text:change-id="ct233656560"/>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3656664"/>Code<text:change-end text:change-id="ct233656664"/></text:p>
          </table:table-cell>
          <table:table-cell table:style-name="Table163.B2" office:value-type="string">
            <text:p text:style-name="P15"><text:change-start text:change-id="ct233656768"/>Result<text:change-end text:change-id="ct2336567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365687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3657016"/>[a_numeric] <text:alphabetical-index-mark-start text:id="IMark148863444"/>.log2<text:alphabetical-index-mark-end text:id="IMark148863444"/> [a_<text:change-end text:change-id="ct233657016"/>float<text:change-start text:change-id="ct233657120"/>]</text:h>
            <text:p text:style-name="Text_20_body">Routing:<text:change-end text:change-id="ct233657120"/> TOS<text:change-start text:change-id="ct233657224"/></text:p>
            <text:p text:style-name="P1"><text:change-end text:change-id="ct233657224"/>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3657328"/>Code<text:change-end text:change-id="ct233657328"/></text:p>
          </table:table-cell>
          <table:table-cell table:style-name="Table164.B2" office:value-type="string">
            <text:p text:style-name="P15"><text:change-start text:change-id="ct233657432"/>Result<text:change-end text:change-id="ct23365743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36575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3657640"/>[a_numeric] <text:alphabetical-index-mark-start text:id="IMark148863444"/>.magnitude<text:alphabetical-index-mark-end text:id="IMark148863444"/> [a_numeric]</text:h>
            <text:p text:style-name="Text_20_body">Routing:<text:change-end text:change-id="ct233657640"/> TOS<text:change-start text:change-id="ct233657744"/></text:p>
            <text:p text:style-name="P1"><text:change-end text:change-id="ct2336577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3657848"/>Code<text:change-end text:change-id="ct233657848"/></text:p>
          </table:table-cell>
          <table:table-cell table:style-name="Table165.B2" office:value-type="string">
            <text:p text:style-name="P15"><text:change-start text:change-id="ct233657952"/>Result<text:change-end text:change-id="ct2336579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3658056"/></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3658160"/>[a_numeric] <text:alphabetical-index-mark-start text:id="IMark148863444"/>.numerator<text:alphabetical-index-mark-end text:id="IMark148863444"/> [a_numeric]</text:h>
            <text:p text:style-name="Text_20_body">Routing:<text:change-end text:change-id="ct233658160"/> TOS<text:change-start text:change-id="ct233658264"/></text:p>
            <text:p text:style-name="P1"><text:change-end text:change-id="ct2336582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3658368"/>Code<text:change-end text:change-id="ct233658368"/></text:p>
          </table:table-cell>
          <table:table-cell table:style-name="Table166.B2" office:value-type="string">
            <text:p text:style-name="P15"><text:change-start text:change-id="ct233658472"/>Result<text:change-end text:change-id="ct2336584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3658680"/><text:change text:change-id="ct23365857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3658784"/>[a_numeric a_numeric] <text:alphabetical-index-mark-start text:id="IMark148863444"/>.p2c<text:alphabetical-index-mark-end text:id="IMark148863444"/> [a_<text:change-end text:change-id="ct233658784"/>float<text:change-start text:change-id="ct233658888"/> a_<text:change-end text:change-id="ct233658888"/>float<text:change-start text:change-id="ct233658992"/>]</text:h>
            <text:p text:style-name="Text_20_body">Routing:<text:change-end text:change-id="ct233658992"/> TOS<text:change-start text:change-id="ct233659096"/></text:p>
            <text:p text:style-name="P1"><text:change-end text:change-id="ct2336590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3659200"/>Code<text:change-end text:change-id="ct233659200"/></text:p>
          </table:table-cell>
          <table:table-cell table:style-name="Table167.B2" office:value-type="string">
            <text:p text:style-name="P15"><text:change-start text:change-id="ct233659304"/>Result<text:change-end text:change-id="ct2336593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36594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3659512"/>[a_numeric] <text:alphabetical-index-mark-start text:id="IMark148863444"/>.polar<text:alphabetical-index-mark-end text:id="IMark148863444"/> [a_<text:change-end text:change-id="ct233659512"/>float<text:change-start text:change-id="ct233659616"/> a_<text:change-end text:change-id="ct233659616"/>float<text:change-start text:change-id="ct233659720"/>]</text:h>
            <text:p text:style-name="Text_20_body">Routing:<text:change-end text:change-id="ct233659720"/> TOS<text:change-start text:change-id="ct233659824"/></text:p>
            <text:p text:style-name="P1"><text:change-end text:change-id="ct2336598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3659928"/>Code<text:change-end text:change-id="ct233659928"/></text:p>
          </table:table-cell>
          <table:table-cell table:style-name="Table168.B2" office:value-type="string">
            <text:p text:style-name="P15"><text:change-start text:change-id="ct233660032"/>Result<text:change-end text:change-id="ct2336600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366013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3660240"/>[a_numeric] <text:alphabetical-index-mark-start text:id="IMark148863444"/>.r2d<text:alphabetical-index-mark-end text:id="IMark148863444"/> [a_<text:change-end text:change-id="ct233660240"/>float<text:change-start text:change-id="ct233660344"/>]</text:h>
            <text:p text:style-name="Text_20_body">Routing:<text:change-end text:change-id="ct233660344"/> TOS<text:change-start text:change-id="ct233660448"/></text:p>
            <text:p text:style-name="P1"><text:change-end text:change-id="ct233660448"/>Convert a angle value from radians to degrees.</text:p>
          </table:table-cell>
          <table:covered-table-cell/>
        </table:table-row>
        <table:table-row table:style-name="Table169.1">
          <table:table-cell table:style-name="Table169.A2" office:value-type="string">
            <text:p text:style-name="P15"><text:change-start text:change-id="ct233660552"/>Code<text:change-end text:change-id="ct233660552"/></text:p>
          </table:table-cell>
          <table:table-cell table:style-name="Table169.B2" office:value-type="string">
            <text:p text:style-name="P15"><text:change-start text:change-id="ct233660656"/>Result<text:change-end text:change-id="ct2336606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36607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3660864"/>[a_numeric] <text:alphabetical-index-mark-start text:id="IMark148863444"/>.real<text:alphabetical-index-mark-end text:id="IMark148863444"/> [a_numeric]</text:h>
            <text:p text:style-name="Text_20_body">Routing:<text:change-end text:change-id="ct233660864"/> TOS<text:change-start text:change-id="ct233660968"/></text:p>
            <text:p text:style-name="P1"><text:change-end text:change-id="ct2336609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3693880"/>Code<text:change-end text:change-id="ct233693880"/></text:p>
          </table:table-cell>
          <table:table-cell table:style-name="Table170.B2" office:value-type="string">
            <text:p text:style-name="P15"><text:change-start text:change-id="ct233693984"/>Result<text:change-end text:change-id="ct23369398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3694088"/><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3694192"/>[a_numeric] <text:alphabetical-index-mark-start text:id="IMark148863444"/>.round<text:alphabetical-index-mark-end text:id="IMark148863444"/> [a<text:change-end text:change-id="ct233694192"/>n<text:change-start text:change-id="ct233694296"/>_<text:change-end text:change-id="ct233694296"/>integer<text:change-start text:change-id="ct233694400"/>]</text:h>
            <text:p text:style-name="Text_20_body">Routing:<text:change-end text:change-id="ct233694400"/> TOS<text:change-start text:change-id="ct233694504"/></text:p>
            <text:p text:style-name="P1"><text:change-end text:change-id="ct233694504"/>This method rounds the argument number to the nearest integer.</text:p>
          </table:table-cell>
          <table:covered-table-cell/>
        </table:table-row>
        <table:table-row table:style-name="Table171.1">
          <table:table-cell table:style-name="Table171.A2" office:value-type="string">
            <text:p text:style-name="P15"><text:change-start text:change-id="ct233694608"/>Code<text:change-end text:change-id="ct233694608"/></text:p>
          </table:table-cell>
          <table:table-cell table:style-name="Table171.B2" office:value-type="string">
            <text:p text:style-name="P15"><text:change-start text:change-id="ct233694712"/>Result<text:change-end text:change-id="ct23369471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369481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3694920"/>[a_numeric] <text:alphabetical-index-mark-start text:id="IMark148863444"/>.sin<text:alphabetical-index-mark-end text:id="IMark148863444"/> [a_<text:change-end text:change-id="ct233694920"/>float<text:change-start text:change-id="ct233695024"/>]</text:h>
            <text:p text:style-name="Text_20_body">Routing:<text:change-end text:change-id="ct233695024"/> TOS<text:change-start text:change-id="ct233695128"/></text:p>
            <text:p text:style-name="P1"><text:change-end text:change-id="ct233695128"/>This method computes the sine of the argument angle in radians.</text:p>
          </table:table-cell>
          <table:covered-table-cell/>
        </table:table-row>
        <table:table-row table:style-name="Table172.1">
          <table:table-cell table:style-name="Table172.A2" office:value-type="string">
            <text:p text:style-name="P15"><text:change-start text:change-id="ct233695232"/>Code<text:change-end text:change-id="ct233695232"/></text:p>
          </table:table-cell>
          <table:table-cell table:style-name="Table172.B2" office:value-type="string">
            <text:p text:style-name="P15"><text:change-start text:change-id="ct233695336"/>Result<text:change-end text:change-id="ct23369533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369544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3695544"/>[a_numeric] <text:alphabetical-index-mark-start text:id="IMark148863444"/>.sinh<text:alphabetical-index-mark-end text:id="IMark148863444"/> [a_<text:change-end text:change-id="ct233695544"/>float<text:change-start text:change-id="ct233695648"/>]</text:h>
            <text:p text:style-name="Text_20_body">Routing:<text:change-end text:change-id="ct233695648"/> TOS<text:change-start text:change-id="ct233695752"/></text:p>
            <text:p text:style-name="P1"><text:change-end text:change-id="ct233695752"/>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3695856"/>Code<text:change-end text:change-id="ct233695856"/></text:p>
          </table:table-cell>
          <table:table-cell table:style-name="Table173.B2" office:value-type="string">
            <text:p text:style-name="P15"><text:change-start text:change-id="ct233695960"/>Result<text:change-end text:change-id="ct23369596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3696064"/></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3696168"/>[a_numeric] <text:alphabetical-index-mark-start text:id="IMark148863444"/>.sleep<text:alphabetical-index-mark-end text:id="IMark148863444"/> []</text:h>
            <text:p text:style-name="Text_20_body">Routing:<text:change-end text:change-id="ct233696168"/> TOS<text:change-start text:change-id="ct233696272"/></text:p>
            <text:p text:style-name="P1"><text:change-end text:change-id="ct233696272"/>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3696376"/>Code<text:change-end text:change-id="ct233696376"/></text:p>
          </table:table-cell>
          <table:table-cell table:style-name="Table174.B2" office:value-type="string">
            <text:p text:style-name="P15"><text:change-start text:change-id="ct233696480"/>Result<text:change-end text:change-id="ct23369648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369658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3696688"/>[a_numeric] <text:alphabetical-index-mark-start text:id="IMark148863444"/>.sqr<text:alphabetical-index-mark-end text:id="IMark148863444"/> [a_numeric]</text:h>
            <text:p text:style-name="Text_20_body">Routing:<text:change-end text:change-id="ct233696688"/> TOS<text:change-start text:change-id="ct233696792"/></text:p>
            <text:p text:style-name="P1"><text:change-end text:change-id="ct233696792"/>This method computes the square of the argument value.</text:p>
          </table:table-cell>
          <table:covered-table-cell/>
        </table:table-row>
        <table:table-row table:style-name="Table175.1">
          <table:table-cell table:style-name="Table175.A2" office:value-type="string">
            <text:p text:style-name="P15"><text:change-start text:change-id="ct233696896"/>Code<text:change-end text:change-id="ct233696896"/></text:p>
          </table:table-cell>
          <table:table-cell table:style-name="Table175.B2" office:value-type="string">
            <text:p text:style-name="P15"><text:change-start text:change-id="ct233697000"/>Result<text:change-end text:change-id="ct2336970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36971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3697208"/>[a_numeric] <text:alphabetical-index-mark-start text:id="IMark148863444"/>.sqrt<text:alphabetical-index-mark-end text:id="IMark148863444"/> [a_<text:change-end text:change-id="ct233697208"/>float<text:change-start text:change-id="ct233697312"/>]</text:h>
            <text:p text:style-name="Text_20_body">Routing:<text:change-end text:change-id="ct233697312"/> TOS<text:change-start text:change-id="ct233697416"/></text:p>
            <text:p text:style-name="P1"><text:change-end text:change-id="ct233697416"/>This method computes the square root of the argument value.</text:p>
          </table:table-cell>
          <table:covered-table-cell/>
        </table:table-row>
        <table:table-row table:style-name="Table176.1">
          <table:table-cell table:style-name="Table176.A2" office:value-type="string">
            <text:p text:style-name="P15"><text:change-start text:change-id="ct233697520"/>Code<text:change-end text:change-id="ct233697520"/></text:p>
          </table:table-cell>
          <table:table-cell table:style-name="Table176.B2" office:value-type="string">
            <text:p text:style-name="P15"><text:change-start text:change-id="ct233697624"/>Result<text:change-end text:change-id="ct2336976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36977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3697832"/>[a_numeric] <text:alphabetical-index-mark-start text:id="IMark148863444"/>.tan<text:alphabetical-index-mark-end text:id="IMark148863444"/> [a_<text:change-end text:change-id="ct233697832"/>float<text:change-start text:change-id="ct233701984"/>]</text:h>
            <text:p text:style-name="Text_20_body">Routing:<text:change-end text:change-id="ct233701984"/> TOS<text:change-start text:change-id="ct233702088"/></text:p>
            <text:p text:style-name="P1"><text:change-end text:change-id="ct233702088"/>This method computes the tangent of the argument angle in radians.</text:p>
          </table:table-cell>
          <table:covered-table-cell/>
        </table:table-row>
        <table:table-row table:style-name="Table177.1">
          <table:table-cell table:style-name="Table177.A2" office:value-type="string">
            <text:p text:style-name="P15"><text:change-start text:change-id="ct233702192"/>Code<text:change-end text:change-id="ct233702192"/></text:p>
          </table:table-cell>
          <table:table-cell table:style-name="Table177.B2" office:value-type="string">
            <text:p text:style-name="P15"><text:change-start text:change-id="ct233702296"/>Result<text:change-end text:change-id="ct2337022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3702400"/></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3702504"/>[a_numeric] <text:alphabetical-index-mark-start text:id="IMark148863444"/>.tanh<text:alphabetical-index-mark-end text:id="IMark148863444"/> [a_<text:change-end text:change-id="ct233702504"/>float<text:change-start text:change-id="ct233702608"/>]</text:h>
            <text:p text:style-name="Text_20_body">Routing:<text:change-end text:change-id="ct233702608"/> TOS<text:change-start text:change-id="ct233702712"/></text:p>
            <text:p text:style-name="P1"><text:change-end text:change-id="ct233702712"/>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3702816"/>Code<text:change-end text:change-id="ct233702816"/></text:p>
          </table:table-cell>
          <table:table-cell table:style-name="Table178.B2" office:value-type="string">
            <text:p text:style-name="P15"><text:change-start text:change-id="ct233702920"/>Result<text:change-end text:change-id="ct2337029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3703024"/></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3703128"/>[a_numeric a_numeric] <text:alphabetical-index-mark-start text:id="IMark148863444"/>/<text:alphabetical-index-mark-end text:id="IMark148863444"/> [a_numeric]</text:h>
            <text:p text:style-name="Text_20_body">Routing:<text:change-end text:change-id="ct233703128"/> NOS<text:change-start text:change-id="ct233703232"/></text:p>
            <text:p text:style-name="P1"><text:change-end text:change-id="ct233703232"/>This method implements the division operator.</text:p>
          </table:table-cell>
          <table:covered-table-cell/>
        </table:table-row>
        <table:table-row table:style-name="Table179.1">
          <table:table-cell table:style-name="Table179.A2" office:value-type="string">
            <text:p text:style-name="P15"><text:change-start text:change-id="ct233703336"/>Code<text:change-end text:change-id="ct233703336"/></text:p>
          </table:table-cell>
          <table:table-cell table:style-name="Table179.B2" office:value-type="string">
            <text:p text:style-name="P15"><text:change-start text:change-id="ct233703440"/>Result<text:change-end text:change-id="ct2337034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37035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3703648"/>[a_numeric] <text:alphabetical-index-mark-start text:id="IMark148863444"/>0&lt;<text:alphabetical-index-mark-end text:id="IMark148863444"/> [a_boolean]</text:h>
            <text:p text:style-name="Text_20_body">Routing:<text:change-end text:change-id="ct233703648"/> TOS<text:change-start text:change-id="ct233703752"/></text:p>
            <text:p text:style-name="P1"><text:change-end text:change-id="ct233703752"/>Is this number less than zero?</text:p>
          </table:table-cell>
          <table:covered-table-cell/>
        </table:table-row>
        <table:table-row table:style-name="Table180.1">
          <table:table-cell table:style-name="Table180.A2" office:value-type="string">
            <text:p text:style-name="P15"><text:change-start text:change-id="ct233703856"/>Code<text:change-end text:change-id="ct233703856"/></text:p>
          </table:table-cell>
          <table:table-cell table:style-name="Table180.B2" office:value-type="string">
            <text:p text:style-name="P15"><text:change-start text:change-id="ct233703960"/>Result<text:change-end text:change-id="ct2337039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370406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3704168"/>[a_numeric] <text:alphabetical-index-mark-start text:id="IMark148863444"/>0&lt;=<text:alphabetical-index-mark-end text:id="IMark148863444"/> [a_boolean]</text:h>
            <text:p text:style-name="Text_20_body">Routing:<text:change-end text:change-id="ct233704168"/> TOS<text:change-start text:change-id="ct233704272"/></text:p>
            <text:p text:style-name="P1"><text:change-end text:change-id="ct233704272"/>Is this number less than or equal to zero?</text:p>
          </table:table-cell>
          <table:covered-table-cell/>
        </table:table-row>
        <table:table-row table:style-name="Table181.1">
          <table:table-cell table:style-name="Table181.A2" office:value-type="string">
            <text:p text:style-name="P15"><text:change-start text:change-id="ct233704376"/>Code<text:change-end text:change-id="ct233704376"/></text:p>
          </table:table-cell>
          <table:table-cell table:style-name="Table181.B2" office:value-type="string">
            <text:p text:style-name="P15"><text:change-start text:change-id="ct233704480"/>Result<text:change-end text:change-id="ct23370448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370458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3704688"/>[a_numeric] <text:alphabetical-index-mark-start text:id="IMark148863444"/>0&lt;=&gt;<text:alphabetical-index-mark-end text:id="IMark148863444"/> [<text:change-end text:change-id="ct233704688"/>1, 0, or -1<text:change-start text:change-id="ct233704792"/>]</text:h>
            <text:p text:style-name="Text_20_body">Routing:<text:change-end text:change-id="ct233704792"/> TOS<text:change-start text:change-id="ct233704896"/></text:p>
            <text:p text:style-name="P1"><text:change-end text:change-id="ct233704896"/>Perform a “three outcome” comparison of the value with zero.</text:p>
          </table:table-cell>
          <table:covered-table-cell/>
        </table:table-row>
        <table:table-row table:style-name="Table182.1">
          <table:table-cell table:style-name="Table182.A2" office:value-type="string">
            <text:p text:style-name="P15"><text:change-start text:change-id="ct233705000"/>Code<text:change-end text:change-id="ct233705000"/></text:p>
          </table:table-cell>
          <table:table-cell table:style-name="Table182.B2" office:value-type="string">
            <text:p text:style-name="P15"><text:change-start text:change-id="ct233705104"/>Result<text:change-end text:change-id="ct23370510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3705312"/><text:change text:change-id="ct23370520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3705416"/>[a_numeric] <text:alphabetical-index-mark-start text:id="IMark148863444"/>0&lt;&gt; <text:alphabetical-index-mark-end text:id="IMark148863444"/>[a_boolean]</text:h>
            <text:p text:style-name="Text_20_body">Routing:<text:change-end text:change-id="ct233705416"/> TOS<text:change-start text:change-id="ct233705520"/></text:p>
            <text:p text:style-name="P1"><text:change-end text:change-id="ct233705520"/>Is the number not equal to zero?</text:p>
          </table:table-cell>
          <table:covered-table-cell/>
        </table:table-row>
        <table:table-row table:style-name="Table183.1">
          <table:table-cell table:style-name="Table183.A2" office:value-type="string">
            <text:p text:style-name="P15"><text:change-start text:change-id="ct233705624"/>Code<text:change-end text:change-id="ct233705624"/></text:p>
          </table:table-cell>
          <table:table-cell table:style-name="Table183.B2" office:value-type="string">
            <text:p text:style-name="P15"><text:change-start text:change-id="ct233705728"/>Result<text:change-end text:change-id="ct23370572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370583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3705936"/>[a_numeric] <text:alphabetical-index-mark-start text:id="IMark148863444"/>0=<text:alphabetical-index-mark-end text:id="IMark148863444"/> [a_boolean]</text:h>
            <text:p text:style-name="Text_20_body">Routing:<text:change-end text:change-id="ct233705936"/> TOS<text:change-start text:change-id="ct233706080"/></text:p>
            <text:p text:style-name="P1"><text:change-end text:change-id="ct233706080"/>Is the number equal to zero?</text:p>
          </table:table-cell>
          <table:covered-table-cell/>
        </table:table-row>
        <table:table-row table:style-name="Table184.1">
          <table:table-cell table:style-name="Table184.A2" office:value-type="string">
            <text:p text:style-name="P15"><text:change-start text:change-id="ct233706184"/>Code<text:change-end text:change-id="ct233706184"/></text:p>
          </table:table-cell>
          <table:table-cell table:style-name="Table184.B2" office:value-type="string">
            <text:p text:style-name="P15"><text:change-start text:change-id="ct233706288"/>Result<text:change-end text:change-id="ct2337062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370639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3706496"/>[a_numeric] <text:alphabetical-index-mark-start text:id="IMark148863444"/>0&gt;<text:alphabetical-index-mark-end text:id="IMark148863444"/> [a_boolean]</text:h>
            <text:p text:style-name="Text_20_body">Routing:<text:change-end text:change-id="ct233706496"/> TOS<text:change-start text:change-id="ct233706600"/></text:p>
            <text:p text:style-name="P1"><text:change-end text:change-id="ct233706600"/>Is the number greater than zero?</text:p>
          </table:table-cell>
          <table:covered-table-cell/>
        </table:table-row>
        <table:table-row table:style-name="Table185.1">
          <table:table-cell table:style-name="Table185.A2" office:value-type="string">
            <text:p text:style-name="P15"><text:change-start text:change-id="ct233706704"/>Code<text:change-end text:change-id="ct233706704"/></text:p>
          </table:table-cell>
          <table:table-cell table:style-name="Table185.B2" office:value-type="string">
            <text:p text:style-name="P15"><text:change-start text:change-id="ct233706808"/>Result<text:change-end text:change-id="ct2337068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37069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3707016"/>[a_numeric] <text:alphabetical-index-mark-start text:id="IMark148863444"/>0&gt;=<text:alphabetical-index-mark-end text:id="IMark148863444"/> [a_boolean]</text:h>
            <text:p text:style-name="Text_20_body">Routing:<text:change-end text:change-id="ct233707016"/> TOS<text:change-start text:change-id="ct233707120"/></text:p>
            <text:p text:style-name="P1"><text:change-end text:change-id="ct233707120"/>Is the number greater than or equal to zero?</text:p>
          </table:table-cell>
          <table:covered-table-cell/>
        </table:table-row>
        <table:table-row table:style-name="Table186.1">
          <table:table-cell table:style-name="Table186.A2" office:value-type="string">
            <text:p text:style-name="P15"><text:change-start text:change-id="ct233707224"/>Code<text:change-end text:change-id="ct233707224"/></text:p>
          </table:table-cell>
          <table:table-cell table:style-name="Table186.B2" office:value-type="string">
            <text:p text:style-name="P15"><text:change-start text:change-id="ct233707328"/>Result<text:change-end text:change-id="ct2337073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370743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3707536"/>[a_numeric] <text:alphabetical-index-mark-start text:id="IMark148863444"/>1+<text:alphabetical-index-mark-end text:id="IMark148863444"/> [a_numeric]</text:h>
            <text:p text:style-name="Text_20_body">Routing:<text:change-end text:change-id="ct233707536"/> TOS<text:change-start text:change-id="ct233707640"/></text:p>
            <text:p text:style-name="P1"><text:change-end text:change-id="ct233707640"/>Add one to the number</text:p>
          </table:table-cell>
          <table:covered-table-cell/>
        </table:table-row>
        <table:table-row table:style-name="Table187.1">
          <table:table-cell table:style-name="Table187.A2" office:value-type="string">
            <text:p text:style-name="P15"><text:change-start text:change-id="ct233707744"/>Code<text:change-end text:change-id="ct233707744"/></text:p>
          </table:table-cell>
          <table:table-cell table:style-name="Table187.B2" office:value-type="string">
            <text:p text:style-name="P15"><text:change-start text:change-id="ct233707848"/>Result<text:change-end text:change-id="ct2337078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37079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3708056"/>[a_numeric] <text:alphabetical-index-mark-start text:id="IMark148863444"/>1-<text:alphabetical-index-mark-end text:id="IMark148863444"/> [a_numeric]</text:h>
            <text:p text:style-name="Text_20_body">Routing:<text:change-end text:change-id="ct233708056"/> TOS<text:change-start text:change-id="ct233708160"/></text:p>
            <text:p text:style-name="P1"><text:change-end text:change-id="ct233708160"/>Subtract ond from the number</text:p>
          </table:table-cell>
          <table:covered-table-cell/>
        </table:table-row>
        <table:table-row table:style-name="Table188.1">
          <table:table-cell table:style-name="Table188.A2" office:value-type="string">
            <text:p text:style-name="P15"><text:change-start text:change-id="ct233708264"/>Code<text:change-end text:change-id="ct233708264"/></text:p>
          </table:table-cell>
          <table:table-cell table:style-name="Table188.B2" office:value-type="string">
            <text:p text:style-name="P15"><text:change-start text:change-id="ct233708368"/>Result<text:change-end text:change-id="ct2337083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370847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3708576"/>[a_numeric] <text:alphabetical-index-mark-start text:id="IMark148863444"/>2*<text:alphabetical-index-mark-end text:id="IMark148863444"/> [a_numeric]</text:h>
            <text:p text:style-name="Text_20_body">Routing:<text:change-end text:change-id="ct233708576"/> TOS<text:change-start text:change-id="ct233708680"/></text:p>
            <text:p text:style-name="P1"><text:change-end text:change-id="ct233708680"/>Multiply the number by two.</text:p>
          </table:table-cell>
          <table:covered-table-cell/>
        </table:table-row>
        <table:table-row table:style-name="Table189.1">
          <table:table-cell table:style-name="Table189.A2" office:value-type="string">
            <text:p text:style-name="P15"><text:change-start text:change-id="ct233708784"/>Code<text:change-end text:change-id="ct233708784"/></text:p>
          </table:table-cell>
          <table:table-cell table:style-name="Table189.B2" office:value-type="string">
            <text:p text:style-name="P15"><text:change-start text:change-id="ct233708888"/>Result<text:change-end text:change-id="ct2337088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37089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3709096"/>[a_numeric] <text:alphabetical-index-mark-start text:id="IMark148863444"/>2+<text:alphabetical-index-mark-end text:id="IMark148863444"/> [a_numeric]</text:h>
            <text:p text:style-name="Text_20_body">Routing:<text:change-end text:change-id="ct233709096"/> TOS<text:change-start text:change-id="ct233709200"/></text:p>
            <text:p text:style-name="P1"><text:change-end text:change-id="ct233709200"/>Add two to the number</text:p>
          </table:table-cell>
          <table:covered-table-cell/>
        </table:table-row>
        <table:table-row table:style-name="Table190.1">
          <table:table-cell table:style-name="Table190.A2" office:value-type="string">
            <text:p text:style-name="P15"><text:change-start text:change-id="ct233709304"/>Code<text:change-end text:change-id="ct233709304"/></text:p>
          </table:table-cell>
          <table:table-cell table:style-name="Table190.B2" office:value-type="string">
            <text:p text:style-name="P15"><text:change-start text:change-id="ct233709408"/>Result<text:change-end text:change-id="ct2337094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370951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3709616"/>[a_numeric] <text:alphabetical-index-mark-start text:id="IMark148863444"/>2-<text:alphabetical-index-mark-end text:id="IMark148863444"/> [a_numeric]</text:h>
            <text:p text:style-name="Text_20_body">Routing:<text:change-end text:change-id="ct233709616"/> TOS<text:change-start text:change-id="ct233709720"/></text:p>
            <text:p text:style-name="P1"><text:change-end text:change-id="ct233709720"/>Subtract two from the number</text:p>
          </table:table-cell>
          <table:covered-table-cell/>
        </table:table-row>
        <table:table-row table:style-name="Table191.1">
          <table:table-cell table:style-name="Table191.A2" office:value-type="string">
            <text:p text:style-name="P15"><text:change-start text:change-id="ct233709824"/>Code<text:change-end text:change-id="ct233709824"/></text:p>
          </table:table-cell>
          <table:table-cell table:style-name="Table191.B2" office:value-type="string">
            <text:p text:style-name="P15"><text:change-start text:change-id="ct233709928"/>Result<text:change-end text:change-id="ct2337099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371003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3710136"/>[a_numeric] <text:alphabetical-index-mark-start text:id="IMark148863444"/>2/<text:alphabetical-index-mark-end text:id="IMark148863444"/> [a_numeric]</text:h>
            <text:p text:style-name="Text_20_body">Routing:<text:change-end text:change-id="ct233710136"/> TOS<text:change-start text:change-id="ct233710240"/></text:p>
            <text:p text:style-name="P1"><text:change-end text:change-id="ct233710240"/>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3710344"/>Code<text:change-end text:change-id="ct233710344"/></text:p>
          </table:table-cell>
          <table:table-cell table:style-name="Table192.B2" office:value-type="string">
            <text:p text:style-name="P15"><text:change-start text:change-id="ct233710448"/>Result<text:change-end text:change-id="ct2337104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37105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3710656"/>[a_numeric<text:change-end text:change-id="ct233710656"/> a_numeric<text:change-start text:change-id="ct233710760"/>] <text:alphabetical-index-mark-start text:id="IMark148863444"/>&lt;<text:alphabetical-index-mark-end text:id="IMark148863444"/> [a_boolean]</text:h>
            <text:p text:style-name="Text_20_body">Routing:<text:change-end text:change-id="ct233710760"/> NOS<text:change-start text:change-id="ct233710864"/></text:p>
            <text:p text:style-name="P1"><text:change-end text:change-id="ct233710864"/>Is the first number less than the second?</text:p>
          </table:table-cell>
          <table:covered-table-cell/>
        </table:table-row>
        <table:table-row table:style-name="Table193.1">
          <table:table-cell table:style-name="Table193.A2" office:value-type="string">
            <text:p text:style-name="P15"><text:change-start text:change-id="ct233710968"/>Code<text:change-end text:change-id="ct233710968"/></text:p>
          </table:table-cell>
          <table:table-cell table:style-name="Table193.B2" office:value-type="string">
            <text:p text:style-name="P15"><text:change-start text:change-id="ct233711072"/>Result<text:change-end text:change-id="ct2337110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371117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3711280"/>[a_numeric<text:change-end text:change-id="ct233711280"/> a_numeric<text:change-start text:change-id="ct233711384"/>] <text:alphabetical-index-mark-start text:id="IMark148863444"/>&lt;=<text:alphabetical-index-mark-end text:id="IMark148863444"/> [a_boolean]</text:h>
            <text:p text:style-name="Text_20_body">Routing:<text:change-end text:change-id="ct233711384"/> NOS<text:change-start text:change-id="ct233711488"/></text:p>
            <text:p text:style-name="P1"><text:change-end text:change-id="ct233711488"/>Is the first number less than or equal to the second?</text:p>
          </table:table-cell>
          <table:covered-table-cell/>
        </table:table-row>
        <table:table-row table:style-name="Table194.1">
          <table:table-cell table:style-name="Table194.A2" office:value-type="string">
            <text:p text:style-name="P15"><text:change-start text:change-id="ct233711592"/>Code<text:change-end text:change-id="ct233711592"/></text:p>
          </table:table-cell>
          <table:table-cell table:style-name="Table194.B2" office:value-type="string">
            <text:p text:style-name="P15"><text:change-start text:change-id="ct233711696"/>Result<text:change-end text:change-id="ct2337116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371180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33711904"/>[a_numeric<text:change-end text:change-id="ct233711904"/> a_numeric<text:change-start text:change-id="ct233712008"/>] <text:alphabetical-index-mark-start text:id="IMark148863444"/>&lt;=&gt;<text:alphabetical-index-mark-end text:id="IMark148863444"/> [-1, 0, or 1]</text:h>
            <text:p text:style-name="Text_20_body">Routing:<text:change-end text:change-id="ct233712008"/> NOS<text:change-start text:change-id="ct233712112"/></text:p>
            <text:p text:style-name="P1"><text:change-end text:change-id="ct233712112"/>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3712216"/>Code<text:change-end text:change-id="ct233712216"/></text:p>
          </table:table-cell>
          <table:table-cell table:style-name="Table195.B2" office:value-type="string">
            <text:p text:style-name="P15"><text:change-start text:change-id="ct233712320"/>Result<text:change-end text:change-id="ct2337123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3712528"/><text:change text:change-id="ct2337124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3712632"/>[a_numeric<text:change-end text:change-id="ct233712632"/> a_numeric<text:change-start text:change-id="ct233712736"/>] <text:alphabetical-index-mark-start text:id="IMark148863444"/>&gt;<text:alphabetical-index-mark-end text:id="IMark148863444"/> [a_boolean]</text:h>
            <text:p text:style-name="Text_20_body">Routing:<text:change-end text:change-id="ct233712736"/> NOS<text:change-start text:change-id="ct233712840"/></text:p>
            <text:p text:style-name="P1"><text:change-end text:change-id="ct233712840"/>Is the first number greater than the second number.</text:p>
          </table:table-cell>
          <table:covered-table-cell/>
        </table:table-row>
        <table:table-row table:style-name="Table196.1">
          <table:table-cell table:style-name="Table196.A2" office:value-type="string">
            <text:p text:style-name="P15"><text:change-start text:change-id="ct233712944"/>Code<text:change-end text:change-id="ct233712944"/></text:p>
          </table:table-cell>
          <table:table-cell table:style-name="Table196.B2" office:value-type="string">
            <text:p text:style-name="P15"><text:change-start text:change-id="ct233713048"/>Result<text:change-end text:change-id="ct2337130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37131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3713256"/>[a_numeric<text:change-end text:change-id="ct233713256"/> a_numeric<text:change-start text:change-id="ct233713360"/>] <text:alphabetical-index-mark-start text:id="IMark148863444"/>&gt;=<text:alphabetical-index-mark-end text:id="IMark148863444"/> [a_boolean]</text:h>
            <text:p text:style-name="Text_20_body">Routing:<text:change-end text:change-id="ct233713360"/> NOS<text:change-start text:change-id="ct233713464"/></text:p>
            <text:p text:style-name="P1"><text:change-end text:change-id="ct233713464"/>Is the first number greater than or equal to the second number.</text:p>
          </table:table-cell>
          <table:covered-table-cell/>
        </table:table-row>
        <table:table-row table:style-name="Table197.1">
          <table:table-cell table:style-name="Table197.A2" office:value-type="string">
            <text:p text:style-name="P15"><text:change-start text:change-id="ct233713568"/>Code<text:change-end text:change-id="ct233713568"/></text:p>
          </table:table-cell>
          <table:table-cell table:style-name="Table197.B2" office:value-type="string">
            <text:p text:style-name="P15"><text:change-start text:change-id="ct233713672"/>Result<text:change-end text:change-id="ct2337136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37137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3713880"/>[a_numeric a_numeric] <text:alphabetical-index-mark-start text:id="IMark148863444"/>mod<text:alphabetical-index-mark-end text:id="IMark148863444"/> [a_numeric]</text:h>
            <text:p text:style-name="Text_20_body">Routing:<text:change-end text:change-id="ct233713880"/> NOS<text:change-start text:change-id="ct233713984"/></text:p>
            <text:p text:style-name="P1"><text:change-end text:change-id="ct233713984"/>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3714088"/>Code<text:change-end text:change-id="ct233714088"/></text:p>
          </table:table-cell>
          <table:table-cell table:style-name="Table198.B2" office:value-type="string">
            <text:p text:style-name="P15"><text:change-start text:change-id="ct233730656"/>Result<text:change-end text:change-id="ct23373065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373076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3730864"/>[a_numeric] <text:alphabetical-index-mark-start text:id="IMark148863444"/>neg<text:alphabetical-index-mark-end text:id="IMark148863444"/> [a_numeric]</text:h>
            <text:p text:style-name="Text_20_body">Routing:<text:change-end text:change-id="ct233730864"/> TOS<text:change-start text:change-id="ct233730968"/></text:p>
            <text:p text:style-name="P1"><text:change-end text:change-id="ct233730968"/>Compute zero minus the number.</text:p>
          </table:table-cell>
          <table:covered-table-cell/>
        </table:table-row>
        <table:table-row table:style-name="Table199.1">
          <table:table-cell table:style-name="Table199.A2" office:value-type="string">
            <text:p text:style-name="P15"><text:change-start text:change-id="ct233731072"/>Code<text:change-end text:change-id="ct233731072"/></text:p>
          </table:table-cell>
          <table:table-cell table:style-name="Table199.B2" office:value-type="string">
            <text:p text:style-name="P15"><text:change-start text:change-id="ct233731176"/>Result<text:change-end text:change-id="ct23373117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48861956"/>Object<text:alphabetical-index-mark-end text:id="IMark148861956"/></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8863444"/>&amp;&amp;<text:alphabetical-index-mark-end text:id="IMark14886344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8863444"/>.<text:alphabetical-index-mark-end text:id="IMark14886344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48863444"/>.class<text:alphabetical-index-mark-end text:id="IMark14886344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Snippet"><text:span text:style-name="T13">"apple" .class</text:span></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8863444"/>.clone<text:alphabetical-index-mark-end text:id="IMark14886344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48863444"/>.clone_exclude<text:alphabetical-index-mark-end text:id="IMark14886344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48863444"/>.copy<text:alphabetical-index-mark-end text:id="IMark14886344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48863444"/>.init<text:alphabetical-index-mark-end text:id="IMark14886344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Snippet"><text:span text:style-name="T13">"Peter Camilleri" MyClass .new</text:span></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8863444"/>.is_class?<text:alphabetical-index-mark-end text:id="IMark14886344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8863444"/>.name<text:alphabetical-index-mark-end text:id="IMark14886344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8863444"/>.strlen<text:alphabetical-index-mark-end text:id="IMark14886344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8863444"/>.to_f<text:alphabetical-index-mark-end text:id="IMark14886344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48863444"/>.to_f!<text:alphabetical-index-mark-end text:id="IMark14886344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8863444"/>.to_i<text:alphabetical-index-mark-end text:id="IMark14886344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8863444"/>.to_i!<text:alphabetical-index-mark-end text:id="IMark14886344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48863444"/>.to_n<text:alphabetical-index-mark-end text:id="IMark14886344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8863444"/>.to_n!<text:alphabetical-index-mark-end text:id="IMark14886344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48863444"/>.to_r<text:alphabetical-index-mark-end text:id="IMark14886344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8863444"/>.to_r!<text:alphabetical-index-mark-end text:id="IMark14886344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8863444"/>.to_s<text:alphabetical-index-mark-end text:id="IMark14886344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48863444"/>.to_x<text:alphabetical-index-mark-end text:id="IMark14886344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8863444"/>.to_x!<text:alphabetical-index-mark-end text:id="IMark14886344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8863444"/>&lt;&gt;<text:alphabetical-index-mark-end text:id="IMark14886344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8863444"/>=<text:alphabetical-index-mark-end text:id="IMark14886344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8863444"/>^^<text:alphabetical-index-mark-end text:id="IMark14886344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8863444"/>distinct?<text:alphabetical-index-mark-end text:id="IMark14886344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48863444"/>identical?<text:alphabetical-index-mark-end text:id="IMark14886344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8863444"/>max<text:alphabetical-index-mark-end text:id="IMark14886344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8863444"/>min<text:alphabetical-index-mark-end text:id="IMark1488634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48863444"/>nil&lt;&gt;<text:alphabetical-index-mark-end text:id="IMark14886344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48863444"/>nil=<text:alphabetical-index-mark-end text:id="IMark14886344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8863444"/>not<text:alphabetical-index-mark-end text:id="IMark14886344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48863444"/>||<text:alphabetical-index-mark-end text:id="IMark14886344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48863444"/>)methods<text:alphabetical-index-mark-end text:id="IMark14886344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8861956"/>OutStream<text:alphabetical-index-mark-end text:id="IMark14886195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8861956"/>Procedure<text:alphabetical-index-mark-end text:id="IMark14886195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8861956"/>Queue<text:alphabetical-index-mark-end text:id="IMark14886195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8861956"/>Rational<text:alphabetical-index-mark-end text:id="IMark14886195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8864740"/>.split<text:alphabetical-index-mark-end text:id="IMark1488647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8863396"/>Stack<text:alphabetical-index-mark-end text:id="IMark14886339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8863396"/>String<text:alphabetical-index-mark-end text:id="IMark14886339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8863396"/>Thread<text:alphabetical-index-mark-end text:id="IMark14886339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8863396"/><text:alphabetical-index-mark-start text:id="IMark148861524"/><text:alphabetical-index-mark-start text:id="IMark148864404"/>TrueClass<text:alphabetical-index-mark-end text:id="IMark148864404"/><text:alphabetical-index-mark-end text:id="IMark148861524"/><text:alphabetical-index-mark-end text:id="IMark148863396"/></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48863396"/>VirtualMachine<text:alphabetical-index-mark-end text:id="IMark14886339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8864740"/>.:<text:alphabetical-index-mark-end text:id="IMark14886474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8864740"/>super<text:alphabetical-index-mark-end text:id="IMark148864740"/>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8864740"/>val:<text:alphabetical-index-mark-end text:id="IMark148864740"/>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8864740"/>var:<text:alphabetical-index-mark-end text:id="IMark148864740"/>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8864740"/>val@:<text:alphabetical-index-mark-end text:id="IMark14886474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8864740"/>var@:<text:alphabetical-index-mark-end text:id="IMark14886474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8864740"/>;<text:alphabetical-index-mark-end text:id="IMark148864740"/>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8864740"/>.::<text:alphabetical-index-mark-end text:id="IMark14886474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8864740"/>inst:<text:alphabetical-index-mark-end text:id="IMark14886474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8864740"/>local:<text:alphabetical-index-mark-end text:id="IMark14886474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48864740"/>super<text:alphabetical-index-mark-end text:id="IMark14886474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8864740"/>;<text:alphabetical-index-mark-end text:id="IMark1488647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8863396"/>Commands<text:alphabetical-index-mark-end text:id="IMark14886339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48863396"/>)entries<text:alphabetical-index-mark-end text:id="IMark14886339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8">0</text:p>
          <text:p text:style-name="P67">0&lt;<text:tab/>108</text:p>
          <text:p text:style-name="P67">0&lt;=<text:tab/>109</text:p>
          <text:p text:style-name="P67">0&lt;=&gt;<text:tab/>109</text:p>
          <text:p text:style-name="P67">0&lt;&gt; <text:tab/>109</text:p>
          <text:p text:style-name="P67">0=<text:tab/>110</text:p>
          <text:p text:style-name="P67">0&gt;<text:tab/>110</text:p>
          <text:p text:style-name="P67">0&gt;=<text:tab/>110</text:p>
          <text:p text:style-name="P68">1</text:p>
          <text:p text:style-name="P67">1-<text:tab/>111</text:p>
          <text:p text:style-name="P67">1+<text:tab/>111</text:p>
          <text:p text:style-name="P68">2</text:p>
          <text:p text:style-name="P67">2-<text:tab/>112</text:p>
          <text:p text:style-name="P67">2*<text:tab/>88, 111</text:p>
          <text:p text:style-name="P67">2/<text:tab/>88, 112</text:p>
          <text:p text:style-name="P67">2+<text:tab/>111</text:p>
          <text:p text:style-name="P68">A</text:p>
          <text:p text:style-name="P67">again<text:tab/>25</text:p>
          <text:p text:style-name="P67">and<text:tab/>89</text:p>
          <text:p text:style-name="P67">Archive<text:tab/>12</text:p>
          <text:p text:style-name="P67">Array<text:tab/>60</text:p>
          <text:p text:style-name="P68">B</text:p>
          <text:p text:style-name="P67">begin<text:tab/>25</text:p>
          <text:p text:style-name="P67">Boolean<text:tab/>58</text:p>
          <text:p text:style-name="P67">bounce<text:tab/>36, 38</text:p>
          <text:p text:style-name="P68">C</text:p>
          <text:p text:style-name="P67">catch<text:tab/>35, 38</text:p>
          <text:p text:style-name="P67">Class<text:tab/>71</text:p>
          <text:p text:style-name="P67">Classes<text:tab/>47</text:p>
          <text:p text:style-name="P67">clone<text:tab/>30</text:p>
          <text:p text:style-name="P67">com<text:tab/>89</text:p>
          <text:p text:style-name="P67">Commands<text:tab/>72, 143</text:p>
          <text:p text:style-name="P67">Complex<text:tab/>74</text:p>
          <text:p text:style-name="P67">copy<text:tab/>30</text:p>
          <text:p text:style-name="P68">D</text:p>
          <text:p text:style-name="P67">Declarations<text:tab/>26</text:p>
          <text:p text:style-name="P67">Demo.rb<text:tab/>11</text:p>
          <text:p text:style-name="P67">distinct?<text:tab/>123</text:p>
          <text:p text:style-name="P67">do<text:tab/>23</text:p>
          <text:p text:style-name="P67">do_map_name<text:tab/>54</text:p>
          <text:p text:style-name="P67">dpr<text:tab/>93</text:p>
          <text:p text:style-name="P67">drop<text:tab/>19</text:p>
          <text:p text:style-name="P67">Duck Typing<text:tab/>26</text:p>
          <text:p text:style-name="P67">dup<text:tab/>19, 30</text:p>
          <text:p text:style-name="P68">E</text:p>
          <text:p text:style-name="P67">e<text:tab/>93</text:p>
          <text:p text:style-name="P67">else<text:tab/>21</text:p>
          <text:p text:style-name="P68">F</text:p>
          <text:p text:style-name="P67">FalseClass<text:tab/>58, 77</text:p>
          <text:p text:style-name="P67">finally<text:tab/>37p.</text:p>
          <text:p text:style-name="P67">Float<text:tab/>79</text:p>
          <text:p text:style-name="P68">H</text:p>
          <text:p text:style-name="P67">Hash<text:tab/>80</text:p>
          <text:p text:style-name="P68">I</text:p>
          <text:p text:style-name="P67">i<text:tab/>23</text:p>
          <text:p text:style-name="P67">identical?<text:tab/>124</text:p>
          <text:p text:style-name="P67">if<text:tab/>21</text:p>
          <text:p text:style-name="P67">Inheritance<text:tab/>48</text:p>
          <text:p text:style-name="P67">inst:<text:tab/>141</text:p>
          <text:p text:style-name="P67">InStream<text:tab/>83</text:p>
          <text:p text:style-name="P67">Integer<text:tab/>86</text:p>
          <text:p text:style-name="P68">J</text:p>
          <text:p text:style-name="P67">j<text:tab/>23</text:p>
          <text:p text:style-name="P68">K</text:p>
          <text:p text:style-name="P67">Known Issues<text:tab/>11</text:p>
          <text:p text:style-name="P68">L</text:p>
          <text:p text:style-name="P67">Late Binding<text:tab/>48</text:p>
          <text:p text:style-name="P67">local:<text:tab/>141</text:p>
          <text:p text:style-name="P67">loop<text:tab/>23</text:p>
          <text:p text:style-name="P68">M</text:p>
          <text:p text:style-name="P67">max<text:tab/>124</text:p>
          <text:p text:style-name="P67">Method Mapping<text:tab/>49</text:p>
          <text:p text:style-name="P67">Methods<text:tab/>48</text:p>
          <text:p text:style-name="P67">min<text:tab/>124</text:p>
          <text:p text:style-name="P67">mod<text:tab/>114</text:p>
          <text:p text:style-name="P67">Mutation<text:tab/>28</text:p>
          <text:p text:style-name="P68">N</text:p>
          <text:p text:style-name="P67">neg<text:tab/>114</text:p>
          <text:p text:style-name="P67">nil&lt;&gt;<text:tab/>125</text:p>
          <text:p text:style-name="P67">nil=<text:tab/>125</text:p>
          <text:p text:style-name="P67">NilClass<text:tab/>58, 91</text:p>
          <text:p text:style-name="P67">nip<text:tab/>19</text:p>
          <text:p text:style-name="P67">not<text:tab/>125</text:p>
          <text:p text:style-name="P67">Numeric<text:tab/>59, 93</text:p>
          <text:p text:style-name="P68">O</text:p>
          <text:p text:style-name="P67">Object<text:tab/>58, 115</text:p>
          <text:p text:style-name="P67">or<text:tab/>90</text:p>
          <text:p text:style-name="P67">OutStream<text:tab/>127</text:p>
          <text:p text:style-name="P67">over<text:tab/>19</text:p>
          <text:p text:style-name="P68">P</text:p>
          <text:p text:style-name="P67">pi<text:tab/>94</text:p>
          <text:p text:style-name="P67">pick<text:tab/>19</text:p>
          <text:p text:style-name="P67">Polymorphism<text:tab/>48</text:p>
          <text:p text:style-name="P67">Procedure<text:tab/>129</text:p>
          <text:p text:style-name="P67">Prototypes<text:tab/>48</text:p>
          <text:p text:style-name="P68">Q</text:p>
          <text:p text:style-name="P67">Queue<text:tab/>130</text:p>
          <text:p text:style-name="P68">R</text:p>
          <text:p text:style-name="P67">Rake<text:tab/>11</text:p>
          <text:p text:style-name="P67">Rational<text:tab/>131</text:p>
          <text:p text:style-name="P67">Referencing<text:tab/>27</text:p>
          <text:p text:style-name="P67">repeat<text:tab/>25</text:p>
          <text:p text:style-name="P67">Routing<text:tab/>51</text:p>
          <text:p text:style-name="P68">S</text:p>
          <text:p text:style-name="P67">Scoping<text:tab/>26</text:p>
          <text:p text:style-name="P67">self<text:tab/>56</text:p>
          <text:p text:style-name="P67">Stack<text:tab/>133</text:p>
          <text:p text:style-name="P67">String<text:tab/>134</text:p>
          <text:p text:style-name="P67">super<text:tab/>139, 141</text:p>
          <text:p text:style-name="P67">swap<text:tab/>20</text:p>
          <text:p text:style-name="P67">switch<text:tab/>21</text:p>
          <text:p text:style-name="P67">SymbolMap<text:tab/>49</text:p>
          <text:p text:style-name="P68">T</text:p>
          <text:p text:style-name="P67">Testing<text:tab/>11</text:p>
          <text:p text:style-name="P67">Thanks<text:tab/>8</text:p>
          <text:p text:style-name="P67">then<text:tab/>21</text:p>
          <text:p text:style-name="P67">Thread<text:tab/>136</text:p>
          <text:p text:style-name="P67">throw"<text:tab/>39</text:p>
          <text:p text:style-name="P67">TrueClass<text:tab/>58, 137</text:p>
          <text:p text:style-name="P67">try<text:tab/>35, 38</text:p>
          <text:p text:style-name="P67">tuck<text:tab/>20</text:p>
          <text:p text:style-name="P67">Typing<text:tab/>26</text:p>
          <text:p text:style-name="P68">U</text:p>
          <text:p text:style-name="P67">until<text:tab/>25</text:p>
          <text:p text:style-name="P68">V</text:p>
          <text:p text:style-name="P67">val:<text:tab/>26, 139</text:p>
          <text:p text:style-name="P67">val@:<text:tab/>27, 140</text:p>
          <text:p text:style-name="P67">val#:<text:tab/>27</text:p>
          <text:p text:style-name="P67">val$:<text:tab/>27</text:p>
          <text:p text:style-name="P67">var:<text:tab/>26, 140</text:p>
          <text:p text:style-name="P67">var@:<text:tab/>27, 140</text:p>
          <text:p text:style-name="P67">var#:<text:tab/>27</text:p>
          <text:p text:style-name="P67">var$:<text:tab/>27</text:p>
          <text:p text:style-name="P67">VirtualMachine<text:tab/>138</text:p>
          <text:p text:style-name="P68">X</text:p>
          <text:p text:style-name="P67">x<text:tab/>61</text:p>
          <text:p text:style-name="P67">xor<text:tab/>90</text:p>
          <text:p text:style-name="P68">^</text:p>
          <text:p text:style-name="P67">^^<text:tab/>78, 91, 123</text:p>
          <text:p text:style-name="P68">-</text:p>
          <text:p text:style-name="P67">-<text:tab/>95</text:p>
          <text:p text:style-name="P67">-&gt;<text:tab/>80</text:p>
          <text:p text:style-name="P67">-i<text:tab/>23</text:p>
          <text:p text:style-name="P67">-j<text:tab/>23</text:p>
          <text:p text:style-name="P68">;</text:p>
          <text:p text:style-name="P67">;<text:tab/>140p.</text:p>
          <text:p text:style-name="P68">:</text:p>
          <text:p text:style-name="P67">:<text:tab/>53</text:p>
          <text:p text:style-name="P68">!</text:p>
          <text:p text:style-name="P67">!<text:tab/>63</text:p>
          <text:p text:style-name="P68">?</text:p>
          <text:p text:style-name="P67">?"<text:tab/>36, 38</text:p>
          <text:p text:style-name="P68">.</text:p>
          <text:p text:style-name="P67">.<text:tab/>115</text:p>
          <text:p text:style-name="P67">.-left<text:tab/>64</text:p>
          <text:p text:style-name="P67">.-mid<text:tab/>65</text:p>
          <text:p text:style-name="P67">.-midlr<text:tab/>65</text:p>
          <text:p text:style-name="P67">.-right<text:tab/>65</text:p>
          <text:p text:style-name="P67">.:<text:tab/>53, 139</text:p>
          <text:p text:style-name="P67"><text:soft-page-break/>.::<text:tab/>53, 140</text:p>
          <text:p text:style-name="P67">.[]!<text:tab/>65, 81</text:p>
          <text:p text:style-name="P67">.[]@<text:tab/>66, 81</text:p>
          <text:p text:style-name="P67">.+left<text:tab/>63</text:p>
          <text:p text:style-name="P67">.+mid<text:tab/>64</text:p>
          <text:p text:style-name="P67">.+midlr<text:tab/>64</text:p>
          <text:p text:style-name="P67">.+right<text:tab/>64</text:p>
          <text:p text:style-name="P67">.1/x<text:tab/>95</text:p>
          <text:p text:style-name="P67">.10**<text:tab/>96</text:p>
          <text:p text:style-name="P67">.2**<text:tab/>96</text:p>
          <text:p text:style-name="P67">.abs<text:tab/>96</text:p>
          <text:p text:style-name="P67">.acos<text:tab/>97</text:p>
          <text:p text:style-name="P67">.acosh<text:tab/>97</text:p>
          <text:p text:style-name="P67">.angle<text:tab/>97</text:p>
          <text:p text:style-name="P67">.asin<text:tab/>98</text:p>
          <text:p text:style-name="P67">.asinh<text:tab/>98</text:p>
          <text:p text:style-name="P67">.atan<text:tab/>98</text:p>
          <text:p text:style-name="P67">.atan2<text:tab/>99</text:p>
          <text:p text:style-name="P67">.atanh<text:tab/>99</text:p>
          <text:p text:style-name="P67">.c2p<text:tab/>99</text:p>
          <text:p text:style-name="P67">.cbrt<text:tab/>75, 100</text:p>
          <text:p text:style-name="P67">.ceil<text:tab/>100</text:p>
          <text:p text:style-name="P67">.class<text:tab/>116</text:p>
          <text:p text:style-name="P67">.clone<text:tab/>30, 116</text:p>
          <text:p text:style-name="P67">.clone_exclude<text:tab/>32, 116</text:p>
          <text:p text:style-name="P67">.close<text:tab/>84</text:p>
          <text:p text:style-name="P67">.conjugate<text:tab/>100</text:p>
          <text:p text:style-name="P67">.copy<text:tab/>30, 117</text:p>
          <text:p text:style-name="P67">.cos<text:tab/>100</text:p>
          <text:p text:style-name="P67">.cosh<text:tab/>101</text:p>
          <text:p text:style-name="P67">.cube<text:tab/>101</text:p>
          <text:p text:style-name="P67">.d2r<text:tab/>101</text:p>
          <text:p text:style-name="P67">.denominator<text:tab/>101</text:p>
          <text:p text:style-name="P67">.e**<text:tab/>75, 102</text:p>
          <text:p text:style-name="P67">.emit<text:tab/>102</text:p>
          <text:p text:style-name="P67">.even?<text:tab/>87</text:p>
          <text:p text:style-name="P67">.floor<text:tab/>102</text:p>
          <text:p text:style-name="P67">.gcd<text:tab/>87</text:p>
          <text:p text:style-name="P67">.get_all<text:tab/>83</text:p>
          <text:p text:style-name="P67">.getc<text:tab/>84</text:p>
          <text:p text:style-name="P67">.gets<text:tab/>84</text:p>
          <text:p text:style-name="P67">.hypot<text:tab/>102</text:p>
          <text:p text:style-name="P67">.imaginary<text:tab/>103</text:p>
          <text:p text:style-name="P67">.init<text:tab/>27, 117</text:p>
          <text:p text:style-name="P67">.is_class?<text:tab/>71, 117</text:p>
          <text:p text:style-name="P67">.keys<text:tab/>81</text:p>
          <text:p text:style-name="P67">.lcm<text:tab/>87</text:p>
          <text:p text:style-name="P67">.left<text:tab/>66</text:p>
          <text:p text:style-name="P67">.length<text:tab/>66</text:p>
          <text:p text:style-name="P67">.ln<text:tab/>103</text:p>
          <text:p text:style-name="P67">.log10<text:tab/>103</text:p>
          <text:p text:style-name="P67">.log2<text:tab/>104</text:p>
          <text:p text:style-name="P67">.magnitude<text:tab/>104</text:p>
          <text:p text:style-name="P67">.max<text:tab/>67</text:p>
          <text:p text:style-name="P67">.mid<text:tab/>67</text:p>
          <text:p text:style-name="P67">.midlr<text:tab/>67</text:p>
          <text:p text:style-name="P67">.min<text:tab/>68</text:p>
          <text:p text:style-name="P67">.name<text:tab/>118</text:p>
          <text:p text:style-name="P67">.new<text:tab/>61, 71</text:p>
          <text:p text:style-name="P67">.new_size<text:tab/>62</text:p>
          <text:p text:style-name="P67">.new_value<text:tab/>62</text:p>
          <text:p text:style-name="P67">.new_values<text:tab/>62</text:p>
          <text:p text:style-name="P67">.new{<text:tab/>61</text:p>
          <text:p text:style-name="P67">.numerator<text:tab/>104</text:p>
          <text:p text:style-name="P67">.odd?<text:tab/>87</text:p>
          <text:p text:style-name="P67">.open<text:tab/>83</text:p>
          <text:p text:style-name="P67">.open{<text:tab/>84</text:p>
          <text:p text:style-name="P67">.p2c<text:tab/>105</text:p>
          <text:p text:style-name="P67">.parent_class<text:tab/>72</text:p>
          <text:p text:style-name="P67">.polar<text:tab/>105</text:p>
          <text:p text:style-name="P67">.pp<text:tab/>68, 81</text:p>
          <text:p text:style-name="P67">.r2d<text:tab/>105</text:p>
          <text:p text:style-name="P67">.real<text:tab/>105</text:p>
          <text:p text:style-name="P67">.reverse<text:tab/>68</text:p>
          <text:p text:style-name="P67">.right<text:tab/>68</text:p>
          <text:p text:style-name="P67">.round<text:tab/>106</text:p>
          <text:p text:style-name="P67">.shuffle<text:tab/>69</text:p>
          <text:p text:style-name="P67">.sin<text:tab/>106</text:p>
          <text:p text:style-name="P67">.sinh<text:tab/>106</text:p>
          <text:p text:style-name="P67">.sleep<text:tab/>107</text:p>
          <text:p text:style-name="P67">.sort<text:tab/>69</text:p>
          <text:p text:style-name="P67">.split<text:tab/>75, 131</text:p>
          <text:p text:style-name="P67">.sqr<text:tab/>107</text:p>
          <text:p text:style-name="P67">.sqrt<text:tab/>75, 107</text:p>
          <text:p text:style-name="P67">.strlen<text:tab/>118</text:p>
          <text:p text:style-name="P67">.strmax<text:tab/>69</text:p>
          <text:p text:style-name="P67">.strmax2<text:tab/>82</text:p>
          <text:p text:style-name="P67">.subclass:<text:tab/>72</text:p>
          <text:p text:style-name="P67">.tan<text:tab/>107</text:p>
          <text:p text:style-name="P67">.tanh<text:tab/>108</text:p>
          <text:p text:style-name="P67">.throw<text:tab/>39</text:p>
          <text:p text:style-name="P67">.to_f<text:tab/>118</text:p>
          <text:p text:style-name="P67">.to_f!<text:tab/>119</text:p>
          <text:p text:style-name="P67">.to_i<text:tab/>119</text:p>
          <text:p text:style-name="P67">.to_i!<text:tab/>119</text:p>
          <text:p text:style-name="P67">.to_n<text:tab/>120</text:p>
          <text:p text:style-name="P67">.to_n!<text:tab/>120</text:p>
          <text:p text:style-name="P67">.to_r<text:tab/>121</text:p>
          <text:p text:style-name="P67">.to_r!<text:tab/>121</text:p>
          <text:p text:style-name="P67">.to_s<text:tab/>72, 121</text:p>
          <text:p text:style-name="P67">.to_x<text:tab/>122</text:p>
          <text:p text:style-name="P67">.to_x!<text:tab/>122</text:p>
          <text:p text:style-name="P67">.values<text:tab/>82</text:p>
          <text:p text:style-name="P67">.with{<text:tab/>57</text:p>
          <text:p text:style-name="P68">)</text:p>
          <text:p text:style-name="P67">)entries<text:tab/>145</text:p>
          <text:p text:style-name="P67">)methods<text:tab/>73, 126</text:p>
          <text:p text:style-name="P67">)stubs<text:tab/>73</text:p>
          <text:p text:style-name="P68">{</text:p>
          <text:p text:style-name="P67">{<text:tab/>80</text:p>
          <text:p text:style-name="P68">}</text:p>
          <text:p text:style-name="P67">}<text:tab/>61, 80</text:p>
          <text:p text:style-name="P68">@</text:p>
          <text:p text:style-name="P67">@<text:tab/>70</text:p>
          <text:p text:style-name="P68">*</text:p>
          <text:p text:style-name="P67">*<text:tab/>94</text:p>
          <text:p text:style-name="P67">**<text:tab/>94</text:p>
          <text:p text:style-name="P68">/</text:p>
          <text:p text:style-name="P67">/<text:tab/>108</text:p>
          <text:p text:style-name="P68">&amp;</text:p>
          <text:p text:style-name="P67">&amp;&amp;<text:tab/>77, 91, 115</text:p>
          <text:p text:style-name="P68">+</text:p>
          <text:p text:style-name="P67">+<text:tab/>63, 95</text:p>
          <text:p text:style-name="P67">+loop<text:tab/>23</text:p>
          <text:p text:style-name="P68">&lt;</text:p>
          <text:p text:style-name="P67">&lt;<text:tab/>112</text:p>
          <text:p text:style-name="P67">&lt;&lt;<text:tab/>70, 88</text:p>
          <text:p text:style-name="P67">&lt;=<text:tab/>113</text:p>
          <text:p text:style-name="P67">&lt;=&gt;<text:tab/>113</text:p>
          <text:p text:style-name="P67">&lt;&gt;<text:tab/>122</text:p>
          <text:p text:style-name="P68">=</text:p>
          <text:p text:style-name="P67">=<text:tab/>123</text:p>
          <text:p text:style-name="P68">&gt;</text:p>
          <text:p text:style-name="P67">&gt;<text:tab/>113</text:p>
          <text:p text:style-name="P67">&gt;=<text:tab/>114</text:p>
          <text:p text:style-name="P67">&gt;&gt;<text:tab/>89</text:p>
          <text:p text:style-name="P68">|</text:p>
          <text:p text:style-name="P67">||<text:tab/>78, 92, 126</text:p>
          <text:p text:style-name="P68">~</text:p>
          <text:p text:style-name="P67">~getc<text:tab/>85</text:p>
          <text:p text:style-name="P67">~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3731280"/></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5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6H46M4S</meta:editing-duration>
    <meta:editing-cycles>2135</meta:editing-cycles>
    <meta:generator>OpenOffice/4.1.1$Win32 OpenOffice.org_project/411m6$Build-9775</meta:generator>
    <dc:date>2015-04-27T16:04:43.73</dc:date>
    <dc:creator>Peter Camilleri</dc:creator>
    <meta:printed-by>Peter Camilleri</meta:printed-by>
    <meta:print-date>2015-02-10T10:49:15.76</meta:print-date>
    <meta:document-statistic meta:table-count="203" meta:image-count="0" meta:object-count="0" meta:page-count="150" meta:paragraph-count="4982" meta:word-count="27422" meta:character-count="157507"/>
    <meta:template xlink:type="simple" xlink:actuate="onRequest" xlink:title="MyDefault" xlink:href="../../../../OpenOffice.org/3/user/template/MyDefault.ott" meta:date="2014-06-26T22:09:00.24"/>
  </office:meta>
</office:document-meta>
</file>